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100%" fo:text-align="left" style:tab-stop-distance="1in" fo:margin-left="0.47244in" fo:margin-right="0in" fo:text-indent="-0.35433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single" style:text-underline-style="solid" style:text-underline-width="auto" style:text-underline-color="#0000ff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1in" fo:margin-left="0.47244in" fo:margin-right="0in" fo:text-indent="-0.35433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left" style:tab-stop-distance="1in" fo:margin-left="0.47244in" fo:margin-right="0in" fo:text-indent="-0.35433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-0.00014in" fo:font-style="normal" style:font-style-asian="normal" style:font-style-complex="normal" style:text-underline-type="single" style:text-underline-style="solid" style:text-underline-width="auto" style:text-underline-color="#0000ff" fo:font-weight="normal" style:font-weight-asian="normal" style:font-weight-complex="normal" style:text-underline-mode="continuous" style:letter-kerning="false"/>
    </style:style>
    <style:style style:family="drawing-page" style:name="a537">
      <style:drawing-page-properties draw:fill="solid" draw:fill-color="#ffffff" draw:opacity="100%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8">
      <style:graphic-properties fo:wrap-option="wrap" fo:padding-top="0.04921in" fo:padding-bottom="0.04921in" fo:padding-left="0.04921in" fo:padding-right="0.0492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5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9">
      <style:drawing-page-properties draw:fill="solid" draw:fill-color="#ffffff" draw:opacity="100%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0889in" style:font-size-asian="0.40889in" style:font-size-complex="0.40889in" fo:letter-spacing="-0.0127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0.47244in" fo:margin-right="0in" fo:text-indent="-0.35433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0889in" style:font-size-asian="0.40889in" style:font-size-complex="0.40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0.92in" fo:margin-left="0.32281in" fo:margin-right="0in" fo:text-indent="-0.32281in" fo:margin-top="0.166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0889in" style:font-size-asian="0.40889in" style:font-size-complex="0.40889in" fo:letter-spacing="-0.0127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3">
      <style:drawing-page-properties draw:fill="solid" draw:fill-color="#ffffff" draw:opacity="100%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0889in" style:font-size-asian="0.40889in" style:font-size-complex="0.40889in" fo:letter-spacing="-0.0127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0889in" style:font-size-asian="0.40889in" style:font-size-complex="0.40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left" style:tab-stop-distance="0.92in" fo:margin-left="0.32281in" fo:margin-right="0in" fo:text-indent="-0.32281in" fo:margin-top="0.166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0889in" style:font-size-asian="0.40889in" style:font-size-complex="0.40889in" fo:letter-spacing="-0.0127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0889in" style:font-size-asian="0.40889in" style:font-size-complex="0.40889in" fo:letter-spacing="-0.0127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0889in" style:font-size-asian="0.40889in" style:font-size-complex="0.40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fo:text-align="left" style:tab-stop-distance="1in" fo:margin-left="0.47244in" fo:margin-right="0in" fo:text-indent="-0.35433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left" style:tab-stop-distance="1in" fo:margin-left="0.35088in" fo:margin-right="0in" fo:text-indent="-0.35088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00%" fo:text-align="left" style:tab-stop-distance="1in" fo:margin-left="0.76754in" fo:margin-right="0in" fo:text-indent="-0.35088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100%" fo:text-align="left" style:tab-stop-distance="1in" fo:margin-left="0.47244in" fo:margin-right="0in" fo:text-indent="-0.35433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left" style:tab-stop-distance="1in" fo:margin-left="0.35088in" fo:margin-right="0in" fo:text-indent="-0.35088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left" style:tab-stop-distance="1in" fo:margin-left="0.47244in" fo:margin-right="0in" fo:text-indent="-0.35433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left" style:tab-stop-distance="0.92in" fo:margin-left="0.32281in" fo:margin-right="0in" fo:text-indent="-0.32281in" fo:margin-top="0.166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0889in" style:font-size-asian="0.40889in" style:font-size-complex="0.40889in" fo:letter-spacing="-0.0127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0889in" style:font-size-asian="0.40889in" style:font-size-complex="0.40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fo:text-align="left" style:tab-stop-distance="0.92in" fo:margin-left="0.32281in" fo:margin-right="0in" fo:text-indent="-0.32281in" fo:margin-top="0.166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0889in" style:font-size-asian="0.40889in" style:font-size-complex="0.40889in" fo:letter-spacing="-0.0127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6">
      <style:drawing-page-properties draw:fill="solid" draw:fill-color="#ffffff" draw:opacity="100%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2">
      <style:paragraph-properties fo:line-height="100%" fo:text-align="left" style:tab-stop-distance="1in" fo:margin-left="0.47244in" fo:margin-right="0in" fo:text-indent="-0.35433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9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05">
      <style:drawing-page-properties draw:fill="solid" draw:fill-color="#ffffff" draw:opacity="100%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3111in" style:font-size-asian="0.43111in" style:font-size-complex="0.43111in" fo:letter-spacing="-0.01347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100%" fo:text-align="left" style:tab-stop-distance="1in" fo:margin-left="0.76754in" fo:margin-right="0in" fo:text-indent="-0.35088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1in" fo:margin-left="0.47244in" fo:margin-right="0in" fo:text-indent="-0.35433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100%" fo:text-align="left" style:tab-stop-distance="1in" fo:margin-left="0.47244in" fo:margin-right="0in" fo:text-indent="-0.35433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6">
      <style:paragraph-properties fo:line-height="100%" fo:text-align="left" style:tab-stop-distance="1in" fo:margin-left="0.47244in" fo:margin-right="0in" fo:text-indent="-0.35433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7">
      <style:drawing-page-properties draw:fill="solid" draw:fill-color="#ffffff" draw:opacity="100%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9">
      <style:drawing-page-properties draw:fill="solid" draw:fill-color="#ffffff" draw:opacity="100%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3111in" style:font-size-asian="0.43111in" style:font-size-complex="0.43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left" style:tab-stop-distance="0.97in" fo:margin-left="0.45827in" fo:margin-right="0in" fo:text-indent="-0.3437in" fo:margin-top="0.180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3111in" style:font-size-asian="0.43111in" style:font-size-complex="0.43111in" fo:letter-spacing="-0.01347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0">
      <style:drawing-page-properties draw:fill="solid" draw:fill-color="#ffffff" draw:opacity="100%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3111in" style:font-size-asian="0.43111in" style:font-size-complex="0.43111in" fo:letter-spacing="-0.01347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3111in" style:font-size-asian="0.43111in" style:font-size-complex="0.43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515">
      <style:paragraph-properties fo:line-height="100%" fo:text-align="left" style:tab-stop-distance="0.97in" fo:margin-left="0.45827in" fo:margin-right="0in" fo:text-indent="-0.3437in" fo:margin-top="0.180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3111in" style:font-size-asian="0.43111in" style:font-size-complex="0.43111in" fo:letter-spacing="-0.01347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3111in" style:font-size-asian="0.43111in" style:font-size-complex="0.43111in" fo:letter-spacing="-0.01347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100%" fo:text-align="left" style:tab-stop-distance="0.97in" fo:margin-left="0.45827in" fo:margin-right="0in" fo:text-indent="-0.3437in" fo:margin-top="0.180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3111in" style:font-size-asian="0.43111in" style:font-size-complex="0.43111in" fo:letter-spacing="-0.01347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29">
      <style:drawing-page-properties draw:fill="solid" draw:fill-color="#ffffff" draw:opacity="100%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6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563">
      <style:paragraph-properties fo:line-height="100%" fo:text-align="left" style:tab-stop-distance="1in" fo:margin-left="0.47244in" fo:margin-right="0in" fo:text-indent="-0.35433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5">
      <style:paragraph-properties fo:line-height="100%" fo:text-align="left" style:tab-stop-distance="1in" fo:margin-left="0.47244in" fo:margin-right="0in" fo:text-indent="-0.35433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6">
      <style:paragraph-properties fo:line-height="100%" fo:text-align="left" style:tab-stop-distance="1in" fo:margin-left="0.47244in" fo:margin-right="0in" fo:text-indent="-0.35433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9">
      <style:drawing-page-properties draw:fill="solid" draw:fill-color="#ffffff" draw:opacity="100%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9">
      <style:paragraph-properties fo:line-height="100%" fo:text-align="left" style:tab-stop-distance="1in" fo:margin-left="0.47244in" fo:margin-right="0in" fo:text-indent="-0.35433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1">
      <style:drawing-page-properties draw:fill="solid" draw:fill-color="#ffffff" draw:opacity="100%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52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left" style:tab-stop-distance="1in" fo:margin-left="0.47244in" fo:margin-right="0in" fo:text-indent="-0.35433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100%" fo:text-align="left" style:tab-stop-distance="1in" fo:margin-left="0.47244in" fo:margin-right="0in" fo:text-indent="-0.35433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00%" fo:text-align="left" style:tab-stop-distance="1in" fo:margin-left="0.47244in" fo:margin-right="0in" fo:text-indent="-0.35433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0889in" style:font-size-asian="0.40889in" style:font-size-complex="0.40889in" fo:letter-spacing="-0.0127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100%" fo:text-align="left" style:tab-stop-distance="1in" fo:margin-left="0.47244in" fo:margin-right="0in" fo:text-indent="-0.35433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106.999% 66.6667%" fo:font-family="Arial" style:font-family-asian="Arial" style:font-family-complex="Arial" fo:font-size="0.40889in" style:font-size-asian="0.40889in" style:font-size-complex="0.40889in" fo:letter-spacing="-0.0127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0889in" style:font-size-asian="0.40889in" style:font-size-complex="0.40889in" fo:letter-spacing="-0.0127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106.999% 66.6667%" fo:font-family="Arial" style:font-family-asian="Arial" style:font-family-complex="Arial" fo:font-size="0.40889in" style:font-size-asian="0.40889in" style:font-size-complex="0.40889in" fo:letter-spacing="-0.0127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0889in" style:font-size-asian="0.40889in" style:font-size-complex="0.40889in" fo:letter-spacing="-0.0127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100%" fo:text-align="left" style:tab-stop-distance="1in" fo:margin-left="0.47244in" fo:margin-right="0in" fo:text-indent="-0.35433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100%" fo:text-align="left" style:tab-stop-distance="0.92in" fo:margin-left="0.32281in" fo:margin-right="0in" fo:text-indent="-0.32281in" fo:margin-top="0.166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0889in" style:font-size-asian="0.40889in" style:font-size-complex="0.40889in" fo:letter-spacing="-0.0127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91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3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4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5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7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.11811in" text:min-label-width="0.35433in"/>
        <style:text-properties fo:color="#000000" fo:font-size="45%"/>
      </text:list-level-style-bullet>
    </text:list-style>
    <text:list-style style:name="a456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3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4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5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7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.11811in" text:min-label-width="0.35433in"/>
        <style:text-properties fo:color="#000000" fo:font-size="45%"/>
      </text:list-level-style-bullet>
    </text:list-style>
    <text:list-style style:name="a564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3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4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5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7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.11811in" text:min-label-width="0.35433in"/>
        <style:text-properties fo:color="#000000" fo:font-size="45%"/>
      </text:list-level-style-bullet>
    </text:list-style>
    <text:list-style style:name="a528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3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4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5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7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.11811in" text:min-label-width="0.35433in"/>
        <style:text-properties fo:color="#000000" fo:font-size="45%"/>
      </text:list-level-style-bullet>
    </text:list-style>
    <text:list-style style:name="a567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3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4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5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7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.11811in" text:min-label-width="0.35433in"/>
        <style:text-properties fo:color="#000000" fo:font-size="45%"/>
      </text:list-level-style-bullet>
    </text:list-style>
    <text:list-style style:name="a480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3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4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5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7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.11811in" text:min-label-width="0.35433in"/>
        <style:text-properties fo:color="#000000" fo:font-size="45%"/>
      </text:list-level-style-bullet>
    </text:list-style>
    <text:list-style style:name="a512">
      <text:list-level-style-bullet text:level="1" text:bullet-char="●">
        <style:list-level-properties text:space-before="0.11457in" text:min-label-width="0.3437in"/>
        <style:text-properties fo:color="#000000" fo:font-size="45%"/>
      </text:list-level-style-bullet>
      <text:list-level-style-bullet text:level="2" text:bullet-char="●">
        <style:list-level-properties text:space-before="0.11457in" text:min-label-width="0.3437in"/>
        <style:text-properties fo:color="#000000" fo:font-size="45%"/>
      </text:list-level-style-bullet>
      <text:list-level-style-bullet text:level="3" text:bullet-char="●">
        <style:list-level-properties text:space-before="0.11457in" text:min-label-width="0.3437in"/>
        <style:text-properties fo:color="#000000" fo:font-size="45%"/>
      </text:list-level-style-bullet>
      <text:list-level-style-bullet text:level="4" text:bullet-char="●">
        <style:list-level-properties text:space-before="0.11457in" text:min-label-width="0.3437in"/>
        <style:text-properties fo:color="#000000" fo:font-size="45%"/>
      </text:list-level-style-bullet>
      <text:list-level-style-bullet text:level="5" text:bullet-char="●">
        <style:list-level-properties text:space-before="0.11457in" text:min-label-width="0.3437in"/>
        <style:text-properties fo:color="#000000" fo:font-size="45%"/>
      </text:list-level-style-bullet>
      <text:list-level-style-bullet text:level="6" text:bullet-char="●">
        <style:list-level-properties text:space-before="0.11457in" text:min-label-width="0.3437in"/>
        <style:text-properties fo:color="#000000" fo:font-size="45%"/>
      </text:list-level-style-bullet>
      <text:list-level-style-bullet text:level="7" text:bullet-char="●">
        <style:list-level-properties text:space-before="0.11457in" text:min-label-width="0.3437in"/>
        <style:text-properties fo:color="#000000" fo:font-size="45%"/>
      </text:list-level-style-bullet>
      <text:list-level-style-bullet text:level="8" text:bullet-char="●">
        <style:list-level-properties text:space-before="0.11457in" text:min-label-width="0.3437in"/>
        <style:text-properties fo:color="#000000" fo:font-size="45%"/>
      </text:list-level-style-bullet>
      <text:list-level-style-bullet text:level="9" text:bullet-char="●">
        <style:list-level-properties text:space-before="0.11457in" text:min-label-width="0.3437in"/>
        <style:text-properties fo:color="#000000" fo:font-size="45%"/>
      </text:list-level-style-bullet>
    </text:list-style>
    <text:list-style style:name="a443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3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4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5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7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.11811in" text:min-label-width="0.35433in"/>
        <style:text-properties fo:color="#000000" fo:font-size="45%"/>
      </text:list-level-style-bullet>
    </text:list-style>
    <text:list-style style:name="a552">
      <text:list-level-style-bullet text:level="1" text:bullet-char="•">
        <style:list-level-properties text:space-before="0.41667in" text:min-label-width="0.35088in"/>
        <style:text-properties fo:font-size="100%"/>
      </text:list-level-style-bullet>
      <text:list-level-style-bullet text:level="2" text:bullet-char="•">
        <style:list-level-properties text:space-before="0.41667in" text:min-label-width="0.35088in"/>
        <style:text-properties fo:font-size="100%"/>
      </text:list-level-style-bullet>
      <text:list-level-style-bullet text:level="3" text:bullet-char="•">
        <style:list-level-properties text:space-before="0.41667in" text:min-label-width="0.35088in"/>
        <style:text-properties fo:font-size="100%"/>
      </text:list-level-style-bullet>
      <text:list-level-style-bullet text:level="4" text:bullet-char="•">
        <style:list-level-properties text:space-before="0.41667in" text:min-label-width="0.35088in"/>
        <style:text-properties fo:font-size="100%"/>
      </text:list-level-style-bullet>
      <text:list-level-style-bullet text:level="5" text:bullet-char="•">
        <style:list-level-properties text:space-before="0.41667in" text:min-label-width="0.35088in"/>
        <style:text-properties fo:font-size="100%"/>
      </text:list-level-style-bullet>
      <text:list-level-style-bullet text:level="6" text:bullet-char="•">
        <style:list-level-properties text:space-before="0.41667in" text:min-label-width="0.35088in"/>
        <style:text-properties fo:font-size="100%"/>
      </text:list-level-style-bullet>
      <text:list-level-style-bullet text:level="7" text:bullet-char="•">
        <style:list-level-properties text:space-before="0.41667in" text:min-label-width="0.35088in"/>
        <style:text-properties fo:font-size="100%"/>
      </text:list-level-style-bullet>
      <text:list-level-style-bullet text:level="8" text:bullet-char="•">
        <style:list-level-properties text:space-before="0.41667in" text:min-label-width="0.35088in"/>
        <style:text-properties fo:font-size="100%"/>
      </text:list-level-style-bullet>
      <text:list-level-style-bullet text:level="9" text:bullet-char="•">
        <style:list-level-properties text:space-before="0.41667in" text:min-label-width="0.35088in"/>
        <style:text-properties fo:font-size="100%"/>
      </text:list-level-style-bullet>
    </text:list-style>
    <text:list-style style:name="a484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3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4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5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7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.11811in" text:min-label-width="0.35433in"/>
        <style:text-properties fo:color="#000000" fo:font-size="45%"/>
      </text:list-level-style-bullet>
    </text:list-style>
    <text:list-style style:name="a516">
      <text:list-level-style-bullet text:level="1" text:bullet-char="●">
        <style:list-level-properties text:space-before="0.11457in" text:min-label-width="0.3437in"/>
        <style:text-properties fo:color="#000000" fo:font-size="45%"/>
      </text:list-level-style-bullet>
      <text:list-level-style-bullet text:level="2" text:bullet-char="●">
        <style:list-level-properties text:space-before="0.11457in" text:min-label-width="0.3437in"/>
        <style:text-properties fo:color="#000000" fo:font-size="45%"/>
      </text:list-level-style-bullet>
      <text:list-level-style-bullet text:level="3" text:bullet-char="●">
        <style:list-level-properties text:space-before="0.11457in" text:min-label-width="0.3437in"/>
        <style:text-properties fo:color="#000000" fo:font-size="45%"/>
      </text:list-level-style-bullet>
      <text:list-level-style-bullet text:level="4" text:bullet-char="●">
        <style:list-level-properties text:space-before="0.11457in" text:min-label-width="0.3437in"/>
        <style:text-properties fo:color="#000000" fo:font-size="45%"/>
      </text:list-level-style-bullet>
      <text:list-level-style-bullet text:level="5" text:bullet-char="●">
        <style:list-level-properties text:space-before="0.11457in" text:min-label-width="0.3437in"/>
        <style:text-properties fo:color="#000000" fo:font-size="45%"/>
      </text:list-level-style-bullet>
      <text:list-level-style-bullet text:level="6" text:bullet-char="●">
        <style:list-level-properties text:space-before="0.11457in" text:min-label-width="0.3437in"/>
        <style:text-properties fo:color="#000000" fo:font-size="45%"/>
      </text:list-level-style-bullet>
      <text:list-level-style-bullet text:level="7" text:bullet-char="●">
        <style:list-level-properties text:space-before="0.11457in" text:min-label-width="0.3437in"/>
        <style:text-properties fo:color="#000000" fo:font-size="45%"/>
      </text:list-level-style-bullet>
      <text:list-level-style-bullet text:level="8" text:bullet-char="●">
        <style:list-level-properties text:space-before="0.11457in" text:min-label-width="0.3437in"/>
        <style:text-properties fo:color="#000000" fo:font-size="45%"/>
      </text:list-level-style-bullet>
      <text:list-level-style-bullet text:level="9" text:bullet-char="●">
        <style:list-level-properties text:space-before="0.11457in" text:min-label-width="0.3437in"/>
        <style:text-properties fo:color="#000000" fo:font-size="45%"/>
      </text:list-level-style-bullet>
    </text:list-style>
    <text:list-style style:name="a591">
      <text:list-level-style-bullet text:level="1" text:bullet-char="•">
        <style:list-level-properties text:space-before="0in" text:min-label-width="0.32281in"/>
        <style:text-properties fo:font-size="100%"/>
      </text:list-level-style-bullet>
      <text:list-level-style-bullet text:level="2" text:bullet-char="•">
        <style:list-level-properties text:space-before="0in" text:min-label-width="0.32281in"/>
        <style:text-properties fo:font-size="100%"/>
      </text:list-level-style-bullet>
      <text:list-level-style-bullet text:level="3" text:bullet-char="•">
        <style:list-level-properties text:space-before="0in" text:min-label-width="0.32281in"/>
        <style:text-properties fo:font-size="100%"/>
      </text:list-level-style-bullet>
      <text:list-level-style-bullet text:level="4" text:bullet-char="•">
        <style:list-level-properties text:space-before="0in" text:min-label-width="0.32281in"/>
        <style:text-properties fo:font-size="100%"/>
      </text:list-level-style-bullet>
      <text:list-level-style-bullet text:level="5" text:bullet-char="•">
        <style:list-level-properties text:space-before="0in" text:min-label-width="0.32281in"/>
        <style:text-properties fo:font-size="100%"/>
      </text:list-level-style-bullet>
      <text:list-level-style-bullet text:level="6" text:bullet-char="•">
        <style:list-level-properties text:space-before="0in" text:min-label-width="0.32281in"/>
        <style:text-properties fo:font-size="100%"/>
      </text:list-level-style-bullet>
      <text:list-level-style-bullet text:level="7" text:bullet-char="•">
        <style:list-level-properties text:space-before="0in" text:min-label-width="0.32281in"/>
        <style:text-properties fo:font-size="100%"/>
      </text:list-level-style-bullet>
      <text:list-level-style-bullet text:level="8" text:bullet-char="•">
        <style:list-level-properties text:space-before="0in" text:min-label-width="0.32281in"/>
        <style:text-properties fo:font-size="100%"/>
      </text:list-level-style-bullet>
      <text:list-level-style-bullet text:level="9" text:bullet-char="•">
        <style:list-level-properties text:space-before="0in" text:min-label-width="0.32281in"/>
        <style:text-properties fo:font-size="100%"/>
      </text:list-level-style-bullet>
    </text:list-style>
    <text:list-style style:name="a555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3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4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5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7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.11811in" text:min-label-width="0.35433in"/>
        <style:text-properties fo:color="#000000" fo:font-size="45%"/>
      </text:list-level-style-bullet>
    </text:list-style>
    <text:list-style style:name="a519">
      <text:list-level-style-bullet text:level="1" text:bullet-char="●">
        <style:list-level-properties text:space-before="0.11457in" text:min-label-width="0.3437in"/>
        <style:text-properties fo:color="#000000" fo:font-size="45%"/>
      </text:list-level-style-bullet>
      <text:list-level-style-bullet text:level="2" text:bullet-char="●">
        <style:list-level-properties text:space-before="0.11457in" text:min-label-width="0.3437in"/>
        <style:text-properties fo:color="#000000" fo:font-size="45%"/>
      </text:list-level-style-bullet>
      <text:list-level-style-bullet text:level="3" text:bullet-char="●">
        <style:list-level-properties text:space-before="0.11457in" text:min-label-width="0.3437in"/>
        <style:text-properties fo:color="#000000" fo:font-size="45%"/>
      </text:list-level-style-bullet>
      <text:list-level-style-bullet text:level="4" text:bullet-char="●">
        <style:list-level-properties text:space-before="0.11457in" text:min-label-width="0.3437in"/>
        <style:text-properties fo:color="#000000" fo:font-size="45%"/>
      </text:list-level-style-bullet>
      <text:list-level-style-bullet text:level="5" text:bullet-char="●">
        <style:list-level-properties text:space-before="0.11457in" text:min-label-width="0.3437in"/>
        <style:text-properties fo:color="#000000" fo:font-size="45%"/>
      </text:list-level-style-bullet>
      <text:list-level-style-bullet text:level="6" text:bullet-char="●">
        <style:list-level-properties text:space-before="0.11457in" text:min-label-width="0.3437in"/>
        <style:text-properties fo:color="#000000" fo:font-size="45%"/>
      </text:list-level-style-bullet>
      <text:list-level-style-bullet text:level="7" text:bullet-char="●">
        <style:list-level-properties text:space-before="0.11457in" text:min-label-width="0.3437in"/>
        <style:text-properties fo:color="#000000" fo:font-size="45%"/>
      </text:list-level-style-bullet>
      <text:list-level-style-bullet text:level="8" text:bullet-char="●">
        <style:list-level-properties text:space-before="0.11457in" text:min-label-width="0.3437in"/>
        <style:text-properties fo:color="#000000" fo:font-size="45%"/>
      </text:list-level-style-bullet>
      <text:list-level-style-bullet text:level="9" text:bullet-char="●">
        <style:list-level-properties text:space-before="0.11457in" text:min-label-width="0.3437in"/>
        <style:text-properties fo:color="#000000" fo:font-size="45%"/>
      </text:list-level-style-bullet>
    </text:list-style>
    <text:list-style style:name="a488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3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4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5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7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.11811in" text:min-label-width="0.35433in"/>
        <style:text-properties fo:color="#000000" fo:font-size="45%"/>
      </text:list-level-style-bullet>
    </text:list-style>
    <text:list-style style:name="a594">
      <text:list-level-style-bullet text:level="1" text:bullet-char="•">
        <style:list-level-properties text:space-before="0in" text:min-label-width="0.32281in"/>
        <style:text-properties fo:font-size="100%"/>
      </text:list-level-style-bullet>
      <text:list-level-style-bullet text:level="2" text:bullet-char="•">
        <style:list-level-properties text:space-before="0in" text:min-label-width="0.32281in"/>
        <style:text-properties fo:font-size="100%"/>
      </text:list-level-style-bullet>
      <text:list-level-style-bullet text:level="3" text:bullet-char="•">
        <style:list-level-properties text:space-before="0in" text:min-label-width="0.32281in"/>
        <style:text-properties fo:font-size="100%"/>
      </text:list-level-style-bullet>
      <text:list-level-style-bullet text:level="4" text:bullet-char="•">
        <style:list-level-properties text:space-before="0in" text:min-label-width="0.32281in"/>
        <style:text-properties fo:font-size="100%"/>
      </text:list-level-style-bullet>
      <text:list-level-style-bullet text:level="5" text:bullet-char="•">
        <style:list-level-properties text:space-before="0in" text:min-label-width="0.32281in"/>
        <style:text-properties fo:font-size="100%"/>
      </text:list-level-style-bullet>
      <text:list-level-style-bullet text:level="6" text:bullet-char="•">
        <style:list-level-properties text:space-before="0in" text:min-label-width="0.32281in"/>
        <style:text-properties fo:font-size="100%"/>
      </text:list-level-style-bullet>
      <text:list-level-style-bullet text:level="7" text:bullet-char="•">
        <style:list-level-properties text:space-before="0in" text:min-label-width="0.32281in"/>
        <style:text-properties fo:font-size="100%"/>
      </text:list-level-style-bullet>
      <text:list-level-style-bullet text:level="8" text:bullet-char="•">
        <style:list-level-properties text:space-before="0in" text:min-label-width="0.32281in"/>
        <style:text-properties fo:font-size="100%"/>
      </text:list-level-style-bullet>
      <text:list-level-style-bullet text:level="9" text:bullet-char="•">
        <style:list-level-properties text:space-before="0in" text:min-label-width="0.32281in"/>
        <style:text-properties fo:font-size="100%"/>
      </text:list-level-style-bullet>
    </text:list-style>
    <text:list-style style:name="a500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3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4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5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7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.11811in" text:min-label-width="0.35433in"/>
        <style:text-properties fo:color="#000000" fo:font-size="45%"/>
      </text:list-level-style-bullet>
    </text:list-style>
    <text:list-style style:name="a503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3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4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5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7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.11811in" text:min-label-width="0.35433in"/>
        <style:text-properties fo:color="#000000" fo:font-size="45%"/>
      </text:list-level-style-bullet>
    </text:list-style>
    <text:list-style style:name="a435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3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4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5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7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.11811in" text:min-label-width="0.35433in"/>
        <style:text-properties fo:color="#000000" fo:font-size="45%"/>
      </text:list-level-style-bullet>
    </text:list-style>
    <text:list-style style:name="a543">
      <text:list-level-style-bullet text:level="1" text:bullet-char="•">
        <style:list-level-properties text:space-before="0in" text:min-label-width="0.35088in"/>
        <style:text-properties fo:font-size="100%"/>
      </text:list-level-style-bullet>
      <text:list-level-style-bullet text:level="2" text:bullet-char="•">
        <style:list-level-properties text:space-before="0in" text:min-label-width="0.35088in"/>
        <style:text-properties fo:font-size="100%"/>
      </text:list-level-style-bullet>
      <text:list-level-style-bullet text:level="3" text:bullet-char="•">
        <style:list-level-properties text:space-before="0in" text:min-label-width="0.35088in"/>
        <style:text-properties fo:font-size="100%"/>
      </text:list-level-style-bullet>
      <text:list-level-style-bullet text:level="4" text:bullet-char="•">
        <style:list-level-properties text:space-before="0in" text:min-label-width="0.35088in"/>
        <style:text-properties fo:font-size="100%"/>
      </text:list-level-style-bullet>
      <text:list-level-style-bullet text:level="5" text:bullet-char="•">
        <style:list-level-properties text:space-before="0in" text:min-label-width="0.35088in"/>
        <style:text-properties fo:font-size="100%"/>
      </text:list-level-style-bullet>
      <text:list-level-style-bullet text:level="6" text:bullet-char="•">
        <style:list-level-properties text:space-before="0in" text:min-label-width="0.35088in"/>
        <style:text-properties fo:font-size="100%"/>
      </text:list-level-style-bullet>
      <text:list-level-style-bullet text:level="7" text:bullet-char="•">
        <style:list-level-properties text:space-before="0in" text:min-label-width="0.35088in"/>
        <style:text-properties fo:font-size="100%"/>
      </text:list-level-style-bullet>
      <text:list-level-style-bullet text:level="8" text:bullet-char="•">
        <style:list-level-properties text:space-before="0in" text:min-label-width="0.35088in"/>
        <style:text-properties fo:font-size="100%"/>
      </text:list-level-style-bullet>
      <text:list-level-style-bullet text:level="9" text:bullet-char="•">
        <style:list-level-properties text:space-before="0in" text:min-label-width="0.35088in"/>
        <style:text-properties fo:font-size="100%"/>
      </text:list-level-style-bullet>
    </text:list-style>
    <text:list-style style:name="a476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3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4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5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7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.11811in" text:min-label-width="0.35433in"/>
        <style:text-properties fo:color="#000000" fo:font-size="45%"/>
      </text:list-level-style-bullet>
    </text:list-style>
    <text:list-style style:name="a439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3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4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5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7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.11811in" text:min-label-width="0.35433in"/>
        <style:text-properties fo:color="#000000" fo:font-size="45%"/>
      </text:list-level-style-bullet>
    </text:list-style>
    <text:list-style style:name="a546">
      <text:list-level-style-bullet text:level="1" text:bullet-char="•">
        <style:list-level-properties text:space-before="0.41667in" text:min-label-width="0.35088in"/>
        <style:text-properties fo:font-size="100%"/>
      </text:list-level-style-bullet>
      <text:list-level-style-bullet text:level="2" text:bullet-char="•">
        <style:list-level-properties text:space-before="0.41667in" text:min-label-width="0.35088in"/>
        <style:text-properties fo:font-size="100%"/>
      </text:list-level-style-bullet>
      <text:list-level-style-bullet text:level="3" text:bullet-char="•">
        <style:list-level-properties text:space-before="0.41667in" text:min-label-width="0.35088in"/>
        <style:text-properties fo:font-size="100%"/>
      </text:list-level-style-bullet>
      <text:list-level-style-bullet text:level="4" text:bullet-char="•">
        <style:list-level-properties text:space-before="0.41667in" text:min-label-width="0.35088in"/>
        <style:text-properties fo:font-size="100%"/>
      </text:list-level-style-bullet>
      <text:list-level-style-bullet text:level="5" text:bullet-char="•">
        <style:list-level-properties text:space-before="0.41667in" text:min-label-width="0.35088in"/>
        <style:text-properties fo:font-size="100%"/>
      </text:list-level-style-bullet>
      <text:list-level-style-bullet text:level="6" text:bullet-char="•">
        <style:list-level-properties text:space-before="0.41667in" text:min-label-width="0.35088in"/>
        <style:text-properties fo:font-size="100%"/>
      </text:list-level-style-bullet>
      <text:list-level-style-bullet text:level="7" text:bullet-char="•">
        <style:list-level-properties text:space-before="0.41667in" text:min-label-width="0.35088in"/>
        <style:text-properties fo:font-size="100%"/>
      </text:list-level-style-bullet>
      <text:list-level-style-bullet text:level="8" text:bullet-char="•">
        <style:list-level-properties text:space-before="0.41667in" text:min-label-width="0.35088in"/>
        <style:text-properties fo:font-size="100%"/>
      </text:list-level-style-bullet>
      <text:list-level-style-bullet text:level="9" text:bullet-char="•">
        <style:list-level-properties text:space-before="0.41667in" text:min-label-width="0.35088in"/>
        <style:text-properties fo:font-size="100%"/>
      </text:list-level-style-bullet>
    </text:list-style>
    <text:list-style style:name="a583">
      <text:list-level-style-bullet text:level="1" text:bullet-char="•">
        <style:list-level-properties text:space-before="0in" text:min-label-width="0.32281in"/>
        <style:text-properties fo:font-size="100%"/>
      </text:list-level-style-bullet>
      <text:list-level-style-bullet text:level="2" text:bullet-char="•">
        <style:list-level-properties text:space-before="0in" text:min-label-width="0.32281in"/>
        <style:text-properties fo:font-size="100%"/>
      </text:list-level-style-bullet>
      <text:list-level-style-bullet text:level="3" text:bullet-char="•">
        <style:list-level-properties text:space-before="0in" text:min-label-width="0.32281in"/>
        <style:text-properties fo:font-size="100%"/>
      </text:list-level-style-bullet>
      <text:list-level-style-bullet text:level="4" text:bullet-char="•">
        <style:list-level-properties text:space-before="0in" text:min-label-width="0.32281in"/>
        <style:text-properties fo:font-size="100%"/>
      </text:list-level-style-bullet>
      <text:list-level-style-bullet text:level="5" text:bullet-char="•">
        <style:list-level-properties text:space-before="0in" text:min-label-width="0.32281in"/>
        <style:text-properties fo:font-size="100%"/>
      </text:list-level-style-bullet>
      <text:list-level-style-bullet text:level="6" text:bullet-char="•">
        <style:list-level-properties text:space-before="0in" text:min-label-width="0.32281in"/>
        <style:text-properties fo:font-size="100%"/>
      </text:list-level-style-bullet>
      <text:list-level-style-bullet text:level="7" text:bullet-char="•">
        <style:list-level-properties text:space-before="0in" text:min-label-width="0.32281in"/>
        <style:text-properties fo:font-size="100%"/>
      </text:list-level-style-bullet>
      <text:list-level-style-bullet text:level="8" text:bullet-char="•">
        <style:list-level-properties text:space-before="0in" text:min-label-width="0.32281in"/>
        <style:text-properties fo:font-size="100%"/>
      </text:list-level-style-bullet>
      <text:list-level-style-bullet text:level="9" text:bullet-char="•">
        <style:list-level-properties text:space-before="0in" text:min-label-width="0.32281in"/>
        <style:text-properties fo:font-size="100%"/>
      </text:list-level-style-bullet>
    </text:list-style>
    <text:list-style style:name="a549">
      <text:list-level-style-bullet text:level="1" text:bullet-char="•">
        <style:list-level-properties text:space-before="0in" text:min-label-width="0.35088in"/>
        <style:text-properties fo:font-size="100%"/>
      </text:list-level-style-bullet>
      <text:list-level-style-bullet text:level="2" text:bullet-char="•">
        <style:list-level-properties text:space-before="0in" text:min-label-width="0.35088in"/>
        <style:text-properties fo:font-size="100%"/>
      </text:list-level-style-bullet>
      <text:list-level-style-bullet text:level="3" text:bullet-char="•">
        <style:list-level-properties text:space-before="0in" text:min-label-width="0.35088in"/>
        <style:text-properties fo:font-size="100%"/>
      </text:list-level-style-bullet>
      <text:list-level-style-bullet text:level="4" text:bullet-char="•">
        <style:list-level-properties text:space-before="0in" text:min-label-width="0.35088in"/>
        <style:text-properties fo:font-size="100%"/>
      </text:list-level-style-bullet>
      <text:list-level-style-bullet text:level="5" text:bullet-char="•">
        <style:list-level-properties text:space-before="0in" text:min-label-width="0.35088in"/>
        <style:text-properties fo:font-size="100%"/>
      </text:list-level-style-bullet>
      <text:list-level-style-bullet text:level="6" text:bullet-char="•">
        <style:list-level-properties text:space-before="0in" text:min-label-width="0.35088in"/>
        <style:text-properties fo:font-size="100%"/>
      </text:list-level-style-bullet>
      <text:list-level-style-bullet text:level="7" text:bullet-char="•">
        <style:list-level-properties text:space-before="0in" text:min-label-width="0.35088in"/>
        <style:text-properties fo:font-size="100%"/>
      </text:list-level-style-bullet>
      <text:list-level-style-bullet text:level="8" text:bullet-char="•">
        <style:list-level-properties text:space-before="0in" text:min-label-width="0.35088in"/>
        <style:text-properties fo:font-size="100%"/>
      </text:list-level-style-bullet>
      <text:list-level-style-bullet text:level="9" text:bullet-char="•">
        <style:list-level-properties text:space-before="0in" text:min-label-width="0.35088in"/>
        <style:text-properties fo:font-size="100%"/>
      </text:list-level-style-bullet>
    </text:list-style>
    <text:list-style style:name="a460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3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4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5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7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.11811in" text:min-label-width="0.35433in"/>
        <style:text-properties fo:color="#000000" fo:font-size="45%"/>
      </text:list-level-style-bullet>
    </text:list-style>
    <text:list-style style:name="a587">
      <text:list-level-style-bullet text:level="1" text:bullet-char="•">
        <style:list-level-properties text:space-before="0in" text:min-label-width="0.32281in"/>
        <style:text-properties fo:font-size="100%"/>
      </text:list-level-style-bullet>
      <text:list-level-style-bullet text:level="2" text:bullet-char="•">
        <style:list-level-properties text:space-before="0in" text:min-label-width="0.32281in"/>
        <style:text-properties fo:font-size="100%"/>
      </text:list-level-style-bullet>
      <text:list-level-style-bullet text:level="3" text:bullet-char="•">
        <style:list-level-properties text:space-before="0in" text:min-label-width="0.32281in"/>
        <style:text-properties fo:font-size="100%"/>
      </text:list-level-style-bullet>
      <text:list-level-style-bullet text:level="4" text:bullet-char="•">
        <style:list-level-properties text:space-before="0in" text:min-label-width="0.32281in"/>
        <style:text-properties fo:font-size="100%"/>
      </text:list-level-style-bullet>
      <text:list-level-style-bullet text:level="5" text:bullet-char="•">
        <style:list-level-properties text:space-before="0in" text:min-label-width="0.32281in"/>
        <style:text-properties fo:font-size="100%"/>
      </text:list-level-style-bullet>
      <text:list-level-style-bullet text:level="6" text:bullet-char="•">
        <style:list-level-properties text:space-before="0in" text:min-label-width="0.32281in"/>
        <style:text-properties fo:font-size="100%"/>
      </text:list-level-style-bullet>
      <text:list-level-style-bullet text:level="7" text:bullet-char="•">
        <style:list-level-properties text:space-before="0in" text:min-label-width="0.32281in"/>
        <style:text-properties fo:font-size="100%"/>
      </text:list-level-style-bullet>
      <text:list-level-style-bullet text:level="8" text:bullet-char="•">
        <style:list-level-properties text:space-before="0in" text:min-label-width="0.32281in"/>
        <style:text-properties fo:font-size="100%"/>
      </text:list-level-style-bullet>
      <text:list-level-style-bullet text:level="9" text:bullet-char="•">
        <style:list-level-properties text:space-before="0in" text:min-label-width="0.32281in"/>
        <style:text-properties fo:font-size="100%"/>
      </text:list-level-style-bullet>
    </text:list-style>
    <text:list-style style:name="a532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3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4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5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7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.11811in" text:min-label-width="0.35433in"/>
        <style:text-properties fo:color="#000000" fo:font-size="45%"/>
      </text:list-level-style-bullet>
    </text:list-style>
    <text:list-style style:name="a464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3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4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5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7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.11811in" text:min-label-width="0.35433in"/>
        <style:text-properties fo:color="#000000" fo:font-size="45%"/>
      </text:list-level-style-bullet>
    </text:list-style>
    <text:list-style style:name="a535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3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4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5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7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.11811in" text:min-label-width="0.35433in"/>
        <style:text-properties fo:color="#000000" fo:font-size="45%"/>
      </text:list-level-style-bullet>
    </text:list-style>
    <text:list-style style:name="a467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3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4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5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7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.11811in" text:min-label-width="0.35433in"/>
        <style:text-properties fo:color="#000000" fo:font-size="45%"/>
      </text:list-level-style-bullet>
    </text:list-style>
    <text:list-style style:name="a579">
      <text:list-level-style-bullet text:level="1" text:bullet-char="•">
        <style:list-level-properties text:space-before="0in" text:min-label-width="0.32281in"/>
        <style:text-properties fo:font-size="100%"/>
      </text:list-level-style-bullet>
      <text:list-level-style-bullet text:level="2" text:bullet-char="•">
        <style:list-level-properties text:space-before="0in" text:min-label-width="0.32281in"/>
        <style:text-properties fo:font-size="100%"/>
      </text:list-level-style-bullet>
      <text:list-level-style-bullet text:level="3" text:bullet-char="•">
        <style:list-level-properties text:space-before="0in" text:min-label-width="0.32281in"/>
        <style:text-properties fo:font-size="100%"/>
      </text:list-level-style-bullet>
      <text:list-level-style-bullet text:level="4" text:bullet-char="•">
        <style:list-level-properties text:space-before="0in" text:min-label-width="0.32281in"/>
        <style:text-properties fo:font-size="100%"/>
      </text:list-level-style-bullet>
      <text:list-level-style-bullet text:level="5" text:bullet-char="•">
        <style:list-level-properties text:space-before="0in" text:min-label-width="0.32281in"/>
        <style:text-properties fo:font-size="100%"/>
      </text:list-level-style-bullet>
      <text:list-level-style-bullet text:level="6" text:bullet-char="•">
        <style:list-level-properties text:space-before="0in" text:min-label-width="0.32281in"/>
        <style:text-properties fo:font-size="100%"/>
      </text:list-level-style-bullet>
      <text:list-level-style-bullet text:level="7" text:bullet-char="•">
        <style:list-level-properties text:space-before="0in" text:min-label-width="0.32281in"/>
        <style:text-properties fo:font-size="100%"/>
      </text:list-level-style-bullet>
      <text:list-level-style-bullet text:level="8" text:bullet-char="•">
        <style:list-level-properties text:space-before="0in" text:min-label-width="0.32281in"/>
        <style:text-properties fo:font-size="100%"/>
      </text:list-level-style-bullet>
      <text:list-level-style-bullet text:level="9" text:bullet-char="•">
        <style:list-level-properties text:space-before="0in" text:min-label-width="0.32281in"/>
        <style:text-properties fo:font-size="100%"/>
      </text:list-level-style-bullet>
    </text:list-style>
  </office:automatic-styles>
  <office:body>
    <office:presentation>
      <draw:page draw:name="Slide1" draw:style-name="a420" draw:master-page-name="Master1-Layout2-tx-Title-Slide" presentation:presentation-page-layout-name="Master1-PPL2" draw:id="Slide-256">
        <draw:frame draw:id="id53" draw:style-name="a423" draw:name="TextShape 1" svg:x="0.55118in" svg:y="0.33524in" svg:width="9.92087in" svg:height="1.3689in">
          <draw:text-box>
            <text:p text:style-name="a422" text:class-names="" text:cond-style-name=""><text:span text:style-name="a421" text:class-names="">CSCI-4961-01 Open Source Software</text:span></text:p>
          </draw:text-box>
          <svg:title/>
          <svg:desc/>
        </draw:frame>
        <draw:frame draw:id="id54" draw:style-name="a428" draw:name="TextShape 2" svg:x="0.55118in" svg:y="3.82547in" svg:width="9.92087in" svg:height="1.01324in">
          <draw:text-box>
            <text:p text:style-name="a425" text:class-names="" text:cond-style-name=""><text:span text:style-name="a424" text:class-names="">Wesley Turner</text:span></text:p>
            <text:p text:style-name="a427" text:class-names="" text:cond-style-name=""><text:span text:style-name="a426" text:class-names="">Amos Eaton 207</text:span></text:p>
          </draw:text-box>
          <svg:title/>
          <svg:desc/>
        </draw:frame>
      </draw:page>
      <draw:page draw:name="Slide2" draw:style-name="a429" draw:master-page-name="Master1-Layout3-tx-Title,-Content" presentation:presentation-page-layout-name="Master1-PPL3" draw:id="Slide-257">
        <draw:frame draw:id="id55" draw:style-name="a432" draw:name="TextShape 1" svg:x="0.55118in" svg:y="0.68246in" svg:width="9.92087in" svg:height="0.67445in">
          <draw:text-box>
            <text:p text:style-name="a431" text:class-names="" text:cond-style-name=""><text:span text:style-name="a430" text:class-names="">Licensing</text:span></text:p>
          </draw:text-box>
          <svg:title/>
          <svg:desc/>
        </draw:frame>
        <draw:frame draw:id="id56" draw:style-name="a444" draw:name="TextShape 2" svg:x="0.55118in" svg:y="1.93465in" svg:width="9.92087in" svg:height="4.79488in">
          <draw:text-box>
            <text:list text:style-name="a435">
              <text:list-item>
                <text:p text:style-name="a434" text:class-names="" text:cond-style-name=""><text:span text:style-name="a433" text:class-names="">Our Lecture Slides have <text:s text:c="1"/>greatly benefited from the previous classes taught by Dr. William Schroeder and Dr. Luis Ibanez at RPI,<text:s text:c="1"/></text:span></text:p>
              </text:list-item>
            </text:list>
            <text:list text:style-name="a439">
              <text:list-item>
                <text:p text:style-name="a438" text:class-names="" text:cond-style-name=""><text:span text:style-name="a436" text:class-names="">And by Professor Mukkai Krishnamoorthy who succeeded them in teaching the course</text:span><text:span text:style-name="a437" text:class-names=""/></text:p>
              </text:list-item>
            </text:list>
            <text:list text:style-name="a443">
              <text:list-item>
                <text:p text:style-name="a442" text:class-names="" text:cond-style-name=""><text:span text:style-name="a440" text:class-names="">Creative Commons (CC BY 3.0)<text:s text:c="1"/></text:span><text:span text:style-name="a441" text:class-names=""><text:a xlink:href="http://creativecommons.org/licenses/by/3.0/" text:style-name="" text:visited-style-name="">http://creativecommons.org/licenses/by/3.0/</text:a></text:span></text:p>
              </text:list-item>
            </text:list>
          </draw:text-box>
          <svg:title/>
          <svg:desc/>
        </draw:frame>
        <draw:frame draw:id="id57" draw:style-name="a448" draw:name="TextShape 3" svg:x="2.50039in" svg:y="7.68543in" svg:width="5.63976in" svg:height="0.38191in">
          <draw:text-box>
            <text:p text:style-name="a447" text:class-names="" text:cond-style-name=""><text:span text:style-name="a445" text:class-names=""><text:a xlink:href="http://creativecommons.org/licenses/by/3.0/" text:style-name="" text:visited-style-name="">http://creativecommons.org/licenses/by/3.0/</text:a></text:span><text:span text:style-name="a446" text:class-names=""><text:s text:c="1"/></text:span></text:p>
          </draw:text-box>
          <svg:title/>
          <svg:desc/>
        </draw:frame>
      </draw:page>
      <draw:page draw:name="Slide3" draw:style-name="a449" draw:master-page-name="Master1-Layout3-tx-Title,-Content" presentation:presentation-page-layout-name="Master1-PPL3" draw:id="Slide-258">
        <draw:frame draw:id="id58" draw:style-name="a452" draw:name="TextShape 1" svg:x="0.55118in" svg:y="0.68246in" svg:width="9.92087in" svg:height="0.67445in">
          <draw:text-box>
            <text:p text:style-name="a451" text:class-names="" text:cond-style-name=""><text:span text:style-name="a450" text:class-names="">Overview</text:span></text:p>
          </draw:text-box>
          <svg:title/>
          <svg:desc/>
        </draw:frame>
        <draw:frame draw:id="id59" draw:style-name="a468" draw:name="TextShape 2" svg:x="0.55118in" svg:y="1.93465in" svg:width="9.92087in" svg:height="4.79488in">
          <draw:text-box>
            <text:list text:style-name="a456">
              <text:list-item>
                <text:p text:style-name="a455" text:class-names="" text:cond-style-name=""><text:span text:style-name="a453" text:class-names="">Course Objectives</text:span><text:span text:style-name="a454" text:class-names=""/></text:p>
              </text:list-item>
            </text:list>
            <text:list text:style-name="a460">
              <text:list-item>
                <text:p text:style-name="a459" text:class-names="" text:cond-style-name=""><text:span text:style-name="a457" text:class-names="">Course Content</text:span><text:span text:style-name="a458" text:class-names=""/></text:p>
              </text:list-item>
            </text:list>
            <text:list text:style-name="a464">
              <text:list-item>
                <text:p text:style-name="a463" text:class-names="" text:cond-style-name=""><text:span text:style-name="a461" text:class-names="">Reading List</text:span><text:span text:style-name="a462" text:class-names=""/></text:p>
              </text:list-item>
            </text:list>
            <text:list text:style-name="a467">
              <text:list-item>
                <text:p text:style-name="a466" text:class-names="" text:cond-style-name=""><text:span text:style-name="a465" text:class-names="">Grading</text:span></text:p>
              </text:list-item>
            </text:list>
          </draw:text-box>
          <svg:title/>
          <svg:desc/>
        </draw:frame>
      </draw:page>
      <draw:page draw:name="Slide4" draw:style-name="a469" draw:master-page-name="Master1-Layout3-tx-Title,-Content" presentation:presentation-page-layout-name="Master1-PPL3" draw:id="Slide-259">
        <draw:frame draw:id="id60" draw:style-name="a472" draw:name="TextShape 1" svg:x="0.55118in" svg:y="0.68246in" svg:width="9.92087in" svg:height="0.67445in">
          <draw:text-box>
            <text:p text:style-name="a471" text:class-names="" text:cond-style-name=""><text:span text:style-name="a470" text:class-names="">Course Objectives<text:tab/></text:span></text:p>
          </draw:text-box>
          <svg:title/>
          <svg:desc/>
        </draw:frame>
        <draw:frame draw:id="id61" draw:style-name="a492" draw:name="TextShape 2" svg:x="0.55118in" svg:y="1.93465in" svg:width="9.92087in" svg:height="4.79488in">
          <draw:text-box>
            <text:list text:style-name="a476">
              <text:list-item>
                <text:p text:style-name="a475" text:class-names="" text:cond-style-name=""><text:span text:style-name="a473" text:class-names="">Familiarize with Open Source Software Development</text:span><text:span text:style-name="a474" text:class-names=""/></text:p>
              </text:list-item>
            </text:list>
            <text:list text:style-name="a480">
              <text:list-item>
                <text:p text:style-name="a479" text:class-names="" text:cond-style-name=""><text:span text:style-name="a477" text:class-names="">Reading and Understanding “Good” Code</text:span><text:span text:style-name="a478" text:class-names=""/></text:p>
              </text:list-item>
            </text:list>
            <text:list text:style-name="a484">
              <text:list-item>
                <text:p text:style-name="a483" text:class-names="" text:cond-style-name=""><text:span text:style-name="a481" text:class-names="">Patch an existing Open Source Project</text:span><text:span text:style-name="a482" text:class-names=""/></text:p>
              </text:list-item>
            </text:list>
            <text:list text:style-name="a488">
              <text:list-item>
                <text:p text:style-name="a487" text:class-names="" text:cond-style-name=""><text:span text:style-name="a485" text:class-names="">Work on a team Project</text:span><text:span text:style-name="a486" text:class-names=""/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>Aware of team dynamics including diversity issues</text:span></text:p>
              </text:list-item>
            </text:list>
          </draw:text-box>
          <svg:title/>
          <svg:desc/>
        </draw:frame>
      </draw:page>
      <draw:page draw:name="Slide5" draw:style-name="a493" draw:master-page-name="Master1-Layout3-tx-Title,-Content" presentation:presentation-page-layout-name="Master1-PPL3" draw:id="Slide-260">
        <draw:frame draw:id="id62" draw:style-name="a496" draw:name="TextShape 1" svg:x="0.55118in" svg:y="0.68246in" svg:width="9.92087in" svg:height="0.67445in">
          <draw:text-box>
            <text:p text:style-name="a495" text:class-names="" text:cond-style-name=""><text:span text:style-name="a494" text:class-names="">Course Objectives (contd)<text:tab/></text:span></text:p>
          </draw:text-box>
          <svg:title/>
          <svg:desc/>
        </draw:frame>
        <draw:frame draw:id="id63" draw:style-name="a504" draw:name="TextShape 2" svg:x="0.55118in" svg:y="1.93465in" svg:width="9.92087in" svg:height="4.79488in">
          <draw:text-box>
            <text:list text:style-name="a500">
              <text:list-item>
                <text:p text:style-name="a499" text:class-names="" text:cond-style-name=""><text:span text:style-name="a497" text:class-names="">Be knowledgeable in at least one software stack.</text:span><text:span text:style-name="a498" text:class-names=""/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>Prepare for a new RCOS project for the following semester.</text:span></text:p>
              </text:list-item>
            </text:list>
          </draw:text-box>
          <svg:title/>
          <svg:desc/>
        </draw:frame>
      </draw:page>
      <draw:page draw:name="Slide6" draw:style-name="a505" draw:master-page-name="Master1-Layout3-tx-Title,-Content" presentation:presentation-page-layout-name="Master1-PPL3" draw:id="Slide-261">
        <draw:frame draw:id="id64" draw:style-name="a508" draw:name="TextShape 1" svg:x="0.55118in" svg:y="0.68246in" svg:width="9.92087in" svg:height="0.67445in">
          <draw:text-box>
            <text:p text:style-name="a507" text:class-names="" text:cond-style-name=""><text:span text:style-name="a506" text:class-names="">Course Content</text:span></text:p>
          </draw:text-box>
          <svg:title/>
          <svg:desc/>
        </draw:frame>
        <draw:frame draw:id="id65" draw:style-name="a520" draw:name="TextShape 2" svg:x="0.55118in" svg:y="1.93465in" svg:width="9.92087in" svg:height="4.79488in">
          <draw:text-box>
            <text:list text:style-name="a512">
              <text:list-item>
                <text:p text:style-name="a511" text:class-names="" text:cond-style-name=""><text:span text:style-name="a509" text:class-names="">Foundations of Open Source (History and Licensing)</text:span><text:span text:style-name="a510" text:class-names=""/></text:p>
              </text:list-item>
            </text:list>
            <text:list text:style-name="a516">
              <text:list-item>
                <text:p text:style-name="a515" text:class-names="" text:cond-style-name=""><text:span text:style-name="a513" text:class-names="">Software Management Tools (Version Control (git), Documentation Tools (markdown, markup), System Build, Specification and Testing, Collaborative Development</text:span><text:span text:style-name="a514" text:class-names=""/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>Software Development Tools (Ipython, javascript (node.js)), Statistical computing(R, Rstudio), Database</text:span></text:p>
              </text:list-item>
            </text:list>
          </draw:text-box>
          <svg:title/>
          <svg:desc/>
        </draw:frame>
      </draw:page>
      <draw:page draw:name="Slide7" draw:style-name="a521" draw:master-page-name="Master1-Layout3-tx-Title,-Content" presentation:presentation-page-layout-name="Master1-PPL3" draw:id="Slide-262">
        <draw:frame draw:id="id66" draw:style-name="a524" draw:name="TextShape 1" svg:x="0.55118in" svg:y="0.68246in" svg:width="9.92087in" svg:height="0.67445in">
          <draw:text-box>
            <text:p text:style-name="a523" text:class-names="" text:cond-style-name=""><text:span text:style-name="a522" text:class-names="">Course Contents (contd)</text:span></text:p>
          </draw:text-box>
          <svg:title/>
          <svg:desc/>
        </draw:frame>
        <draw:frame draw:id="id67" draw:style-name="a536" draw:name="TextShape 2" svg:x="0.55118in" svg:y="1.93465in" svg:width="9.92087in" svg:height="4.79488in">
          <draw:text-box>
            <text:list text:style-name="a528">
              <text:list-item>
                <text:p text:style-name="a527" text:class-names="" text:cond-style-name=""><text:span text:style-name="a525" text:class-names="">Software Applications (Web Development, Cloud Computing Platform, Mobile Applications)</text:span><text:span text:style-name="a526" text:class-names=""/></text:p>
              </text:list-item>
            </text:list>
            <text:list text:style-name="a532">
              <text:list-item>
                <text:p text:style-name="a531" text:class-names="" text:cond-style-name=""><text:span text:style-name="a529" text:class-names="">Open Hardware (Arduino, RaspberryPi)</text:span><text:span text:style-name="a530" text:class-names=""/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Projects</text:span></text:p>
              </text:list-item>
            </text:list>
          </draw:text-box>
          <svg:title/>
          <svg:desc/>
        </draw:frame>
      </draw:page>
      <draw:page draw:name="Slide8" draw:style-name="a537" draw:master-page-name="Master1-Layout3-tx-Title,-Content" presentation:presentation-page-layout-name="Master1-PPL3" draw:id="Slide-263">
        <draw:frame draw:id="id68" draw:style-name="a540" draw:name="TextShape 1" svg:x="0.55118in" svg:y="0.33524in" svg:width="9.92087in" svg:height="1.3689in">
          <draw:text-box>
            <text:p text:style-name="a539" text:class-names="" text:cond-style-name=""><text:span text:style-name="a538" text:class-names="">Lab Assistants (Masters of the Universe)</text:span></text:p>
          </draw:text-box>
          <svg:title/>
          <svg:desc/>
        </draw:frame>
        <draw:frame draw:id="id69" draw:style-name="a556" draw:name="TextShape 2" svg:x="0.55118in" svg:y="1.93465in" svg:width="9.92087in" svg:height="4.79488in">
          <draw:text-box>
            <text:list text:style-name="a543">
              <text:list-item>
                <text:p text:style-name="a542" text:class-names="" text:cond-style-name=""><text:span text:style-name="a541" text:class-names="">Adrian Collado<text:s text:c="1"/></text:span></text:p>
              </text:list-item>
            </text:list>
            <text:list text:style-name="a546">
              <text:list-item>
                <text:list text:style-name="a546">
                  <text:list-item>
                    <text:p text:style-name="a545" text:class-names="" text:cond-style-name=""><text:span text:style-name="a544" text:class-names="">collaa@rpi.edu</text:span></text:p>
                  </text:list-item>
                </text:list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>Alexander Schwartzberg<text:s text:c="1"/></text:span></text:p>
              </text:list-item>
            </text:list>
            <text:list text:style-name="a552">
              <text:list-item>
                <text:list text:style-name="a552">
                  <text:list-item>
                    <text:p text:style-name="a551" text:class-names="" text:cond-style-name=""><text:span text:style-name="a550" text:class-names="">schwaa6@rpi.edu</text:span></text:p>
                  </text:list-item>
                </text:list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/></text:p>
              </text:list-item>
            </text:list>
          </draw:text-box>
          <svg:title/>
          <svg:desc/>
        </draw:frame>
      </draw:page>
      <draw:page draw:name="Slide9" draw:style-name="a557" draw:master-page-name="Master1-Layout3-tx-Title,-Content" presentation:presentation-page-layout-name="Master1-PPL3" draw:id="Slide-264">
        <draw:frame draw:id="id70" draw:style-name="a560" draw:name="TextShape 1" svg:x="0.55118in" svg:y="0.68246in" svg:width="9.92087in" svg:height="0.67445in">
          <draw:text-box>
            <text:p text:style-name="a559" text:class-names="" text:cond-style-name=""><text:span text:style-name="a558" text:class-names="">Class Format<text:tab/></text:span></text:p>
          </draw:text-box>
          <svg:title/>
          <svg:desc/>
        </draw:frame>
        <draw:frame draw:id="id71" draw:style-name="a568" draw:name="TextShape 2" svg:x="0.55118in" svg:y="1.93465in" svg:width="9.92087in" svg:height="4.79488in">
          <draw:text-box>
            <text:list text:style-name="a564">
              <text:list-item>
                <text:p text:style-name="a563" text:class-names="" text:cond-style-name=""><text:span text:style-name="a561" text:class-names="">Monday Lectures/Discussions</text:span><text:span text:style-name="a562" text:class-names=""/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>Thursday in class labs – a mixture of programming, development, writing and discussion</text:span></text:p>
              </text:list-item>
            </text:list>
          </draw:text-box>
          <svg:title/>
          <svg:desc/>
        </draw:frame>
      </draw:page>
      <draw:page draw:name="Slide10" draw:style-name="a569" draw:master-page-name="Master1-Layout3-tx-Title,-Content" presentation:presentation-page-layout-name="Master1-PPL3" draw:id="Slide-265">
        <draw:frame draw:id="id72" draw:style-name="a572" draw:name="TextShape 1" svg:x="0.55118in" svg:y="0.68246in" svg:width="9.92087in" svg:height="0.67445in">
          <draw:text-box>
            <text:p text:style-name="a571" text:class-names="" text:cond-style-name=""><text:span text:style-name="a570" text:class-names="">Grading</text:span></text:p>
          </draw:text-box>
          <svg:title/>
          <svg:desc/>
        </draw:frame>
        <draw:frame draw:id="id73" draw:style-name="a595" draw:name="TextShape 2" svg:x="0.55118in" svg:y="1.93465in" svg:width="9.92087in" svg:height="4.79488in">
          <draw:text-box>
            <text:list text:style-name="a579">
              <text:list-item>
                <text:p text:style-name="a578" text:class-names="" text:cond-style-name=""><text:span text:style-name="a573" text:class-names="">Quizzes 2 (28</text:span><text:span text:style-name="a574" text:class-names="">th</text:span><text:span text:style-name="a575" text:class-names=""><text:s text:c="1"/>June and 16</text:span><text:span text:style-name="a576" text:class-names="">th</text:span><text:span text:style-name="a577" text:class-names=""><text:s text:c="1"/>August) 20%</text:span></text:p>
              </text:list-item>
            </text:list>
            <text:list text:style-name="a583">
              <text:list-item>
                <text:p text:style-name="a582" text:class-names="" text:cond-style-name=""><text:span text:style-name="a580" text:class-names="">Open Source Project Analysis 10%</text:span><text:span text:style-name="a581" text:class-names=""/></text:p>
              </text:list-item>
            </text:list>
            <text:list text:style-name="a587">
              <text:list-item>
                <text:p text:style-name="a586" text:class-names="" text:cond-style-name=""><text:span text:style-name="a584" text:class-names="">Labs 10 – 30%</text:span><text:span text:style-name="a585" text:class-names=""/></text:p>
              </text:list-item>
            </text:list>
            <text:list text:style-name="a591">
              <text:list-item>
                <text:p text:style-name="a590" text:class-names="" text:cond-style-name=""><text:span text:style-name="a588" text:class-names="">Project 40%</text:span><text:span text:style-name="a589" text:class-names=""/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>93 and above A; 90 and above A-; 87 and above B+; 83 and above B; 80 and above B-; 77 and above C+; 73 and above C; 70 and above C-; 67 and above D+; 60 and above D.</text:span></text:p>
              </text:list-item>
            </text:list>
          </draw:text-box>
          <svg:title/>
          <svg:desc/>
        </draw:frame>
      </draw:page>
      <draw:page draw:name="Slide11" draw:style-name="a596" draw:master-page-name="Master1-Layout3-tx-Title,-Content" presentation:presentation-page-layout-name="Master1-PPL3" draw:id="Slide-266">
        <draw:frame draw:id="id74" draw:style-name="a599" draw:name="TextShape 1" svg:x="0.55118in" svg:y="0.68246in" svg:width="9.92087in" svg:height="0.67445in">
          <draw:text-box>
            <text:p text:style-name="a598" text:class-names="" text:cond-style-name=""><text:span text:style-name="a597" text:class-names="">Questions and Discussions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Blank Slide">
      <presentation:placeholder presentation:object="page-number" svg:x="5.32338in" svg:y="7.6594in" svg:width="2.56991in" svg:height="0.44445in"/>
    </style:presentation-page-layout>
    <style:presentation-page-layout style:name="Master1-PPL2" style:display-name="Title Slide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page-number" svg:x="5.32338in" svg:y="7.6594in" svg:width="2.56991in" svg:height="0.44445in"/>
    </style:presentation-page-layout>
    <style:presentation-page-layout style:name="Master1-PPL3" style:display-name="Title, Content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page-number" svg:x="5.32338in" svg:y="7.6594in" svg:width="2.56991in" svg:height="0.44445in"/>
    </style:presentation-page-layout>
    <style:presentation-page-layout style:name="Master1-PPL4" style:display-name="Title, 2 Content">
      <presentation:placeholder presentation:object="title" svg:x="0.55118in" svg:y="0.32953in" svg:width="9.92087in" svg:height="1.38031in"/>
      <presentation:placeholder presentation:object="outline" svg:x="0.55118in" svg:y="1.93465in" svg:width="4.84134in" svg:height="4.79488in"/>
      <presentation:placeholder presentation:object="outline" svg:x="5.63504in" svg:y="1.93465in" svg:width="4.84134in" svg:height="4.79488in"/>
      <presentation:placeholder presentation:object="page-number" svg:x="5.32338in" svg:y="7.6594in" svg:width="2.56991in" svg:height="0.44445in"/>
    </style:presentation-page-layout>
    <style:presentation-page-layout style:name="Master1-PPL5" style:display-name="Title Only">
      <presentation:placeholder presentation:object="title" svg:x="0.55118in" svg:y="0.32953in" svg:width="9.92087in" svg:height="1.38031in"/>
      <presentation:placeholder presentation:object="page-number" svg:x="5.32338in" svg:y="7.6594in" svg:width="2.56991in" svg:height="0.44445in"/>
    </style:presentation-page-layout>
    <style:presentation-page-layout style:name="Master1-PPL6" style:display-name="Centered Text">
      <presentation:placeholder presentation:object="outline" svg:x="0.55118in" svg:y="0.32953in" svg:width="9.92087in" svg:height="6.39961in"/>
      <presentation:placeholder presentation:object="page-number" svg:x="5.32338in" svg:y="7.6594in" svg:width="2.56991in" svg:height="0.44445in"/>
    </style:presentation-page-layout>
    <style:presentation-page-layout style:name="Master1-PPL7" style:display-name="Title, 2 Content and Content">
      <presentation:placeholder presentation:object="title" svg:x="0.55118in" svg:y="0.32953in" svg:width="9.92087in" svg:height="1.38031in"/>
      <presentation:placeholder presentation:object="outline" svg:x="0.55118in" svg:y="1.93465in" svg:width="4.84134in" svg:height="2.28701in"/>
      <presentation:placeholder presentation:object="outline" svg:x="0.55118in" svg:y="4.43937in" svg:width="4.84134in" svg:height="2.28701in"/>
      <presentation:placeholder presentation:object="page-number" svg:x="5.32338in" svg:y="7.6594in" svg:width="2.56991in" svg:height="0.44445in"/>
    </style:presentation-page-layout>
    <style:presentation-page-layout style:name="Master1-PPL8" style:display-name="Title Content and 2 Content">
      <presentation:placeholder presentation:object="title" svg:x="0.55118in" svg:y="0.32953in" svg:width="9.92087in" svg:height="1.38031in"/>
      <presentation:placeholder presentation:object="outline" svg:x="0.55118in" svg:y="1.93465in" svg:width="4.84134in" svg:height="4.79488in"/>
      <presentation:placeholder presentation:object="outline" svg:x="5.63504in" svg:y="4.43937in" svg:width="4.84134in" svg:height="2.28701in"/>
      <presentation:placeholder presentation:object="page-number" svg:x="5.32338in" svg:y="7.6594in" svg:width="2.56991in" svg:height="0.44445in"/>
    </style:presentation-page-layout>
    <style:presentation-page-layout style:name="Master1-PPL9" style:display-name="Title, 2 Content over Content">
      <presentation:placeholder presentation:object="title" svg:x="0.55118in" svg:y="0.32953in" svg:width="9.92087in" svg:height="1.38031in"/>
      <presentation:placeholder presentation:object="outline" svg:x="0.55118in" svg:y="1.93465in" svg:width="4.84134in" svg:height="2.28701in"/>
      <presentation:placeholder presentation:object="outline" svg:x="0.55118in" svg:y="4.43937in" svg:width="9.92087in" svg:height="2.28701in"/>
      <presentation:placeholder presentation:object="page-number" svg:x="5.32338in" svg:y="7.6594in" svg:width="2.56991in" svg:height="0.44445in"/>
    </style:presentation-page-layout>
    <style:presentation-page-layout style:name="Master1-PPL10" style:display-name="Title, Content over Content">
      <presentation:placeholder presentation:object="title" svg:x="0.55118in" svg:y="0.32953in" svg:width="9.92087in" svg:height="1.38031in"/>
      <presentation:placeholder presentation:object="outline" svg:x="0.55118in" svg:y="1.93465in" svg:width="9.92087in" svg:height="2.28701in"/>
      <presentation:placeholder presentation:object="outline" svg:x="0.55118in" svg:y="4.43937in" svg:width="9.92087in" svg:height="2.28701in"/>
      <presentation:placeholder presentation:object="page-number" svg:x="5.32338in" svg:y="7.6594in" svg:width="2.56991in" svg:height="0.44445in"/>
    </style:presentation-page-layout>
    <style:presentation-page-layout style:name="Master1-PPL11" style:display-name="Title, 4 Content">
      <presentation:placeholder presentation:object="title" svg:x="0.55118in" svg:y="0.32953in" svg:width="9.92087in" svg:height="1.38031in"/>
      <presentation:placeholder presentation:object="outline" svg:x="0.55118in" svg:y="1.93465in" svg:width="4.84134in" svg:height="2.28701in"/>
      <presentation:placeholder presentation:object="outline" svg:x="5.63504in" svg:y="4.43937in" svg:width="4.84134in" svg:height="2.28701in"/>
      <presentation:placeholder presentation:object="page-number" svg:x="5.32338in" svg:y="7.6594in" svg:width="2.56991in" svg:height="0.44445in"/>
    </style:presentation-page-layout>
    <style:presentation-page-layout style:name="Master1-PPL12" style:display-name="Title, 6 Content">
      <presentation:placeholder presentation:object="title" svg:x="0.55118in" svg:y="0.32953in" svg:width="9.92087in" svg:height="1.38031in"/>
      <presentation:placeholder presentation:object="outline" svg:x="0.55118in" svg:y="1.93465in" svg:width="3.1941in" svg:height="2.28701in"/>
      <presentation:placeholder presentation:object="outline" svg:x="7.25945in" svg:y="4.43937in" svg:width="3.1941in" svg:height="2.28701in"/>
      <presentation:placeholder presentation:object="page-number" svg:x="5.32338in" svg:y="7.6594in" svg:width="2.56991in" svg:height="0.44445in"/>
    </style:presentation-page-layout>
    <style:style style:family="table-cell" style:name="a417">
      <style:table-cell-properties fo:background-color="transparent" fo:border-top="0.01389in solid #000000" fo:border-bottom="0.02778in solid #000000" fo:border-left="0.01389in solid #000000" fo:border-right="0.01389in solid #000000"/>
      <style:text-properties fo:color="#000000" fo:font-family="Arial" style:font-family-asian="Arial" style:font-family-complex="Arial" fo:font-weight="bold" style:font-weight-asian="bold" style:font-weight-complex="bold"/>
    </style:style>
    <style:style style:family="table-cell" style:name="a418">
      <style:table-cell-properties fo:background-color="transparent" fo:border-top="0.05556in solid #000000" fo:border-bottom="0.01389in solid #000000" fo:border-left="0.01389in solid #000000" fo:border-right="0.01389in solid #000000"/>
      <style:text-properties fo:color="#000000" fo:font-family="Arial" style:font-family-asian="Arial" style:font-family-complex="Arial" fo:font-weight="bold" style:font-weight-asian="bold" style:font-weight-complex="bold"/>
    </style:style>
    <style:style style:family="table-cell" style:name="a419">
      <style:table-cell-properties fo:background-color="#000000" fo:border-top="0.01389in solid #000000" fo:border-bottom="0.01389in solid #000000" fo:border-left="0.01389in solid #000000" fo:border-right="0.01389in solid #000000"/>
      <style:text-properties fo:color="#000000" fo:font-family="Arial" style:font-family-asian="Arial" style:font-family-complex="Arial" fo:font-weight="bold" style:font-weight-asian="bold" style:font-weight-complex="bold"/>
    </style:style>
    <style:style style:family="table-cell" style:name="a400">
      <style:table-cell-properties fo:background-color="#fcdcce" fo:border-top="0.01389in solid #ffffff" fo:border-bottom="0.01389in solid #ffffff" fo:border-left="0.01389in solid #ffffff" fo:border-right="0.01389in solid #ffffff"/>
      <style:text-properties fo:color="#000000" fo:font-family="Arial" style:font-family-asian="Arial" style:font-family-complex="Arial"/>
    </style:style>
    <style:style style:family="table-cell" style:name="a401">
      <style:table-cell-properties fo:background-color="#fdeee8"/>
      <style:text-properties/>
    </style:style>
    <style:style style:family="table-cell" style:name="a402">
      <style:table-cell-properties fo:background-color="#f79646" fo:border-top="0.01389in solid #ffffff" fo:border-bottom="0.04167in solid #ffffff" fo:border-left="0.01389in solid #ffffff" fo:border-right="0.01389in solid #ffffff"/>
      <style:text-properties fo:color="#ffffff" fo:font-family="Arial" style:font-family-asian="Arial" style:font-family-complex="Arial" fo:font-weight="bold" style:font-weight-asian="bold" style:font-weight-complex="bold"/>
    </style:style>
    <style:style style:family="table-cell" style:name="a403">
      <style:table-cell-properties fo:background-color="#f79646" fo:border-top="0.04167in solid #ffffff" fo:border-bottom="0.01389in solid #ffffff" fo:border-left="0.01389in solid #ffffff" fo:border-right="0.01389in solid #ffffff"/>
      <style:text-properties fo:color="#ffffff" fo:font-family="Arial" style:font-family-asian="Arial" style:font-family-complex="Arial" fo:font-weight="bold" style:font-weight-asian="bold" style:font-weight-complex="bold"/>
    </style:style>
    <style:style style:family="table-cell" style:name="a404">
      <style:table-cell-properties fo:background-color="#f79646" fo:border-top="0.01389in solid #ffffff" fo:border-bottom="0.01389in solid #ffffff" fo:border-left="0.01389in solid #ffffff" fo:border-right="0.01389in solid #ffffff"/>
      <style:text-properties fo:color="#ffffff" fo:font-family="Arial" style:font-family-asian="Arial" style:font-family-complex="Arial" fo:font-weight="bold" style:font-weight-asian="bold" style:font-weight-complex="bold"/>
    </style:style>
    <style:style style:family="table-cell" style:name="a405">
      <style:table-cell-properties fo:background-color="#e6e6e6"/>
      <style:text-properties fo:color="#000000" fo:font-family="Arial" style:font-family-asian="Arial" style:font-family-complex="Arial"/>
    </style:style>
    <style:style style:family="table-cell" style:name="a406">
      <style:table-cell-properties fo:background-color="#ffffff"/>
      <style:text-properties/>
    </style:style>
    <style:style style:family="table-cell" style:name="a407">
      <style:table-cell-properties fo:background-color="#4f81bd" fo:border-top="0.02778in solid #000000" fo:border-bottom="0.02778in solid #000000"/>
      <style:text-properties fo:color="#ffffff" fo:font-family="Arial" style:font-family-asian="Arial" style:font-family-complex="Arial" fo:font-weight="bold" style:font-weight-asian="bold" style:font-weight-complex="bold"/>
    </style:style>
    <style:style style:family="table-cell" style:name="a408">
      <style:table-cell-properties fo:background-color="#ffffff" fo:border-top="0.05556in solid #000000" fo:border-bottom="0.02778in solid #000000"/>
      <style:text-properties fo:color="#000000" fo:font-family="Arial" style:font-family-asian="Arial" style:font-family-complex="Arial" fo:font-weight="bold" style:font-weight-asian="bold" style:font-weight-complex="bold"/>
    </style:style>
    <style:style style:family="table-cell" style:name="a409">
      <style:table-cell-properties fo:background-color="#4f81bd"/>
      <style:text-properties fo:color="#ffffff" fo:font-family="Arial" style:font-family-asian="Arial" style:font-family-complex="Arial" fo:font-weight="bold" style:font-weight-asian="bold" style:font-weight-complex="bold"/>
    </style:style>
    <style:style style:family="table-cell" style:name="a390">
      <style:table-cell-properties fo:background-color="#cfd7e7" fo:border-top="0.01389in solid #ffffff" fo:border-bottom="0.01389in solid #ffffff" fo:border-left="0.01389in solid #ffffff" fo:border-right="0.01389in solid #ffffff"/>
      <style:text-properties fo:color="#000000" fo:font-family="Arial" style:font-family-asian="Arial" style:font-family-complex="Arial"/>
    </style:style>
    <style:style style:family="table-cell" style:name="a391">
      <style:table-cell-properties fo:background-color="#e8ecf4"/>
      <style:text-properties/>
    </style:style>
    <style:style style:family="table-cell" style:name="a392">
      <style:table-cell-properties fo:background-color="#4f81bd" fo:border-top="0.01389in solid #ffffff" fo:border-bottom="0.04167in solid #ffffff" fo:border-left="0.01389in solid #ffffff" fo:border-right="0.01389in solid #ffffff"/>
      <style:text-properties fo:color="#ffffff" fo:font-family="Arial" style:font-family-asian="Arial" style:font-family-complex="Arial" fo:font-weight="bold" style:font-weight-asian="bold" style:font-weight-complex="bold"/>
    </style:style>
    <style:style style:family="table-cell" style:name="a393">
      <style:table-cell-properties fo:background-color="#4f81bd" fo:border-top="0.04167in solid #ffffff" fo:border-bottom="0.01389in solid #ffffff" fo:border-left="0.01389in solid #ffffff" fo:border-right="0.01389in solid #ffffff"/>
      <style:text-properties fo:color="#ffffff" fo:font-family="Arial" style:font-family-asian="Arial" style:font-family-complex="Arial" fo:font-weight="bold" style:font-weight-asian="bold" style:font-weight-complex="bold"/>
    </style:style>
    <style:style style:family="table-cell" style:name="a394">
      <style:table-cell-properties fo:background-color="#4f81bd" fo:border-top="0.01389in solid #ffffff" fo:border-bottom="0.01389in solid #ffffff" fo:border-left="0.01389in solid #ffffff" fo:border-right="0.01389in solid #ffffff"/>
      <style:text-properties fo:color="#ffffff" fo:font-family="Arial" style:font-family-asian="Arial" style:font-family-complex="Arial" fo:font-weight="bold" style:font-weight-asian="bold" style:font-weight-complex="bold"/>
    </style:style>
    <style:style style:family="table-cell" style:name="a395">
      <style:table-cell-properties fo:background-color="#dee7d0" fo:border-top="0.01389in solid #ffffff" fo:border-bottom="0.01389in solid #ffffff" fo:border-left="0.01389in solid #ffffff" fo:border-right="0.01389in solid #ffffff"/>
      <style:text-properties fo:color="#000000" fo:font-family="Arial" style:font-family-asian="Arial" style:font-family-complex="Arial"/>
    </style:style>
    <style:style style:family="table-cell" style:name="a396">
      <style:table-cell-properties fo:background-color="#eff3e9"/>
      <style:text-properties/>
    </style:style>
    <style:style style:family="table-cell" style:name="a397">
      <style:table-cell-properties fo:background-color="#9bbb59" fo:border-top="0.01389in solid #ffffff" fo:border-bottom="0.04167in solid #ffffff" fo:border-left="0.01389in solid #ffffff" fo:border-right="0.01389in solid #ffffff"/>
      <style:text-properties fo:color="#ffffff" fo:font-family="Arial" style:font-family-asian="Arial" style:font-family-complex="Arial" fo:font-weight="bold" style:font-weight-asian="bold" style:font-weight-complex="bold"/>
    </style:style>
    <style:style style:family="table-cell" style:name="a398">
      <style:table-cell-properties fo:background-color="#9bbb59" fo:border-top="0.04167in solid #ffffff" fo:border-bottom="0.01389in solid #ffffff" fo:border-left="0.01389in solid #ffffff" fo:border-right="0.01389in solid #ffffff"/>
      <style:text-properties fo:color="#ffffff" fo:font-family="Arial" style:font-family-asian="Arial" style:font-family-complex="Arial" fo:font-weight="bold" style:font-weight-asian="bold" style:font-weight-complex="bold"/>
    </style:style>
    <style:style style:family="table-cell" style:name="a410">
      <style:table-cell-properties fo:background-color="#cacaca" fo:border-top="0.01389in solid #ffffff" fo:border-bottom="0.01389in solid #ffffff" fo:border-left="0.01389in solid #ffffff" fo:border-right="0.01389in solid #ffffff"/>
      <style:text-properties fo:color="#000000" fo:font-family="Arial" style:font-family-asian="Arial" style:font-family-complex="Arial"/>
    </style:style>
    <style:style style:family="table-cell" style:name="a399">
      <style:table-cell-properties fo:background-color="#9bbb59" fo:border-top="0.01389in solid #ffffff" fo:border-bottom="0.01389in solid #ffffff" fo:border-left="0.01389in solid #ffffff" fo:border-right="0.01389in solid #ffffff"/>
      <style:text-properties fo:color="#ffffff" fo:font-family="Arial" style:font-family-asian="Arial" style:font-family-complex="Arial" fo:font-weight="bold" style:font-weight-asian="bold" style:font-weight-complex="bold"/>
    </style:style>
    <style:style style:family="table-cell" style:name="a411">
      <style:table-cell-properties fo:background-color="#e6e6e6"/>
      <style:text-properties/>
    </style:style>
    <style:style style:family="table-cell" style:name="a412">
      <style:table-cell-properties fo:background-color="#000000" fo:border-top="0.01389in solid #ffffff" fo:border-bottom="0.04167in solid #ffffff" fo:border-left="0.01389in solid #ffffff" fo:border-right="0.01389in solid #ffffff"/>
      <style:text-properties fo:color="#ffffff" fo:font-family="Arial" style:font-family-asian="Arial" style:font-family-complex="Arial" fo:font-weight="bold" style:font-weight-asian="bold" style:font-weight-complex="bold"/>
    </style:style>
    <style:style style:family="table-cell" style:name="a413">
      <style:table-cell-properties fo:background-color="#000000" fo:border-top="0.04167in solid #ffffff" fo:border-bottom="0.01389in solid #ffffff" fo:border-left="0.01389in solid #ffffff" fo:border-right="0.01389in solid #ffffff"/>
      <style:text-properties fo:color="#ffffff" fo:font-family="Arial" style:font-family-asian="Arial" style:font-family-complex="Arial" fo:font-weight="bold" style:font-weight-asian="bold" style:font-weight-complex="bold"/>
    </style:style>
    <style:style style:family="table-cell" style:name="a414">
      <style:table-cell-properties fo:background-color="#000000" fo:border-top="0.01389in solid #ffffff" fo:border-bottom="0.01389in solid #ffffff" fo:border-left="0.01389in solid #ffffff" fo:border-right="0.01389in solid #ffffff"/>
      <style:text-properties fo:color="#ffffff" fo:font-family="Arial" style:font-family-asian="Arial" style:font-family-complex="Arial" fo:font-weight="bold" style:font-weight-asian="bold" style:font-weight-complex="bold"/>
    </style:style>
    <style:style style:family="table-cell" style:name="a415">
      <style:table-cell-properties fo:background-color="#000000" fo:border-top="0.01389in solid #000000" fo:border-bottom="0.01389in solid #000000" fo:border-left="0.01389in solid #000000" fo:border-right="0.01389in solid #000000"/>
      <style:text-properties fo:color="#000000" fo:font-family="Arial" style:font-family-asian="Arial" style:font-family-complex="Arial"/>
    </style:style>
    <style:style style:family="table-cell" style:name="a416">
      <style:table-cell-properties fo:background-color="#ffffff"/>
      <style:text-properties/>
    </style:style>
    <style:default-style style:family="graphic">
      <style:graphic-properties draw:fill="solid" draw:fill-color="#ffffff" draw:opacity="100%" draw:stroke="solid" svg:stroke-width="0.02778in" svg:stroke-color="#4f81bd" svg:stroke-opacity="100%" draw:stroke-linejoin="round" svg:stroke-linecap="butt" draw:shadow="visible" draw:shadow-offset-x="0in" draw:shadow-offset-y="0.02515in" draw:shadow-color="#000000" draw:shadow-opacity="35%"/>
    </style:default-style>
    <table:table-template table:name="{2708684C-4D16-4618-839F-0558EEFCDFE6}">
      <table:first-row table:style-name="a417" table:paragraph-style-name=""/>
      <table:last-row table:style-name="a418" table:paragraph-style-name=""/>
      <table:first-column table:style-name="a419" table:paragraph-style-name=""/>
      <table:body table:style-name="a415" table:paragraph-style-name=""/>
      <table:even-rows table:style-name="a416" table:paragraph-style-name=""/>
    </table:table-template>
    <table:table-template table:name="{4C3C2611-4C71-4FC5-86AE-919BDF0F9419}">
      <table:first-row table:style-name="a392" table:paragraph-style-name=""/>
      <table:last-row table:style-name="a393" table:paragraph-style-name=""/>
      <table:first-column table:style-name="a394" table:paragraph-style-name=""/>
      <table:body table:style-name="a390" table:paragraph-style-name=""/>
      <table:even-rows table:style-name="a391" table:paragraph-style-name=""/>
    </table:table-template>
    <table:table-template table:name="{C7B018BB-80A7-4F77-B60F-C8B233D01FF8}">
      <table:first-row table:style-name="a397" table:paragraph-style-name=""/>
      <table:last-row table:style-name="a398" table:paragraph-style-name=""/>
      <table:first-column table:style-name="a399" table:paragraph-style-name=""/>
      <table:body table:style-name="a395" table:paragraph-style-name=""/>
      <table:even-rows table:style-name="a396" table:paragraph-style-name=""/>
    </table:table-template>
    <table:table-template table:name="{EEE7283C-3CF3-47DC-8721-378D4A62B228}">
      <table:first-row table:style-name="a402" table:paragraph-style-name=""/>
      <table:last-row table:style-name="a403" table:paragraph-style-name=""/>
      <table:first-column table:style-name="a404" table:paragraph-style-name=""/>
      <table:body table:style-name="a400" table:paragraph-style-name=""/>
      <table:even-rows table:style-name="a401" table:paragraph-style-name=""/>
    </table:table-template>
    <table:table-template table:name="{CF821DB8-F4EB-4A41-A1BA-3FCAFE7338EE}">
      <table:first-row table:style-name="a407" table:paragraph-style-name=""/>
      <table:last-row table:style-name="a408" table:paragraph-style-name=""/>
      <table:first-column table:style-name="a409" table:paragraph-style-name=""/>
      <table:body table:style-name="a405" table:paragraph-style-name=""/>
      <table:even-rows table:style-name="a406" table:paragraph-style-name=""/>
    </table:table-template>
    <table:table-template table:name="{33BA23B1-9221-436E-865A-0063620EA4FD}">
      <table:first-row table:style-name="a412" table:paragraph-style-name=""/>
      <table:last-row table:style-name="a413" table:paragraph-style-name=""/>
      <table:first-column table:style-name="a414" table:paragraph-style-name=""/>
      <table:body table:style-name="a410" table:paragraph-style-name=""/>
      <table:even-rows table:style-name="a411" table:paragraph-style-name=""/>
    </table:table-template>
  </office:styles>
  <office:automatic-styles>
    <style:page-layout style:name="pageLayout1">
      <style:page-layout-properties fo:page-width="11.01389in" fo:page-height="8.26389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left" style:tab-stop-distance="1in" fo:margin-left="2.50394in" fo:margin-right="0in" fo:text-indent="-0.377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left" style:tab-stop-distance="1in" fo:margin-left="0.47244in" fo:margin-right="0in" fo:text-indent="-0.35433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83">
      <style:paragraph-properties fo:line-height="100%" fo:text-align="left" style:tab-stop-distance="1in" fo:margin-left="0.47244in" fo:margin-right="0in" fo:text-indent="-0.35433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2">
      <style:drawing-page-properties draw:fill="solid" draw:fill-color="#000000" draw:opacity="100%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left" style:tab-stop-distance="1in" fo:margin-left="0.47244in" fo:margin-right="0in" fo:text-indent="-0.35433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7">
      <style:paragraph-properties fo:line-height="100%" fo:text-align="left" style:tab-stop-distance="1in" fo:margin-left="0.47244in" fo:margin-right="0in" fo:text-indent="-0.35433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3">
      <style:paragraph-properties fo:line-height="100%" fo:text-align="left" style:tab-stop-distance="1in" fo:margin-left="0.47244in" fo:margin-right="0in" fo:text-indent="-0.35433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100%" fo:text-align="left" style:tab-stop-distance="1in" fo:margin-left="0.9955in" fo:margin-right="0in" fo:text-indent="-0.404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left" style:tab-stop-distance="1in" fo:margin-left="1.52231in" fo:margin-right="0in" fo:text-indent="-0.419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fo:font-size="0.19444in" style:font-size-asian="0.19444in" style:font-size-complex="0.19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0.9955in" fo:margin-right="0in" fo:text-indent="-0.404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100%" fo:text-align="left" style:tab-stop-distance="1in" fo:margin-left="1.52231in" fo:margin-right="0in" fo:text-indent="-0.419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56">
      <style:paragraph-properties fo:line-height="100%" fo:text-align="left" style:tab-stop-distance="1in" fo:margin-left="2.03149in" fo:margin-right="0in" fo:text-indent="-0.377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8">
      <style:drawing-page-properties draw:fill="solid" draw:fill-color="#000000" draw:opacity="100%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2">
      <style:paragraph-properties fo:line-height="100%" fo:text-align="left" style:tab-stop-distance="1in" fo:margin-left="2.03149in" fo:margin-right="0in" fo:text-indent="-0.377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left" style:tab-stop-distance="1in" fo:margin-left="2.50394in" fo:margin-right="0in" fo:text-indent="-0.377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100%" fo:text-align="left" style:tab-stop-distance="1in" fo:margin-left="2.50394in" fo:margin-right="0in" fo:text-indent="-0.377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.47244in" fo:margin-right="0in" fo:text-indent="-0.35433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fo:text-align="left" style:tab-stop-distance="1in" fo:margin-left="0.47244in" fo:margin-right="0in" fo:text-indent="-0.35433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7">
      <style:paragraph-properties fo:line-height="100%" fo:text-align="left" style:tab-stop-distance="1in" fo:margin-left="0.47244in" fo:margin-right="0in" fo:text-indent="-0.35433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fo:text-align="left" style:tab-stop-distance="1in" fo:margin-left="0.47244in" fo:margin-right="0in" fo:text-indent="-0.35433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fo:font-size="0.19444in" style:font-size-asian="0.19444in" style:font-size-complex="0.19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2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left" style:tab-stop-distance="1in" fo:margin-left="0.47244in" fo:margin-right="0in" fo:text-indent="-0.35433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5">
      <style:paragraph-properties fo:line-height="100%" fo:text-align="left" style:tab-stop-distance="1in" fo:margin-left="0.47244in" fo:margin-right="0in" fo:text-indent="-0.35433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79">
      <style:paragraph-properties fo:line-height="100%" fo:text-align="left" style:tab-stop-distance="1in" fo:margin-left="0.47244in" fo:margin-right="0in" fo:text-indent="-0.35433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4">
      <style:drawing-page-properties draw:fill="solid" draw:fill-color="#000000" draw:opacity="100%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1in" fo:margin-left="0.47244in" fo:margin-right="0in" fo:text-indent="-0.35433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left" style:tab-stop-distance="1in" fo:margin-left="1.52231in" fo:margin-right="0in" fo:text-indent="-0.419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left" style:tab-stop-distance="1in" fo:margin-left="2.03149in" fo:margin-right="0in" fo:text-indent="-0.377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fo:text-align="left" style:tab-stop-distance="1in" fo:margin-left="2.50394in" fo:margin-right="0in" fo:text-indent="-0.377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fo:font-size="0.19444in" style:font-size-asian="0.19444in" style:font-size-complex="0.19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fo:text-align="left" style:tab-stop-distance="1in" fo:margin-left="0.9955in" fo:margin-right="0in" fo:text-indent="-0.404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">
      <style:paragraph-properties fo:line-height="100%" fo:text-align="left" style:tab-stop-distance="1in" fo:margin-left="1.52231in" fo:margin-right="0in" fo:text-indent="-0.419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left" style:tab-stop-distance="1in" fo:margin-left="0.9955in" fo:margin-right="0in" fo:text-indent="-0.404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left" style:tab-stop-distance="1in" fo:margin-left="2.03149in" fo:margin-right="0in" fo:text-indent="-0.377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fo:font-size="0.19444in" style:font-size-asian="0.19444in" style:font-size-complex="0.19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">
      <style:paragraph-properties fo:line-height="100%" fo:text-align="left" style:tab-stop-distance="1in" fo:margin-left="1.52231in" fo:margin-right="0in" fo:text-indent="-0.419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">
      <style:paragraph-properties fo:line-height="100%" fo:text-align="left" style:tab-stop-distance="1in" fo:margin-left="2.03149in" fo:margin-right="0in" fo:text-indent="-0.377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">
      <style:drawing-page-properties draw:fill="solid" draw:fill-color="#000000" draw:opacity="100%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fo:font-size="0.19444in" style:font-size-asian="0.19444in" style:font-size-complex="0.19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100%" fo:text-align="left" style:tab-stop-distance="1in" fo:margin-left="2.50394in" fo:margin-right="0in" fo:text-indent="-0.377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">
      <style:paragraph-properties fo:line-height="100%" fo:text-align="left" style:tab-stop-distance="1in" fo:margin-left="0.47244in" fo:margin-right="0in" fo:text-indent="-0.35433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left" style:tab-stop-distance="1in" fo:margin-left="2.50394in" fo:margin-right="0in" fo:text-indent="-0.377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59">
      <style:paragraph-properties fo:line-height="100%" fo:text-align="left" style:tab-stop-distance="1in" fo:margin-left="0.47244in" fo:margin-right="0in" fo:text-indent="-0.35433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100%" fo:text-align="left" style:tab-stop-distance="1in" fo:margin-left="0.47244in" fo:margin-right="0in" fo:text-indent="-0.35433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fo:font-size="0.19444in" style:font-size-asian="0.19444in" style:font-size-complex="0.19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">
      <style:drawing-page-properties draw:fill="solid" draw:fill-color="#ffffff" draw:opacity="100%" presentation:transition-type="manual" presentation:transition-speed="medium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fo:font-size="0.19444in" style:font-size-asian="0.19444in" style:font-size-complex="0.19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2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5">
      <style:drawing-page-properties draw:fill="solid" draw:fill-color="#000000" draw:opacity="100%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1in" fo:margin-left="0.47244in" fo:margin-right="0in" fo:text-indent="-0.35433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fo:font-size="0.19444in" style:font-size-asian="0.19444in" style:font-size-complex="0.19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left" style:tab-stop-distance="1in" fo:margin-left="0.9955in" fo:margin-right="0in" fo:text-indent="-0.404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">
      <style:paragraph-properties fo:line-height="100%" fo:text-align="left" style:tab-stop-distance="1in" fo:margin-left="1.52231in" fo:margin-right="0in" fo:text-indent="-0.419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000000" draw:opacity="100%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5">
      <style:paragraph-properties fo:line-height="100%" fo:text-align="left" style:tab-stop-distance="1in" fo:margin-left="0.47244in" fo:margin-right="0in" fo:text-indent="-0.35433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278">
      <style:paragraph-properties fo:line-height="100%" fo:text-align="left" style:tab-stop-distance="1in" fo:margin-left="0.9955in" fo:margin-right="0in" fo:text-indent="-0.404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">
      <style:paragraph-properties fo:line-height="100%" fo:text-align="left" style:tab-stop-distance="1in" fo:margin-left="2.03149in" fo:margin-right="0in" fo:text-indent="-0.377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7">
      <style:drawing-page-properties draw:fill="solid" draw:fill-color="#000000" draw:opacity="100%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left" style:tab-stop-distance="1in" fo:margin-left="2.50394in" fo:margin-right="0in" fo:text-indent="-0.377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100%" fo:text-align="left" style:tab-stop-distance="1in" fo:margin-left="0.47244in" fo:margin-right="0in" fo:text-indent="-0.35433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fo:font-size="0.19444in" style:font-size-asian="0.19444in" style:font-size-complex="0.19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100%" fo:text-align="left" style:tab-stop-distance="1in" fo:margin-left="1.52231in" fo:margin-right="0in" fo:text-indent="-0.419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4">
      <style:paragraph-properties fo:line-height="100%" fo:text-align="left" style:tab-stop-distance="1in" fo:margin-left="2.03149in" fo:margin-right="0in" fo:text-indent="-0.377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7">
      <style:paragraph-properties fo:line-height="100%" fo:text-align="left" style:tab-stop-distance="1in" fo:margin-left="2.50394in" fo:margin-right="0in" fo:text-indent="-0.377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">
      <style:paragraph-properties fo:line-height="100%" fo:text-align="left" style:tab-stop-distance="1in" fo:margin-left="0.9955in" fo:margin-right="0in" fo:text-indent="-0.404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02">
      <style:drawing-page-properties draw:fill="solid" draw:fill-color="#000000" draw:opacity="100%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00%" fo:text-align="left" style:tab-stop-distance="1in" fo:margin-left="1.52231in" fo:margin-right="0in" fo:text-indent="-0.419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07">
      <style:paragraph-properties fo:line-height="100%" fo:text-align="left" style:tab-stop-distance="1in" fo:margin-left="0.47244in" fo:margin-right="0in" fo:text-indent="-0.35433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1in" fo:margin-left="2.03149in" fo:margin-right="0in" fo:text-indent="-0.377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">
      <style:drawing-page-properties draw:fill="solid" draw:fill-color="#ffffff" draw:opacity="100%" presentation:transition-type="manual" presentation:transition-speed="medium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.47244in" fo:margin-right="0in" fo:text-indent="-0.35433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fo:font-size="0.19444in" style:font-size-asian="0.19444in" style:font-size-complex="0.19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.9955in" fo:margin-right="0in" fo:text-indent="-0.404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100%" fo:text-align="left" style:tab-stop-distance="1in" fo:margin-left="2.50394in" fo:margin-right="0in" fo:text-indent="-0.377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9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3">
      <style:paragraph-properties fo:line-height="100%" fo:text-align="left" style:tab-stop-distance="1in" fo:margin-left="1.52231in" fo:margin-right="0in" fo:text-indent="-0.419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fo:font-size="0.19444in" style:font-size-asian="0.19444in" style:font-size-complex="0.19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1in" fo:margin-left="0.47244in" fo:margin-right="0in" fo:text-indent="-0.35433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100%" fo:text-align="left" style:tab-stop-distance="1in" fo:margin-left="2.03149in" fo:margin-right="0in" fo:text-indent="-0.377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">
      <style:paragraph-properties fo:line-height="100%" fo:text-align="left" style:tab-stop-distance="1in" fo:margin-left="0.9955in" fo:margin-right="0in" fo:text-indent="-0.404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1in" fo:margin-left="2.50394in" fo:margin-right="0in" fo:text-indent="-0.377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left" style:tab-stop-distance="1in" fo:margin-left="1.52231in" fo:margin-right="0in" fo:text-indent="-0.419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1in" fo:margin-left="2.03149in" fo:margin-right="0in" fo:text-indent="-0.377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2">
      <style:drawing-page-properties draw:fill="solid" draw:fill-color="#000000" draw:opacity="100%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3">
      <style:paragraph-properties fo:line-height="100%" fo:text-align="left" style:tab-stop-distance="1in" fo:margin-left="0.47244in" fo:margin-right="0in" fo:text-indent="-0.35433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">
      <style:paragraph-properties fo:line-height="100%" fo:text-align="left" style:tab-stop-distance="1in" fo:margin-left="2.50394in" fo:margin-right="0in" fo:text-indent="-0.377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100%" fo:text-align="left" style:tab-stop-distance="1in" fo:margin-left="0.47244in" fo:margin-right="0in" fo:text-indent="-0.35433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.47244in" fo:margin-right="0in" fo:text-indent="-0.35433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fo:font-size="0.19444in" style:font-size-asian="0.19444in" style:font-size-complex="0.19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000000" draw:opacity="100%" presentation:transition-type="manual" presentation:transition-speed="medium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left" style:tab-stop-distance="1in" fo:margin-left="0.47244in" fo:margin-right="0in" fo:text-indent="-0.35433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fo:text-align="left" style:tab-stop-distance="1in" fo:margin-left="0.9955in" fo:margin-right="0in" fo:text-indent="-0.404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.9955in" fo:margin-right="0in" fo:text-indent="-0.404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.47244in" fo:margin-right="0in" fo:text-indent="-0.35433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">
      <style:paragraph-properties fo:line-height="100%" fo:text-align="left" style:tab-stop-distance="1in" fo:margin-left="1.52231in" fo:margin-right="0in" fo:text-indent="-0.419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fo:font-size="0.19444in" style:font-size-asian="0.19444in" style:font-size-complex="0.19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fo:text-align="left" style:tab-stop-distance="1in" fo:margin-left="2.03149in" fo:margin-right="0in" fo:text-indent="-0.377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">
      <style:drawing-page-properties draw:fill="solid" draw:fill-color="#000000" draw:opacity="100%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3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7">
      <text:list-level-style-bullet text:level="1" text:bullet-char="">
        <style:list-level-properties text:space-before="0.06749in" text:min-label-width="0.40495in"/>
        <style:text-properties fo:color="#000000" fo:font-family="Wingdings" fo:font-size="75%"/>
      </text:list-level-style-bullet>
      <text:list-level-style-bullet text:level="2" text:bullet-char="">
        <style:list-level-properties text:space-before="0.59055in" text:min-label-width="0.40495in"/>
        <style:text-properties fo:color="#000000" fo:font-family="Wingdings" fo:font-size="75%"/>
      </text:list-level-style-bullet>
      <text:list-level-style-bullet text:level="3" text:bullet-char="">
        <style:list-level-properties text:space-before="1.11736in" text:min-label-width="0.40495in"/>
        <style:text-properties fo:color="#000000" fo:font-family="Wingdings" fo:font-size="75%"/>
      </text:list-level-style-bullet>
      <text:list-level-style-bullet text:level="4" text:bullet-char="">
        <style:list-level-properties text:space-before="1.62655in" text:min-label-width="0.40495in"/>
        <style:text-properties fo:color="#000000" fo:font-family="Wingdings" fo:font-size="75%"/>
      </text:list-level-style-bullet>
      <text:list-level-style-bullet text:level="5" text:bullet-char="">
        <style:list-level-properties text:space-before="2.09899in" text:min-label-width="0.40495in"/>
        <style:text-properties fo:color="#000000" fo:font-family="Wingdings" fo:font-size="75%"/>
      </text:list-level-style-bullet>
      <text:list-level-style-bullet text:level="6" text:bullet-char="">
        <style:list-level-properties text:space-before="2.57143in" text:min-label-width="0.40495in"/>
        <style:text-properties fo:color="#000000" fo:font-family="Wingdings" fo:font-size="75%"/>
      </text:list-level-style-bullet>
      <text:list-level-style-bullet text:level="7" text:bullet-char="">
        <style:list-level-properties text:space-before="3.04387in" text:min-label-width="0.40495in"/>
        <style:text-properties fo:color="#000000" fo:font-family="Wingdings" fo:font-size="75%"/>
      </text:list-level-style-bullet>
      <text:list-level-style-bullet text:level="8" text:bullet-char="">
        <style:list-level-properties text:space-before="0in" text:min-label-width="0.40495in"/>
        <style:text-properties fo:color="#000000" fo:font-family="Wingdings" fo:font-size="75%"/>
      </text:list-level-style-bullet>
      <text:list-level-style-bullet text:level="9" text:bullet-char="">
        <style:list-level-properties text:space-before="0in" text:min-label-width="0.40495in"/>
        <style:text-properties fo:color="#000000" fo:font-family="Wingdings" fo:font-size="75%"/>
      </text:list-level-style-bullet>
    </text:list-style>
    <text:list-style style:name="a71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64117in" text:min-label-width="0.35433in"/>
        <style:text-properties fo:color="#000000" fo:font-size="45%"/>
      </text:list-level-style-bullet>
      <text:list-level-style-bullet text:level="3" text:bullet-char="●">
        <style:list-level-properties text:space-before="1.16798in" text:min-label-width="0.35433in"/>
        <style:text-properties fo:color="#000000" fo:font-size="45%"/>
      </text:list-level-style-bullet>
      <text:list-level-style-bullet text:level="4" text:bullet-char="●">
        <style:list-level-properties text:space-before="1.67717in" text:min-label-width="0.35433in"/>
        <style:text-properties fo:color="#000000" fo:font-size="45%"/>
      </text:list-level-style-bullet>
      <text:list-level-style-bullet text:level="5" text:bullet-char="●">
        <style:list-level-properties text:space-before="2.1496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2.62205in" text:min-label-width="0.35433in"/>
        <style:text-properties fo:color="#000000" fo:font-size="45%"/>
      </text:list-level-style-bullet>
      <text:list-level-style-bullet text:level="7" text:bullet-char="●">
        <style:list-level-properties text:space-before="3.09449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in" text:min-label-width="0.35433in"/>
        <style:text-properties fo:color="#000000" fo:font-size="45%"/>
      </text:list-level-style-bullet>
    </text:list-style>
    <text:list-style style:name="a360">
      <text:list-level-style-bullet text:level="1" text:bullet-char="">
        <style:list-level-properties text:space-before="0.09449in" text:min-label-width="0.37795in"/>
        <style:text-properties fo:color="#000000" fo:font-family="Wingdings" fo:font-size="45%"/>
      </text:list-level-style-bullet>
      <text:list-level-style-bullet text:level="2" text:bullet-char="">
        <style:list-level-properties text:space-before="0.61755in" text:min-label-width="0.37795in"/>
        <style:text-properties fo:color="#000000" fo:font-family="Wingdings" fo:font-size="45%"/>
      </text:list-level-style-bullet>
      <text:list-level-style-bullet text:level="3" text:bullet-char="">
        <style:list-level-properties text:space-before="1.14436in" text:min-label-width="0.37795in"/>
        <style:text-properties fo:color="#000000" fo:font-family="Wingdings" fo:font-size="45%"/>
      </text:list-level-style-bullet>
      <text:list-level-style-bullet text:level="4" text:bullet-char="">
        <style:list-level-properties text:space-before="1.65354in" text:min-label-width="0.37795in"/>
        <style:text-properties fo:color="#000000" fo:font-family="Wingdings" fo:font-size="45%"/>
      </text:list-level-style-bullet>
      <text:list-level-style-bullet text:level="5" text:bullet-char="">
        <style:list-level-properties text:space-before="2.12598in" text:min-label-width="0.37795in"/>
        <style:text-properties fo:color="#000000" fo:font-family="Wingdings" fo:font-size="45%"/>
      </text:list-level-style-bullet>
      <text:list-level-style-bullet text:level="6" text:bullet-char="">
        <style:list-level-properties text:space-before="2.59842in" text:min-label-width="0.37795in"/>
        <style:text-properties fo:color="#000000" fo:font-family="Wingdings" fo:font-size="45%"/>
      </text:list-level-style-bullet>
      <text:list-level-style-bullet text:level="7" text:bullet-char="">
        <style:list-level-properties text:space-before="3.07087in" text:min-label-width="0.37795in"/>
        <style:text-properties fo:color="#000000" fo:font-family="Wingdings" fo:font-size="45%"/>
      </text:list-level-style-bullet>
      <text:list-level-style-bullet text:level="8" text:bullet-char="">
        <style:list-level-properties text:space-before="0in" text:min-label-width="0.37795in"/>
        <style:text-properties fo:color="#000000" fo:font-family="Wingdings" fo:font-size="45%"/>
      </text:list-level-style-bullet>
      <text:list-level-style-bullet text:level="9" text:bullet-char="">
        <style:list-level-properties text:space-before="0in" text:min-label-width="0.37795in"/>
        <style:text-properties fo:color="#000000" fo:font-family="Wingdings" fo:font-size="45%"/>
      </text:list-level-style-bullet>
    </text:list-style>
    <text:list-style style:name="a111">
      <text:list-level-style-bullet text:level="1" text:bullet-char="">
        <style:list-level-properties text:space-before="0.09449in" text:min-label-width="0.37795in"/>
        <style:text-properties fo:color="#000000" fo:font-family="Wingdings" fo:font-size="45%"/>
      </text:list-level-style-bullet>
      <text:list-level-style-bullet text:level="2" text:bullet-char="">
        <style:list-level-properties text:space-before="0.61755in" text:min-label-width="0.37795in"/>
        <style:text-properties fo:color="#000000" fo:font-family="Wingdings" fo:font-size="45%"/>
      </text:list-level-style-bullet>
      <text:list-level-style-bullet text:level="3" text:bullet-char="">
        <style:list-level-properties text:space-before="1.14436in" text:min-label-width="0.37795in"/>
        <style:text-properties fo:color="#000000" fo:font-family="Wingdings" fo:font-size="45%"/>
      </text:list-level-style-bullet>
      <text:list-level-style-bullet text:level="4" text:bullet-char="">
        <style:list-level-properties text:space-before="1.65354in" text:min-label-width="0.37795in"/>
        <style:text-properties fo:color="#000000" fo:font-family="Wingdings" fo:font-size="45%"/>
      </text:list-level-style-bullet>
      <text:list-level-style-bullet text:level="5" text:bullet-char="">
        <style:list-level-properties text:space-before="2.12598in" text:min-label-width="0.37795in"/>
        <style:text-properties fo:color="#000000" fo:font-family="Wingdings" fo:font-size="45%"/>
      </text:list-level-style-bullet>
      <text:list-level-style-bullet text:level="6" text:bullet-char="">
        <style:list-level-properties text:space-before="2.59842in" text:min-label-width="0.37795in"/>
        <style:text-properties fo:color="#000000" fo:font-family="Wingdings" fo:font-size="45%"/>
      </text:list-level-style-bullet>
      <text:list-level-style-bullet text:level="7" text:bullet-char="">
        <style:list-level-properties text:space-before="3.07087in" text:min-label-width="0.37795in"/>
        <style:text-properties fo:color="#000000" fo:font-family="Wingdings" fo:font-size="45%"/>
      </text:list-level-style-bullet>
      <text:list-level-style-bullet text:level="8" text:bullet-char="">
        <style:list-level-properties text:space-before="0in" text:min-label-width="0.37795in"/>
        <style:text-properties fo:color="#000000" fo:font-family="Wingdings" fo:font-size="45%"/>
      </text:list-level-style-bullet>
      <text:list-level-style-bullet text:level="9" text:bullet-char="">
        <style:list-level-properties text:space-before="0in" text:min-label-width="0.37795in"/>
        <style:text-properties fo:color="#000000" fo:font-family="Wingdings" fo:font-size="45%"/>
      </text:list-level-style-bullet>
    </text:list-style>
    <text:list-style style:name="a74">
      <text:list-level-style-bullet text:level="1" text:bullet-char="">
        <style:list-level-properties text:space-before="0.06749in" text:min-label-width="0.40495in"/>
        <style:text-properties fo:color="#000000" fo:font-family="Wingdings" fo:font-size="75%"/>
      </text:list-level-style-bullet>
      <text:list-level-style-bullet text:level="2" text:bullet-char="">
        <style:list-level-properties text:space-before="0.59055in" text:min-label-width="0.40495in"/>
        <style:text-properties fo:color="#000000" fo:font-family="Wingdings" fo:font-size="75%"/>
      </text:list-level-style-bullet>
      <text:list-level-style-bullet text:level="3" text:bullet-char="">
        <style:list-level-properties text:space-before="1.11736in" text:min-label-width="0.40495in"/>
        <style:text-properties fo:color="#000000" fo:font-family="Wingdings" fo:font-size="75%"/>
      </text:list-level-style-bullet>
      <text:list-level-style-bullet text:level="4" text:bullet-char="">
        <style:list-level-properties text:space-before="1.62655in" text:min-label-width="0.40495in"/>
        <style:text-properties fo:color="#000000" fo:font-family="Wingdings" fo:font-size="75%"/>
      </text:list-level-style-bullet>
      <text:list-level-style-bullet text:level="5" text:bullet-char="">
        <style:list-level-properties text:space-before="2.09899in" text:min-label-width="0.40495in"/>
        <style:text-properties fo:color="#000000" fo:font-family="Wingdings" fo:font-size="75%"/>
      </text:list-level-style-bullet>
      <text:list-level-style-bullet text:level="6" text:bullet-char="">
        <style:list-level-properties text:space-before="2.57143in" text:min-label-width="0.40495in"/>
        <style:text-properties fo:color="#000000" fo:font-family="Wingdings" fo:font-size="75%"/>
      </text:list-level-style-bullet>
      <text:list-level-style-bullet text:level="7" text:bullet-char="">
        <style:list-level-properties text:space-before="3.04387in" text:min-label-width="0.40495in"/>
        <style:text-properties fo:color="#000000" fo:font-family="Wingdings" fo:font-size="75%"/>
      </text:list-level-style-bullet>
      <text:list-level-style-bullet text:level="8" text:bullet-char="">
        <style:list-level-properties text:space-before="0in" text:min-label-width="0.40495in"/>
        <style:text-properties fo:color="#000000" fo:font-family="Wingdings" fo:font-size="75%"/>
      </text:list-level-style-bullet>
      <text:list-level-style-bullet text:level="9" text:bullet-char="">
        <style:list-level-properties text:space-before="0in" text:min-label-width="0.40495in"/>
        <style:text-properties fo:color="#000000" fo:font-family="Wingdings" fo:font-size="75%"/>
      </text:list-level-style-bullet>
    </text:list-style>
    <text:list-style style:name="a99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64117in" text:min-label-width="0.35433in"/>
        <style:text-properties fo:color="#000000" fo:font-size="45%"/>
      </text:list-level-style-bullet>
      <text:list-level-style-bullet text:level="3" text:bullet-char="●">
        <style:list-level-properties text:space-before="1.16798in" text:min-label-width="0.35433in"/>
        <style:text-properties fo:color="#000000" fo:font-size="45%"/>
      </text:list-level-style-bullet>
      <text:list-level-style-bullet text:level="4" text:bullet-char="●">
        <style:list-level-properties text:space-before="1.67717in" text:min-label-width="0.35433in"/>
        <style:text-properties fo:color="#000000" fo:font-size="45%"/>
      </text:list-level-style-bullet>
      <text:list-level-style-bullet text:level="5" text:bullet-char="●">
        <style:list-level-properties text:space-before="2.1496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2.62205in" text:min-label-width="0.35433in"/>
        <style:text-properties fo:color="#000000" fo:font-size="45%"/>
      </text:list-level-style-bullet>
      <text:list-level-style-bullet text:level="7" text:bullet-char="●">
        <style:list-level-properties text:space-before="3.09449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in" text:min-label-width="0.35433in"/>
        <style:text-properties fo:color="#000000" fo:font-size="45%"/>
      </text:list-level-style-bullet>
    </text:list-style>
    <text:list-style style:name="a364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3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4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5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7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.11811in" text:min-label-width="0.35433in"/>
        <style:text-properties fo:color="#000000" fo:font-size="45%"/>
      </text:list-level-style-bullet>
    </text:list-style>
    <text:list-style style:name="a115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64117in" text:min-label-width="0.35433in"/>
        <style:text-properties fo:color="#000000" fo:font-size="45%"/>
      </text:list-level-style-bullet>
      <text:list-level-style-bullet text:level="3" text:bullet-char="●">
        <style:list-level-properties text:space-before="1.16798in" text:min-label-width="0.35433in"/>
        <style:text-properties fo:color="#000000" fo:font-size="45%"/>
      </text:list-level-style-bullet>
      <text:list-level-style-bullet text:level="4" text:bullet-char="●">
        <style:list-level-properties text:space-before="1.67717in" text:min-label-width="0.35433in"/>
        <style:text-properties fo:color="#000000" fo:font-size="45%"/>
      </text:list-level-style-bullet>
      <text:list-level-style-bullet text:level="5" text:bullet-char="●">
        <style:list-level-properties text:space-before="2.1496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2.62205in" text:min-label-width="0.35433in"/>
        <style:text-properties fo:color="#000000" fo:font-size="45%"/>
      </text:list-level-style-bullet>
      <text:list-level-style-bullet text:level="7" text:bullet-char="●">
        <style:list-level-properties text:space-before="3.09449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in" text:min-label-width="0.35433in"/>
        <style:text-properties fo:color="#000000" fo:font-size="45%"/>
      </text:list-level-style-bullet>
    </text:list-style>
    <text:list-style style:name="a77">
      <text:list-level-style-bullet text:level="1" text:bullet-char="">
        <style:list-level-properties text:space-before="0.05249in" text:min-label-width="0.41995in"/>
        <style:text-properties fo:color="#000000" fo:font-family="Wingdings" fo:font-size="45%"/>
      </text:list-level-style-bullet>
      <text:list-level-style-bullet text:level="2" text:bullet-char="">
        <style:list-level-properties text:space-before="0.57555in" text:min-label-width="0.41995in"/>
        <style:text-properties fo:color="#000000" fo:font-family="Wingdings" fo:font-size="45%"/>
      </text:list-level-style-bullet>
      <text:list-level-style-bullet text:level="3" text:bullet-char="">
        <style:list-level-properties text:space-before="1.10236in" text:min-label-width="0.41995in"/>
        <style:text-properties fo:color="#000000" fo:font-family="Wingdings" fo:font-size="45%"/>
      </text:list-level-style-bullet>
      <text:list-level-style-bullet text:level="4" text:bullet-char="">
        <style:list-level-properties text:space-before="1.61155in" text:min-label-width="0.41995in"/>
        <style:text-properties fo:color="#000000" fo:font-family="Wingdings" fo:font-size="45%"/>
      </text:list-level-style-bullet>
      <text:list-level-style-bullet text:level="5" text:bullet-char="">
        <style:list-level-properties text:space-before="2.08399in" text:min-label-width="0.41995in"/>
        <style:text-properties fo:color="#000000" fo:font-family="Wingdings" fo:font-size="45%"/>
      </text:list-level-style-bullet>
      <text:list-level-style-bullet text:level="6" text:bullet-char="">
        <style:list-level-properties text:space-before="2.55643in" text:min-label-width="0.41995in"/>
        <style:text-properties fo:color="#000000" fo:font-family="Wingdings" fo:font-size="45%"/>
      </text:list-level-style-bullet>
      <text:list-level-style-bullet text:level="7" text:bullet-char="">
        <style:list-level-properties text:space-before="3.02887in" text:min-label-width="0.41995in"/>
        <style:text-properties fo:color="#000000" fo:font-family="Wingdings" fo:font-size="45%"/>
      </text:list-level-style-bullet>
      <text:list-level-style-bullet text:level="8" text:bullet-char="">
        <style:list-level-properties text:space-before="0in" text:min-label-width="0.41995in"/>
        <style:text-properties fo:color="#000000" fo:font-family="Wingdings" fo:font-size="45%"/>
      </text:list-level-style-bullet>
      <text:list-level-style-bullet text:level="9" text:bullet-char="">
        <style:list-level-properties text:space-before="0in" text:min-label-width="0.41995in"/>
        <style:text-properties fo:color="#000000" fo:font-family="Wingdings" fo:font-size="45%"/>
      </text:list-level-style-bullet>
    </text:list-style>
    <text:list-style style:name="a292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64117in" text:min-label-width="0.35433in"/>
        <style:text-properties fo:color="#000000" fo:font-size="45%"/>
      </text:list-level-style-bullet>
      <text:list-level-style-bullet text:level="3" text:bullet-char="●">
        <style:list-level-properties text:space-before="1.16798in" text:min-label-width="0.35433in"/>
        <style:text-properties fo:color="#000000" fo:font-size="45%"/>
      </text:list-level-style-bullet>
      <text:list-level-style-bullet text:level="4" text:bullet-char="●">
        <style:list-level-properties text:space-before="1.67717in" text:min-label-width="0.35433in"/>
        <style:text-properties fo:color="#000000" fo:font-size="45%"/>
      </text:list-level-style-bullet>
      <text:list-level-style-bullet text:level="5" text:bullet-char="●">
        <style:list-level-properties text:space-before="2.1496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2.62205in" text:min-label-width="0.35433in"/>
        <style:text-properties fo:color="#000000" fo:font-size="45%"/>
      </text:list-level-style-bullet>
      <text:list-level-style-bullet text:level="7" text:bullet-char="●">
        <style:list-level-properties text:space-before="3.09449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in" text:min-label-width="0.35433in"/>
        <style:text-properties fo:color="#000000" fo:font-size="45%"/>
      </text:list-level-style-bullet>
    </text:list-style>
    <text:list-style style:name="a52">
      <text:list-level-style-bullet text:level="1" text:bullet-char="">
        <style:list-level-properties text:space-before="0.09449in" text:min-label-width="0.37795in"/>
        <style:text-properties fo:color="#000000" fo:font-family="Wingdings" fo:font-size="75%"/>
      </text:list-level-style-bullet>
      <text:list-level-style-bullet text:level="2" text:bullet-char="">
        <style:list-level-properties text:space-before="0.61755in" text:min-label-width="0.37795in"/>
        <style:text-properties fo:color="#000000" fo:font-family="Wingdings" fo:font-size="75%"/>
      </text:list-level-style-bullet>
      <text:list-level-style-bullet text:level="3" text:bullet-char="">
        <style:list-level-properties text:space-before="1.14436in" text:min-label-width="0.37795in"/>
        <style:text-properties fo:color="#000000" fo:font-family="Wingdings" fo:font-size="75%"/>
      </text:list-level-style-bullet>
      <text:list-level-style-bullet text:level="4" text:bullet-char="">
        <style:list-level-properties text:space-before="1.65354in" text:min-label-width="0.37795in"/>
        <style:text-properties fo:color="#000000" fo:font-family="Wingdings" fo:font-size="75%"/>
      </text:list-level-style-bullet>
      <text:list-level-style-bullet text:level="5" text:bullet-char="">
        <style:list-level-properties text:space-before="2.12598in" text:min-label-width="0.37795in"/>
        <style:text-properties fo:color="#000000" fo:font-family="Wingdings" fo:font-size="75%"/>
      </text:list-level-style-bullet>
      <text:list-level-style-bullet text:level="6" text:bullet-char="">
        <style:list-level-properties text:space-before="2.59842in" text:min-label-width="0.37795in"/>
        <style:text-properties fo:color="#000000" fo:font-family="Wingdings" fo:font-size="75%"/>
      </text:list-level-style-bullet>
      <text:list-level-style-bullet text:level="7" text:bullet-char="">
        <style:list-level-properties text:space-before="3.07087in" text:min-label-width="0.37795in"/>
        <style:text-properties fo:color="#000000" fo:font-family="Wingdings" fo:font-size="75%"/>
      </text:list-level-style-bullet>
      <text:list-level-style-bullet text:level="8" text:bullet-char="">
        <style:list-level-properties text:space-before="0in" text:min-label-width="0.37795in"/>
        <style:text-properties fo:color="#000000" fo:font-family="Wingdings" fo:font-size="75%"/>
      </text:list-level-style-bullet>
      <text:list-level-style-bullet text:level="9" text:bullet-char="">
        <style:list-level-properties text:space-before="0in" text:min-label-width="0.37795in"/>
        <style:text-properties fo:color="#000000" fo:font-family="Wingdings" fo:font-size="75%"/>
      </text:list-level-style-bullet>
    </text:list-style>
    <text:list-style style:name="a368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3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4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5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7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.11811in" text:min-label-width="0.35433in"/>
        <style:text-properties fo:color="#000000" fo:font-size="45%"/>
      </text:list-level-style-bullet>
    </text:list-style>
    <text:list-style style:name="a55">
      <text:list-level-style-bullet text:level="1" text:bullet-char="">
        <style:list-level-properties text:space-before="0.09449in" text:min-label-width="0.37795in"/>
        <style:text-properties fo:color="#000000" fo:font-family="Wingdings" fo:font-size="45%"/>
      </text:list-level-style-bullet>
      <text:list-level-style-bullet text:level="2" text:bullet-char="">
        <style:list-level-properties text:space-before="0.61755in" text:min-label-width="0.37795in"/>
        <style:text-properties fo:color="#000000" fo:font-family="Wingdings" fo:font-size="45%"/>
      </text:list-level-style-bullet>
      <text:list-level-style-bullet text:level="3" text:bullet-char="">
        <style:list-level-properties text:space-before="1.14436in" text:min-label-width="0.37795in"/>
        <style:text-properties fo:color="#000000" fo:font-family="Wingdings" fo:font-size="45%"/>
      </text:list-level-style-bullet>
      <text:list-level-style-bullet text:level="4" text:bullet-char="">
        <style:list-level-properties text:space-before="1.65354in" text:min-label-width="0.37795in"/>
        <style:text-properties fo:color="#000000" fo:font-family="Wingdings" fo:font-size="45%"/>
      </text:list-level-style-bullet>
      <text:list-level-style-bullet text:level="5" text:bullet-char="">
        <style:list-level-properties text:space-before="2.12598in" text:min-label-width="0.37795in"/>
        <style:text-properties fo:color="#000000" fo:font-family="Wingdings" fo:font-size="45%"/>
      </text:list-level-style-bullet>
      <text:list-level-style-bullet text:level="6" text:bullet-char="">
        <style:list-level-properties text:space-before="2.59842in" text:min-label-width="0.37795in"/>
        <style:text-properties fo:color="#000000" fo:font-family="Wingdings" fo:font-size="45%"/>
      </text:list-level-style-bullet>
      <text:list-level-style-bullet text:level="7" text:bullet-char="">
        <style:list-level-properties text:space-before="3.07087in" text:min-label-width="0.37795in"/>
        <style:text-properties fo:color="#000000" fo:font-family="Wingdings" fo:font-size="45%"/>
      </text:list-level-style-bullet>
      <text:list-level-style-bullet text:level="8" text:bullet-char="">
        <style:list-level-properties text:space-before="0in" text:min-label-width="0.37795in"/>
        <style:text-properties fo:color="#000000" fo:font-family="Wingdings" fo:font-size="45%"/>
      </text:list-level-style-bullet>
      <text:list-level-style-bullet text:level="9" text:bullet-char="">
        <style:list-level-properties text:space-before="0in" text:min-label-width="0.37795in"/>
        <style:text-properties fo:color="#000000" fo:font-family="Wingdings" fo:font-size="45%"/>
      </text:list-level-style-bullet>
    </text:list-style>
    <text:list-style style:name="a320">
      <text:list-level-style-bullet text:level="1" text:bullet-char="">
        <style:list-level-properties text:space-before="0.09449in" text:min-label-width="0.37795in"/>
        <style:text-properties fo:color="#000000" fo:font-family="Wingdings" fo:font-size="45%"/>
      </text:list-level-style-bullet>
      <text:list-level-style-bullet text:level="2" text:bullet-char="">
        <style:list-level-properties text:space-before="0.61755in" text:min-label-width="0.37795in"/>
        <style:text-properties fo:color="#000000" fo:font-family="Wingdings" fo:font-size="45%"/>
      </text:list-level-style-bullet>
      <text:list-level-style-bullet text:level="3" text:bullet-char="">
        <style:list-level-properties text:space-before="1.14436in" text:min-label-width="0.37795in"/>
        <style:text-properties fo:color="#000000" fo:font-family="Wingdings" fo:font-size="45%"/>
      </text:list-level-style-bullet>
      <text:list-level-style-bullet text:level="4" text:bullet-char="">
        <style:list-level-properties text:space-before="1.65354in" text:min-label-width="0.37795in"/>
        <style:text-properties fo:color="#000000" fo:font-family="Wingdings" fo:font-size="45%"/>
      </text:list-level-style-bullet>
      <text:list-level-style-bullet text:level="5" text:bullet-char="">
        <style:list-level-properties text:space-before="2.12598in" text:min-label-width="0.37795in"/>
        <style:text-properties fo:color="#000000" fo:font-family="Wingdings" fo:font-size="45%"/>
      </text:list-level-style-bullet>
      <text:list-level-style-bullet text:level="6" text:bullet-char="">
        <style:list-level-properties text:space-before="2.59842in" text:min-label-width="0.37795in"/>
        <style:text-properties fo:color="#000000" fo:font-family="Wingdings" fo:font-size="45%"/>
      </text:list-level-style-bullet>
      <text:list-level-style-bullet text:level="7" text:bullet-char="">
        <style:list-level-properties text:space-before="3.07087in" text:min-label-width="0.37795in"/>
        <style:text-properties fo:color="#000000" fo:font-family="Wingdings" fo:font-size="45%"/>
      </text:list-level-style-bullet>
      <text:list-level-style-bullet text:level="8" text:bullet-char="">
        <style:list-level-properties text:space-before="0in" text:min-label-width="0.37795in"/>
        <style:text-properties fo:color="#000000" fo:font-family="Wingdings" fo:font-size="45%"/>
      </text:list-level-style-bullet>
      <text:list-level-style-bullet text:level="9" text:bullet-char="">
        <style:list-level-properties text:space-before="0in" text:min-label-width="0.37795in"/>
        <style:text-properties fo:color="#000000" fo:font-family="Wingdings" fo:font-size="45%"/>
      </text:list-level-style-bullet>
    </text:list-style>
    <text:list-style style:name="a348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64117in" text:min-label-width="0.35433in"/>
        <style:text-properties fo:color="#000000" fo:font-size="45%"/>
      </text:list-level-style-bullet>
      <text:list-level-style-bullet text:level="3" text:bullet-char="●">
        <style:list-level-properties text:space-before="1.16798in" text:min-label-width="0.35433in"/>
        <style:text-properties fo:color="#000000" fo:font-size="45%"/>
      </text:list-level-style-bullet>
      <text:list-level-style-bullet text:level="4" text:bullet-char="●">
        <style:list-level-properties text:space-before="1.67717in" text:min-label-width="0.35433in"/>
        <style:text-properties fo:color="#000000" fo:font-size="45%"/>
      </text:list-level-style-bullet>
      <text:list-level-style-bullet text:level="5" text:bullet-char="●">
        <style:list-level-properties text:space-before="2.1496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2.62205in" text:min-label-width="0.35433in"/>
        <style:text-properties fo:color="#000000" fo:font-size="45%"/>
      </text:list-level-style-bullet>
      <text:list-level-style-bullet text:level="7" text:bullet-char="●">
        <style:list-level-properties text:space-before="3.09449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in" text:min-label-width="0.35433in"/>
        <style:text-properties fo:color="#000000" fo:font-size="45%"/>
      </text:list-level-style-bullet>
    </text:list-style>
    <text:list-style style:name="a324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3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4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5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7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.11811in" text:min-label-width="0.35433in"/>
        <style:text-properties fo:color="#000000" fo:font-size="45%"/>
      </text:list-level-style-bullet>
    </text:list-style>
    <text:list-style style:name="a276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64117in" text:min-label-width="0.35433in"/>
        <style:text-properties fo:color="#000000" fo:font-size="45%"/>
      </text:list-level-style-bullet>
      <text:list-level-style-bullet text:level="3" text:bullet-char="●">
        <style:list-level-properties text:space-before="1.16798in" text:min-label-width="0.35433in"/>
        <style:text-properties fo:color="#000000" fo:font-size="45%"/>
      </text:list-level-style-bullet>
      <text:list-level-style-bullet text:level="4" text:bullet-char="●">
        <style:list-level-properties text:space-before="1.67717in" text:min-label-width="0.35433in"/>
        <style:text-properties fo:color="#000000" fo:font-size="45%"/>
      </text:list-level-style-bullet>
      <text:list-level-style-bullet text:level="5" text:bullet-char="●">
        <style:list-level-properties text:space-before="2.1496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2.62205in" text:min-label-width="0.35433in"/>
        <style:text-properties fo:color="#000000" fo:font-size="45%"/>
      </text:list-level-style-bullet>
      <text:list-level-style-bullet text:level="7" text:bullet-char="●">
        <style:list-level-properties text:space-before="3.09449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in" text:min-label-width="0.35433in"/>
        <style:text-properties fo:color="#000000" fo:font-size="45%"/>
      </text:list-level-style-bullet>
    </text:list-style>
    <text:list-style style:name="a252">
      <text:list-level-style-bullet text:level="1" text:bullet-char="">
        <style:list-level-properties text:space-before="0.09449in" text:min-label-width="0.37795in"/>
        <style:text-properties fo:color="#000000" fo:font-family="Wingdings" fo:font-size="45%"/>
      </text:list-level-style-bullet>
      <text:list-level-style-bullet text:level="2" text:bullet-char="">
        <style:list-level-properties text:space-before="0.61755in" text:min-label-width="0.37795in"/>
        <style:text-properties fo:color="#000000" fo:font-family="Wingdings" fo:font-size="45%"/>
      </text:list-level-style-bullet>
      <text:list-level-style-bullet text:level="3" text:bullet-char="">
        <style:list-level-properties text:space-before="1.14436in" text:min-label-width="0.37795in"/>
        <style:text-properties fo:color="#000000" fo:font-family="Wingdings" fo:font-size="45%"/>
      </text:list-level-style-bullet>
      <text:list-level-style-bullet text:level="4" text:bullet-char="">
        <style:list-level-properties text:space-before="1.65354in" text:min-label-width="0.37795in"/>
        <style:text-properties fo:color="#000000" fo:font-family="Wingdings" fo:font-size="45%"/>
      </text:list-level-style-bullet>
      <text:list-level-style-bullet text:level="5" text:bullet-char="">
        <style:list-level-properties text:space-before="2.12598in" text:min-label-width="0.37795in"/>
        <style:text-properties fo:color="#000000" fo:font-family="Wingdings" fo:font-size="45%"/>
      </text:list-level-style-bullet>
      <text:list-level-style-bullet text:level="6" text:bullet-char="">
        <style:list-level-properties text:space-before="2.59842in" text:min-label-width="0.37795in"/>
        <style:text-properties fo:color="#000000" fo:font-family="Wingdings" fo:font-size="45%"/>
      </text:list-level-style-bullet>
      <text:list-level-style-bullet text:level="7" text:bullet-char="">
        <style:list-level-properties text:space-before="3.07087in" text:min-label-width="0.37795in"/>
        <style:text-properties fo:color="#000000" fo:font-family="Wingdings" fo:font-size="45%"/>
      </text:list-level-style-bullet>
      <text:list-level-style-bullet text:level="8" text:bullet-char="">
        <style:list-level-properties text:space-before="0in" text:min-label-width="0.37795in"/>
        <style:text-properties fo:color="#000000" fo:font-family="Wingdings" fo:font-size="45%"/>
      </text:list-level-style-bullet>
      <text:list-level-style-bullet text:level="9" text:bullet-char="">
        <style:list-level-properties text:space-before="0in" text:min-label-width="0.37795in"/>
        <style:text-properties fo:color="#000000" fo:font-family="Wingdings" fo:font-size="45%"/>
      </text:list-level-style-bullet>
    </text:list-style>
    <text:list-style style:name="a12">
      <text:list-level-style-bullet text:level="1" text:bullet-char="">
        <style:list-level-properties text:space-before="0.05249in" text:min-label-width="0.41995in"/>
        <style:text-properties fo:color="#000000" fo:font-family="Wingdings" fo:font-size="45%"/>
      </text:list-level-style-bullet>
      <text:list-level-style-bullet text:level="2" text:bullet-char="">
        <style:list-level-properties text:space-before="0.57555in" text:min-label-width="0.41995in"/>
        <style:text-properties fo:color="#000000" fo:font-family="Wingdings" fo:font-size="45%"/>
      </text:list-level-style-bullet>
      <text:list-level-style-bullet text:level="3" text:bullet-char="">
        <style:list-level-properties text:space-before="1.10236in" text:min-label-width="0.41995in"/>
        <style:text-properties fo:color="#000000" fo:font-family="Wingdings" fo:font-size="45%"/>
      </text:list-level-style-bullet>
      <text:list-level-style-bullet text:level="4" text:bullet-char="">
        <style:list-level-properties text:space-before="1.61155in" text:min-label-width="0.41995in"/>
        <style:text-properties fo:color="#000000" fo:font-family="Wingdings" fo:font-size="45%"/>
      </text:list-level-style-bullet>
      <text:list-level-style-bullet text:level="5" text:bullet-char="">
        <style:list-level-properties text:space-before="2.08399in" text:min-label-width="0.41995in"/>
        <style:text-properties fo:color="#000000" fo:font-family="Wingdings" fo:font-size="45%"/>
      </text:list-level-style-bullet>
      <text:list-level-style-bullet text:level="6" text:bullet-char="">
        <style:list-level-properties text:space-before="2.55643in" text:min-label-width="0.41995in"/>
        <style:text-properties fo:color="#000000" fo:font-family="Wingdings" fo:font-size="45%"/>
      </text:list-level-style-bullet>
      <text:list-level-style-bullet text:level="7" text:bullet-char="">
        <style:list-level-properties text:space-before="3.02887in" text:min-label-width="0.41995in"/>
        <style:text-properties fo:color="#000000" fo:font-family="Wingdings" fo:font-size="45%"/>
      </text:list-level-style-bullet>
      <text:list-level-style-bullet text:level="8" text:bullet-char="">
        <style:list-level-properties text:space-before="0in" text:min-label-width="0.41995in"/>
        <style:text-properties fo:color="#000000" fo:font-family="Wingdings" fo:font-size="45%"/>
      </text:list-level-style-bullet>
      <text:list-level-style-bullet text:level="9" text:bullet-char="">
        <style:list-level-properties text:space-before="0in" text:min-label-width="0.41995in"/>
        <style:text-properties fo:color="#000000" fo:font-family="Wingdings" fo:font-size="45%"/>
      </text:list-level-style-bullet>
    </text:list-style>
    <text:list-style style:name="a180">
      <text:list-level-style-bullet text:level="1" text:bullet-char="">
        <style:list-level-properties text:space-before="0.09449in" text:min-label-width="0.37795in"/>
        <style:text-properties fo:color="#000000" fo:font-family="Wingdings" fo:font-size="45%"/>
      </text:list-level-style-bullet>
      <text:list-level-style-bullet text:level="2" text:bullet-char="">
        <style:list-level-properties text:space-before="0.61755in" text:min-label-width="0.37795in"/>
        <style:text-properties fo:color="#000000" fo:font-family="Wingdings" fo:font-size="45%"/>
      </text:list-level-style-bullet>
      <text:list-level-style-bullet text:level="3" text:bullet-char="">
        <style:list-level-properties text:space-before="1.14436in" text:min-label-width="0.37795in"/>
        <style:text-properties fo:color="#000000" fo:font-family="Wingdings" fo:font-size="45%"/>
      </text:list-level-style-bullet>
      <text:list-level-style-bullet text:level="4" text:bullet-char="">
        <style:list-level-properties text:space-before="1.65354in" text:min-label-width="0.37795in"/>
        <style:text-properties fo:color="#000000" fo:font-family="Wingdings" fo:font-size="45%"/>
      </text:list-level-style-bullet>
      <text:list-level-style-bullet text:level="5" text:bullet-char="">
        <style:list-level-properties text:space-before="2.12598in" text:min-label-width="0.37795in"/>
        <style:text-properties fo:color="#000000" fo:font-family="Wingdings" fo:font-size="45%"/>
      </text:list-level-style-bullet>
      <text:list-level-style-bullet text:level="6" text:bullet-char="">
        <style:list-level-properties text:space-before="2.59842in" text:min-label-width="0.37795in"/>
        <style:text-properties fo:color="#000000" fo:font-family="Wingdings" fo:font-size="45%"/>
      </text:list-level-style-bullet>
      <text:list-level-style-bullet text:level="7" text:bullet-char="">
        <style:list-level-properties text:space-before="3.07087in" text:min-label-width="0.37795in"/>
        <style:text-properties fo:color="#000000" fo:font-family="Wingdings" fo:font-size="45%"/>
      </text:list-level-style-bullet>
      <text:list-level-style-bullet text:level="8" text:bullet-char="">
        <style:list-level-properties text:space-before="0in" text:min-label-width="0.37795in"/>
        <style:text-properties fo:color="#000000" fo:font-family="Wingdings" fo:font-size="45%"/>
      </text:list-level-style-bullet>
      <text:list-level-style-bullet text:level="9" text:bullet-char="">
        <style:list-level-properties text:space-before="0in" text:min-label-width="0.37795in"/>
        <style:text-properties fo:color="#000000" fo:font-family="Wingdings" fo:font-size="45%"/>
      </text:list-level-style-bullet>
    </text:list-style>
    <text:list-style style:name="a328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3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4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5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7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.11811in" text:min-label-width="0.35433in"/>
        <style:text-properties fo:color="#000000" fo:font-size="45%"/>
      </text:list-level-style-bullet>
    </text:list-style>
    <text:list-style style:name="a279">
      <text:list-level-style-bullet text:level="1" text:bullet-char="">
        <style:list-level-properties text:space-before="0.06749in" text:min-label-width="0.40495in"/>
        <style:text-properties fo:color="#000000" fo:font-family="Wingdings" fo:font-size="75%"/>
      </text:list-level-style-bullet>
      <text:list-level-style-bullet text:level="2" text:bullet-char="">
        <style:list-level-properties text:space-before="0.59055in" text:min-label-width="0.40495in"/>
        <style:text-properties fo:color="#000000" fo:font-family="Wingdings" fo:font-size="75%"/>
      </text:list-level-style-bullet>
      <text:list-level-style-bullet text:level="3" text:bullet-char="">
        <style:list-level-properties text:space-before="1.11736in" text:min-label-width="0.40495in"/>
        <style:text-properties fo:color="#000000" fo:font-family="Wingdings" fo:font-size="75%"/>
      </text:list-level-style-bullet>
      <text:list-level-style-bullet text:level="4" text:bullet-char="">
        <style:list-level-properties text:space-before="1.62655in" text:min-label-width="0.40495in"/>
        <style:text-properties fo:color="#000000" fo:font-family="Wingdings" fo:font-size="75%"/>
      </text:list-level-style-bullet>
      <text:list-level-style-bullet text:level="5" text:bullet-char="">
        <style:list-level-properties text:space-before="2.09899in" text:min-label-width="0.40495in"/>
        <style:text-properties fo:color="#000000" fo:font-family="Wingdings" fo:font-size="75%"/>
      </text:list-level-style-bullet>
      <text:list-level-style-bullet text:level="6" text:bullet-char="">
        <style:list-level-properties text:space-before="2.57143in" text:min-label-width="0.40495in"/>
        <style:text-properties fo:color="#000000" fo:font-family="Wingdings" fo:font-size="75%"/>
      </text:list-level-style-bullet>
      <text:list-level-style-bullet text:level="7" text:bullet-char="">
        <style:list-level-properties text:space-before="3.04387in" text:min-label-width="0.40495in"/>
        <style:text-properties fo:color="#000000" fo:font-family="Wingdings" fo:font-size="75%"/>
      </text:list-level-style-bullet>
      <text:list-level-style-bullet text:level="8" text:bullet-char="">
        <style:list-level-properties text:space-before="0in" text:min-label-width="0.40495in"/>
        <style:text-properties fo:color="#000000" fo:font-family="Wingdings" fo:font-size="75%"/>
      </text:list-level-style-bullet>
      <text:list-level-style-bullet text:level="9" text:bullet-char="">
        <style:list-level-properties text:space-before="0in" text:min-label-width="0.40495in"/>
        <style:text-properties fo:color="#000000" fo:font-family="Wingdings" fo:font-size="75%"/>
      </text:list-level-style-bullet>
    </text:list-style>
    <text:list-style style:name="a15">
      <text:list-level-style-bullet text:level="1" text:bullet-char="">
        <style:list-level-properties text:space-before="0.09449in" text:min-label-width="0.37795in"/>
        <style:text-properties fo:color="#000000" fo:font-family="Wingdings" fo:font-size="75%"/>
      </text:list-level-style-bullet>
      <text:list-level-style-bullet text:level="2" text:bullet-char="">
        <style:list-level-properties text:space-before="0.61755in" text:min-label-width="0.37795in"/>
        <style:text-properties fo:color="#000000" fo:font-family="Wingdings" fo:font-size="75%"/>
      </text:list-level-style-bullet>
      <text:list-level-style-bullet text:level="3" text:bullet-char="">
        <style:list-level-properties text:space-before="1.14436in" text:min-label-width="0.37795in"/>
        <style:text-properties fo:color="#000000" fo:font-family="Wingdings" fo:font-size="75%"/>
      </text:list-level-style-bullet>
      <text:list-level-style-bullet text:level="4" text:bullet-char="">
        <style:list-level-properties text:space-before="1.65354in" text:min-label-width="0.37795in"/>
        <style:text-properties fo:color="#000000" fo:font-family="Wingdings" fo:font-size="75%"/>
      </text:list-level-style-bullet>
      <text:list-level-style-bullet text:level="5" text:bullet-char="">
        <style:list-level-properties text:space-before="2.12598in" text:min-label-width="0.37795in"/>
        <style:text-properties fo:color="#000000" fo:font-family="Wingdings" fo:font-size="75%"/>
      </text:list-level-style-bullet>
      <text:list-level-style-bullet text:level="6" text:bullet-char="">
        <style:list-level-properties text:space-before="2.59842in" text:min-label-width="0.37795in"/>
        <style:text-properties fo:color="#000000" fo:font-family="Wingdings" fo:font-size="75%"/>
      </text:list-level-style-bullet>
      <text:list-level-style-bullet text:level="7" text:bullet-char="">
        <style:list-level-properties text:space-before="3.07087in" text:min-label-width="0.37795in"/>
        <style:text-properties fo:color="#000000" fo:font-family="Wingdings" fo:font-size="75%"/>
      </text:list-level-style-bullet>
      <text:list-level-style-bullet text:level="8" text:bullet-char="">
        <style:list-level-properties text:space-before="0in" text:min-label-width="0.37795in"/>
        <style:text-properties fo:color="#000000" fo:font-family="Wingdings" fo:font-size="75%"/>
      </text:list-level-style-bullet>
      <text:list-level-style-bullet text:level="9" text:bullet-char="">
        <style:list-level-properties text:space-before="0in" text:min-label-width="0.37795in"/>
        <style:text-properties fo:color="#000000" fo:font-family="Wingdings" fo:font-size="75%"/>
      </text:list-level-style-bullet>
    </text:list-style>
    <text:list-style style:name="a256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3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4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5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7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.11811in" text:min-label-width="0.35433in"/>
        <style:text-properties fo:color="#000000" fo:font-size="45%"/>
      </text:list-level-style-bullet>
    </text:list-style>
    <text:list-style style:name="a184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3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4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5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7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.11811in" text:min-label-width="0.35433in"/>
        <style:text-properties fo:color="#000000" fo:font-size="45%"/>
      </text:list-level-style-bullet>
    </text:list-style>
    <text:list-style style:name="a18">
      <text:list-level-style-bullet text:level="1" text:bullet-char="">
        <style:list-level-properties text:space-before="0.09449in" text:min-label-width="0.37795in"/>
        <style:text-properties fo:color="#000000" fo:font-family="Wingdings" fo:font-size="45%"/>
      </text:list-level-style-bullet>
      <text:list-level-style-bullet text:level="2" text:bullet-char="">
        <style:list-level-properties text:space-before="0.61755in" text:min-label-width="0.37795in"/>
        <style:text-properties fo:color="#000000" fo:font-family="Wingdings" fo:font-size="45%"/>
      </text:list-level-style-bullet>
      <text:list-level-style-bullet text:level="3" text:bullet-char="">
        <style:list-level-properties text:space-before="1.14436in" text:min-label-width="0.37795in"/>
        <style:text-properties fo:color="#000000" fo:font-family="Wingdings" fo:font-size="45%"/>
      </text:list-level-style-bullet>
      <text:list-level-style-bullet text:level="4" text:bullet-char="">
        <style:list-level-properties text:space-before="1.65354in" text:min-label-width="0.37795in"/>
        <style:text-properties fo:color="#000000" fo:font-family="Wingdings" fo:font-size="45%"/>
      </text:list-level-style-bullet>
      <text:list-level-style-bullet text:level="5" text:bullet-char="">
        <style:list-level-properties text:space-before="2.12598in" text:min-label-width="0.37795in"/>
        <style:text-properties fo:color="#000000" fo:font-family="Wingdings" fo:font-size="45%"/>
      </text:list-level-style-bullet>
      <text:list-level-style-bullet text:level="6" text:bullet-char="">
        <style:list-level-properties text:space-before="2.59842in" text:min-label-width="0.37795in"/>
        <style:text-properties fo:color="#000000" fo:font-family="Wingdings" fo:font-size="45%"/>
      </text:list-level-style-bullet>
      <text:list-level-style-bullet text:level="7" text:bullet-char="">
        <style:list-level-properties text:space-before="3.07087in" text:min-label-width="0.37795in"/>
        <style:text-properties fo:color="#000000" fo:font-family="Wingdings" fo:font-size="45%"/>
      </text:list-level-style-bullet>
      <text:list-level-style-bullet text:level="8" text:bullet-char="">
        <style:list-level-properties text:space-before="0in" text:min-label-width="0.37795in"/>
        <style:text-properties fo:color="#000000" fo:font-family="Wingdings" fo:font-size="45%"/>
      </text:list-level-style-bullet>
      <text:list-level-style-bullet text:level="9" text:bullet-char="">
        <style:list-level-properties text:space-before="0in" text:min-label-width="0.37795in"/>
        <style:text-properties fo:color="#000000" fo:font-family="Wingdings" fo:font-size="45%"/>
      </text:list-level-style-bullet>
    </text:list-style>
    <text:list-style style:name="a308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64117in" text:min-label-width="0.35433in"/>
        <style:text-properties fo:color="#000000" fo:font-size="45%"/>
      </text:list-level-style-bullet>
      <text:list-level-style-bullet text:level="3" text:bullet-char="●">
        <style:list-level-properties text:space-before="1.16798in" text:min-label-width="0.35433in"/>
        <style:text-properties fo:color="#000000" fo:font-size="45%"/>
      </text:list-level-style-bullet>
      <text:list-level-style-bullet text:level="4" text:bullet-char="●">
        <style:list-level-properties text:space-before="1.67717in" text:min-label-width="0.35433in"/>
        <style:text-properties fo:color="#000000" fo:font-size="45%"/>
      </text:list-level-style-bullet>
      <text:list-level-style-bullet text:level="5" text:bullet-char="●">
        <style:list-level-properties text:space-before="2.1496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2.62205in" text:min-label-width="0.35433in"/>
        <style:text-properties fo:color="#000000" fo:font-size="45%"/>
      </text:list-level-style-bullet>
      <text:list-level-style-bullet text:level="7" text:bullet-char="●">
        <style:list-level-properties text:space-before="3.09449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in" text:min-label-width="0.35433in"/>
        <style:text-properties fo:color="#000000" fo:font-size="45%"/>
      </text:list-level-style-bullet>
    </text:list-style>
    <text:list-style style:name="a210">
      <text:list-level-style-bullet text:level="1" text:bullet-char="">
        <style:list-level-properties text:space-before="0.05249in" text:min-label-width="0.41995in"/>
        <style:text-properties fo:color="#000000" fo:font-family="Wingdings" fo:font-size="45%"/>
      </text:list-level-style-bullet>
      <text:list-level-style-bullet text:level="2" text:bullet-char="">
        <style:list-level-properties text:space-before="0.57555in" text:min-label-width="0.41995in"/>
        <style:text-properties fo:color="#000000" fo:font-family="Wingdings" fo:font-size="45%"/>
      </text:list-level-style-bullet>
      <text:list-level-style-bullet text:level="3" text:bullet-char="">
        <style:list-level-properties text:space-before="1.10236in" text:min-label-width="0.41995in"/>
        <style:text-properties fo:color="#000000" fo:font-family="Wingdings" fo:font-size="45%"/>
      </text:list-level-style-bullet>
      <text:list-level-style-bullet text:level="4" text:bullet-char="">
        <style:list-level-properties text:space-before="1.61155in" text:min-label-width="0.41995in"/>
        <style:text-properties fo:color="#000000" fo:font-family="Wingdings" fo:font-size="45%"/>
      </text:list-level-style-bullet>
      <text:list-level-style-bullet text:level="5" text:bullet-char="">
        <style:list-level-properties text:space-before="2.08399in" text:min-label-width="0.41995in"/>
        <style:text-properties fo:color="#000000" fo:font-family="Wingdings" fo:font-size="45%"/>
      </text:list-level-style-bullet>
      <text:list-level-style-bullet text:level="6" text:bullet-char="">
        <style:list-level-properties text:space-before="2.55643in" text:min-label-width="0.41995in"/>
        <style:text-properties fo:color="#000000" fo:font-family="Wingdings" fo:font-size="45%"/>
      </text:list-level-style-bullet>
      <text:list-level-style-bullet text:level="7" text:bullet-char="">
        <style:list-level-properties text:space-before="3.02887in" text:min-label-width="0.41995in"/>
        <style:text-properties fo:color="#000000" fo:font-family="Wingdings" fo:font-size="45%"/>
      </text:list-level-style-bullet>
      <text:list-level-style-bullet text:level="8" text:bullet-char="">
        <style:list-level-properties text:space-before="0in" text:min-label-width="0.41995in"/>
        <style:text-properties fo:color="#000000" fo:font-family="Wingdings" fo:font-size="45%"/>
      </text:list-level-style-bullet>
      <text:list-level-style-bullet text:level="9" text:bullet-char="">
        <style:list-level-properties text:space-before="0in" text:min-label-width="0.41995in"/>
        <style:text-properties fo:color="#000000" fo:font-family="Wingdings" fo:font-size="45%"/>
      </text:list-level-style-bullet>
    </text:list-style>
    <text:list-style style:name="a188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64117in" text:min-label-width="0.35433in"/>
        <style:text-properties fo:color="#000000" fo:font-size="45%"/>
      </text:list-level-style-bullet>
      <text:list-level-style-bullet text:level="3" text:bullet-char="●">
        <style:list-level-properties text:space-before="1.16798in" text:min-label-width="0.35433in"/>
        <style:text-properties fo:color="#000000" fo:font-size="45%"/>
      </text:list-level-style-bullet>
      <text:list-level-style-bullet text:level="4" text:bullet-char="●">
        <style:list-level-properties text:space-before="1.67717in" text:min-label-width="0.35433in"/>
        <style:text-properties fo:color="#000000" fo:font-size="45%"/>
      </text:list-level-style-bullet>
      <text:list-level-style-bullet text:level="5" text:bullet-char="●">
        <style:list-level-properties text:space-before="2.1496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2.62205in" text:min-label-width="0.35433in"/>
        <style:text-properties fo:color="#000000" fo:font-size="45%"/>
      </text:list-level-style-bullet>
      <text:list-level-style-bullet text:level="7" text:bullet-char="●">
        <style:list-level-properties text:space-before="3.09449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in" text:min-label-width="0.35433in"/>
        <style:text-properties fo:color="#000000" fo:font-size="45%"/>
      </text:list-level-style-bullet>
    </text:list-style>
    <text:list-style style:name="a213">
      <text:list-level-style-bullet text:level="1" text:bullet-char="">
        <style:list-level-properties text:space-before="0.09449in" text:min-label-width="0.37795in"/>
        <style:text-properties fo:color="#000000" fo:font-family="Wingdings" fo:font-size="75%"/>
      </text:list-level-style-bullet>
      <text:list-level-style-bullet text:level="2" text:bullet-char="">
        <style:list-level-properties text:space-before="0.61755in" text:min-label-width="0.37795in"/>
        <style:text-properties fo:color="#000000" fo:font-family="Wingdings" fo:font-size="75%"/>
      </text:list-level-style-bullet>
      <text:list-level-style-bullet text:level="3" text:bullet-char="">
        <style:list-level-properties text:space-before="1.14436in" text:min-label-width="0.37795in"/>
        <style:text-properties fo:color="#000000" fo:font-family="Wingdings" fo:font-size="75%"/>
      </text:list-level-style-bullet>
      <text:list-level-style-bullet text:level="4" text:bullet-char="">
        <style:list-level-properties text:space-before="1.65354in" text:min-label-width="0.37795in"/>
        <style:text-properties fo:color="#000000" fo:font-family="Wingdings" fo:font-size="75%"/>
      </text:list-level-style-bullet>
      <text:list-level-style-bullet text:level="5" text:bullet-char="">
        <style:list-level-properties text:space-before="2.12598in" text:min-label-width="0.37795in"/>
        <style:text-properties fo:color="#000000" fo:font-family="Wingdings" fo:font-size="75%"/>
      </text:list-level-style-bullet>
      <text:list-level-style-bullet text:level="6" text:bullet-char="">
        <style:list-level-properties text:space-before="2.59842in" text:min-label-width="0.37795in"/>
        <style:text-properties fo:color="#000000" fo:font-family="Wingdings" fo:font-size="75%"/>
      </text:list-level-style-bullet>
      <text:list-level-style-bullet text:level="7" text:bullet-char="">
        <style:list-level-properties text:space-before="3.07087in" text:min-label-width="0.37795in"/>
        <style:text-properties fo:color="#000000" fo:font-family="Wingdings" fo:font-size="75%"/>
      </text:list-level-style-bullet>
      <text:list-level-style-bullet text:level="8" text:bullet-char="">
        <style:list-level-properties text:space-before="0in" text:min-label-width="0.37795in"/>
        <style:text-properties fo:color="#000000" fo:font-family="Wingdings" fo:font-size="75%"/>
      </text:list-level-style-bullet>
      <text:list-level-style-bullet text:level="9" text:bullet-char="">
        <style:list-level-properties text:space-before="0in" text:min-label-width="0.37795in"/>
        <style:text-properties fo:color="#000000" fo:font-family="Wingdings" fo:font-size="75%"/>
      </text:list-level-style-bullet>
    </text:list-style>
    <text:list-style style:name="a140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64117in" text:min-label-width="0.35433in"/>
        <style:text-properties fo:color="#000000" fo:font-size="45%"/>
      </text:list-level-style-bullet>
      <text:list-level-style-bullet text:level="3" text:bullet-char="●">
        <style:list-level-properties text:space-before="1.16798in" text:min-label-width="0.35433in"/>
        <style:text-properties fo:color="#000000" fo:font-size="45%"/>
      </text:list-level-style-bullet>
      <text:list-level-style-bullet text:level="4" text:bullet-char="●">
        <style:list-level-properties text:space-before="1.67717in" text:min-label-width="0.35433in"/>
        <style:text-properties fo:color="#000000" fo:font-size="45%"/>
      </text:list-level-style-bullet>
      <text:list-level-style-bullet text:level="5" text:bullet-char="●">
        <style:list-level-properties text:space-before="2.1496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2.62205in" text:min-label-width="0.35433in"/>
        <style:text-properties fo:color="#000000" fo:font-size="45%"/>
      </text:list-level-style-bullet>
      <text:list-level-style-bullet text:level="7" text:bullet-char="●">
        <style:list-level-properties text:space-before="3.09449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in" text:min-label-width="0.35433in"/>
        <style:text-properties fo:color="#000000" fo:font-size="45%"/>
      </text:list-level-style-bullet>
    </text:list-style>
    <text:list-style style:name="a216">
      <text:list-level-style-bullet text:level="1" text:bullet-char="">
        <style:list-level-properties text:space-before="0.09449in" text:min-label-width="0.37795in"/>
        <style:text-properties fo:color="#000000" fo:font-family="Wingdings" fo:font-size="45%"/>
      </text:list-level-style-bullet>
      <text:list-level-style-bullet text:level="2" text:bullet-char="">
        <style:list-level-properties text:space-before="0.61755in" text:min-label-width="0.37795in"/>
        <style:text-properties fo:color="#000000" fo:font-family="Wingdings" fo:font-size="45%"/>
      </text:list-level-style-bullet>
      <text:list-level-style-bullet text:level="3" text:bullet-char="">
        <style:list-level-properties text:space-before="1.14436in" text:min-label-width="0.37795in"/>
        <style:text-properties fo:color="#000000" fo:font-family="Wingdings" fo:font-size="45%"/>
      </text:list-level-style-bullet>
      <text:list-level-style-bullet text:level="4" text:bullet-char="">
        <style:list-level-properties text:space-before="1.65354in" text:min-label-width="0.37795in"/>
        <style:text-properties fo:color="#000000" fo:font-family="Wingdings" fo:font-size="45%"/>
      </text:list-level-style-bullet>
      <text:list-level-style-bullet text:level="5" text:bullet-char="">
        <style:list-level-properties text:space-before="2.12598in" text:min-label-width="0.37795in"/>
        <style:text-properties fo:color="#000000" fo:font-family="Wingdings" fo:font-size="45%"/>
      </text:list-level-style-bullet>
      <text:list-level-style-bullet text:level="6" text:bullet-char="">
        <style:list-level-properties text:space-before="2.59842in" text:min-label-width="0.37795in"/>
        <style:text-properties fo:color="#000000" fo:font-family="Wingdings" fo:font-size="45%"/>
      </text:list-level-style-bullet>
      <text:list-level-style-bullet text:level="7" text:bullet-char="">
        <style:list-level-properties text:space-before="3.07087in" text:min-label-width="0.37795in"/>
        <style:text-properties fo:color="#000000" fo:font-family="Wingdings" fo:font-size="45%"/>
      </text:list-level-style-bullet>
      <text:list-level-style-bullet text:level="8" text:bullet-char="">
        <style:list-level-properties text:space-before="0in" text:min-label-width="0.37795in"/>
        <style:text-properties fo:color="#000000" fo:font-family="Wingdings" fo:font-size="45%"/>
      </text:list-level-style-bullet>
      <text:list-level-style-bullet text:level="9" text:bullet-char="">
        <style:list-level-properties text:space-before="0in" text:min-label-width="0.37795in"/>
        <style:text-properties fo:color="#000000" fo:font-family="Wingdings" fo:font-size="45%"/>
      </text:list-level-style-bullet>
    </text:list-style>
    <text:list-style style:name="a143">
      <text:list-level-style-bullet text:level="1" text:bullet-char="">
        <style:list-level-properties text:space-before="0.06749in" text:min-label-width="0.40495in"/>
        <style:text-properties fo:color="#000000" fo:font-family="Wingdings" fo:font-size="75%"/>
      </text:list-level-style-bullet>
      <text:list-level-style-bullet text:level="2" text:bullet-char="">
        <style:list-level-properties text:space-before="0.59055in" text:min-label-width="0.40495in"/>
        <style:text-properties fo:color="#000000" fo:font-family="Wingdings" fo:font-size="75%"/>
      </text:list-level-style-bullet>
      <text:list-level-style-bullet text:level="3" text:bullet-char="">
        <style:list-level-properties text:space-before="1.11736in" text:min-label-width="0.40495in"/>
        <style:text-properties fo:color="#000000" fo:font-family="Wingdings" fo:font-size="75%"/>
      </text:list-level-style-bullet>
      <text:list-level-style-bullet text:level="4" text:bullet-char="">
        <style:list-level-properties text:space-before="1.62655in" text:min-label-width="0.40495in"/>
        <style:text-properties fo:color="#000000" fo:font-family="Wingdings" fo:font-size="75%"/>
      </text:list-level-style-bullet>
      <text:list-level-style-bullet text:level="5" text:bullet-char="">
        <style:list-level-properties text:space-before="2.09899in" text:min-label-width="0.40495in"/>
        <style:text-properties fo:color="#000000" fo:font-family="Wingdings" fo:font-size="75%"/>
      </text:list-level-style-bullet>
      <text:list-level-style-bullet text:level="6" text:bullet-char="">
        <style:list-level-properties text:space-before="2.57143in" text:min-label-width="0.40495in"/>
        <style:text-properties fo:color="#000000" fo:font-family="Wingdings" fo:font-size="75%"/>
      </text:list-level-style-bullet>
      <text:list-level-style-bullet text:level="7" text:bullet-char="">
        <style:list-level-properties text:space-before="3.04387in" text:min-label-width="0.40495in"/>
        <style:text-properties fo:color="#000000" fo:font-family="Wingdings" fo:font-size="75%"/>
      </text:list-level-style-bullet>
      <text:list-level-style-bullet text:level="8" text:bullet-char="">
        <style:list-level-properties text:space-before="0in" text:min-label-width="0.40495in"/>
        <style:text-properties fo:color="#000000" fo:font-family="Wingdings" fo:font-size="75%"/>
      </text:list-level-style-bullet>
      <text:list-level-style-bullet text:level="9" text:bullet-char="">
        <style:list-level-properties text:space-before="0in" text:min-label-width="0.40495in"/>
        <style:text-properties fo:color="#000000" fo:font-family="Wingdings" fo:font-size="75%"/>
      </text:list-level-style-bullet>
    </text:list-style>
    <text:list-style style:name="a168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64117in" text:min-label-width="0.35433in"/>
        <style:text-properties fo:color="#000000" fo:font-size="45%"/>
      </text:list-level-style-bullet>
      <text:list-level-style-bullet text:level="3" text:bullet-char="●">
        <style:list-level-properties text:space-before="1.16798in" text:min-label-width="0.35433in"/>
        <style:text-properties fo:color="#000000" fo:font-size="45%"/>
      </text:list-level-style-bullet>
      <text:list-level-style-bullet text:level="4" text:bullet-char="●">
        <style:list-level-properties text:space-before="1.67717in" text:min-label-width="0.35433in"/>
        <style:text-properties fo:color="#000000" fo:font-size="45%"/>
      </text:list-level-style-bullet>
      <text:list-level-style-bullet text:level="5" text:bullet-char="●">
        <style:list-level-properties text:space-before="2.1496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2.62205in" text:min-label-width="0.35433in"/>
        <style:text-properties fo:color="#000000" fo:font-size="45%"/>
      </text:list-level-style-bullet>
      <text:list-level-style-bullet text:level="7" text:bullet-char="●">
        <style:list-level-properties text:space-before="3.09449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in" text:min-label-width="0.35433in"/>
        <style:text-properties fo:color="#000000" fo:font-size="45%"/>
      </text:list-level-style-bullet>
    </text:list-style>
    <text:list-style style:name="a80">
      <text:list-level-style-bullet text:level="1" text:bullet-char="">
        <style:list-level-properties text:space-before="0.09449in" text:min-label-width="0.37795in"/>
        <style:text-properties fo:color="#000000" fo:font-family="Wingdings" fo:font-size="75%"/>
      </text:list-level-style-bullet>
      <text:list-level-style-bullet text:level="2" text:bullet-char="">
        <style:list-level-properties text:space-before="0.61755in" text:min-label-width="0.37795in"/>
        <style:text-properties fo:color="#000000" fo:font-family="Wingdings" fo:font-size="75%"/>
      </text:list-level-style-bullet>
      <text:list-level-style-bullet text:level="3" text:bullet-char="">
        <style:list-level-properties text:space-before="1.14436in" text:min-label-width="0.37795in"/>
        <style:text-properties fo:color="#000000" fo:font-family="Wingdings" fo:font-size="75%"/>
      </text:list-level-style-bullet>
      <text:list-level-style-bullet text:level="4" text:bullet-char="">
        <style:list-level-properties text:space-before="1.65354in" text:min-label-width="0.37795in"/>
        <style:text-properties fo:color="#000000" fo:font-family="Wingdings" fo:font-size="75%"/>
      </text:list-level-style-bullet>
      <text:list-level-style-bullet text:level="5" text:bullet-char="">
        <style:list-level-properties text:space-before="2.12598in" text:min-label-width="0.37795in"/>
        <style:text-properties fo:color="#000000" fo:font-family="Wingdings" fo:font-size="75%"/>
      </text:list-level-style-bullet>
      <text:list-level-style-bullet text:level="6" text:bullet-char="">
        <style:list-level-properties text:space-before="2.59842in" text:min-label-width="0.37795in"/>
        <style:text-properties fo:color="#000000" fo:font-family="Wingdings" fo:font-size="75%"/>
      </text:list-level-style-bullet>
      <text:list-level-style-bullet text:level="7" text:bullet-char="">
        <style:list-level-properties text:space-before="3.07087in" text:min-label-width="0.37795in"/>
        <style:text-properties fo:color="#000000" fo:font-family="Wingdings" fo:font-size="75%"/>
      </text:list-level-style-bullet>
      <text:list-level-style-bullet text:level="8" text:bullet-char="">
        <style:list-level-properties text:space-before="0in" text:min-label-width="0.37795in"/>
        <style:text-properties fo:color="#000000" fo:font-family="Wingdings" fo:font-size="75%"/>
      </text:list-level-style-bullet>
      <text:list-level-style-bullet text:level="9" text:bullet-char="">
        <style:list-level-properties text:space-before="0in" text:min-label-width="0.37795in"/>
        <style:text-properties fo:color="#000000" fo:font-family="Wingdings" fo:font-size="75%"/>
      </text:list-level-style-bullet>
    </text:list-style>
    <text:list-style style:name="a146">
      <text:list-level-style-bullet text:level="1" text:bullet-char="">
        <style:list-level-properties text:space-before="0.05249in" text:min-label-width="0.41995in"/>
        <style:text-properties fo:color="#000000" fo:font-family="Wingdings" fo:font-size="45%"/>
      </text:list-level-style-bullet>
      <text:list-level-style-bullet text:level="2" text:bullet-char="">
        <style:list-level-properties text:space-before="0.57555in" text:min-label-width="0.41995in"/>
        <style:text-properties fo:color="#000000" fo:font-family="Wingdings" fo:font-size="45%"/>
      </text:list-level-style-bullet>
      <text:list-level-style-bullet text:level="3" text:bullet-char="">
        <style:list-level-properties text:space-before="1.10236in" text:min-label-width="0.41995in"/>
        <style:text-properties fo:color="#000000" fo:font-family="Wingdings" fo:font-size="45%"/>
      </text:list-level-style-bullet>
      <text:list-level-style-bullet text:level="4" text:bullet-char="">
        <style:list-level-properties text:space-before="1.61155in" text:min-label-width="0.41995in"/>
        <style:text-properties fo:color="#000000" fo:font-family="Wingdings" fo:font-size="45%"/>
      </text:list-level-style-bullet>
      <text:list-level-style-bullet text:level="5" text:bullet-char="">
        <style:list-level-properties text:space-before="2.08399in" text:min-label-width="0.41995in"/>
        <style:text-properties fo:color="#000000" fo:font-family="Wingdings" fo:font-size="45%"/>
      </text:list-level-style-bullet>
      <text:list-level-style-bullet text:level="6" text:bullet-char="">
        <style:list-level-properties text:space-before="2.55643in" text:min-label-width="0.41995in"/>
        <style:text-properties fo:color="#000000" fo:font-family="Wingdings" fo:font-size="45%"/>
      </text:list-level-style-bullet>
      <text:list-level-style-bullet text:level="7" text:bullet-char="">
        <style:list-level-properties text:space-before="3.02887in" text:min-label-width="0.41995in"/>
        <style:text-properties fo:color="#000000" fo:font-family="Wingdings" fo:font-size="45%"/>
      </text:list-level-style-bullet>
      <text:list-level-style-bullet text:level="8" text:bullet-char="">
        <style:list-level-properties text:space-before="0in" text:min-label-width="0.41995in"/>
        <style:text-properties fo:color="#000000" fo:font-family="Wingdings" fo:font-size="45%"/>
      </text:list-level-style-bullet>
      <text:list-level-style-bullet text:level="9" text:bullet-char="">
        <style:list-level-properties text:space-before="0in" text:min-label-width="0.41995in"/>
        <style:text-properties fo:color="#000000" fo:font-family="Wingdings" fo:font-size="45%"/>
      </text:list-level-style-bullet>
    </text:list-style>
    <text:list-style style:name="a83">
      <text:list-level-style-bullet text:level="1" text:bullet-char="">
        <style:list-level-properties text:space-before="0.09449in" text:min-label-width="0.37795in"/>
        <style:text-properties fo:color="#000000" fo:font-family="Wingdings" fo:font-size="45%"/>
      </text:list-level-style-bullet>
      <text:list-level-style-bullet text:level="2" text:bullet-char="">
        <style:list-level-properties text:space-before="0.61755in" text:min-label-width="0.37795in"/>
        <style:text-properties fo:color="#000000" fo:font-family="Wingdings" fo:font-size="45%"/>
      </text:list-level-style-bullet>
      <text:list-level-style-bullet text:level="3" text:bullet-char="">
        <style:list-level-properties text:space-before="1.14436in" text:min-label-width="0.37795in"/>
        <style:text-properties fo:color="#000000" fo:font-family="Wingdings" fo:font-size="45%"/>
      </text:list-level-style-bullet>
      <text:list-level-style-bullet text:level="4" text:bullet-char="">
        <style:list-level-properties text:space-before="1.65354in" text:min-label-width="0.37795in"/>
        <style:text-properties fo:color="#000000" fo:font-family="Wingdings" fo:font-size="45%"/>
      </text:list-level-style-bullet>
      <text:list-level-style-bullet text:level="5" text:bullet-char="">
        <style:list-level-properties text:space-before="2.12598in" text:min-label-width="0.37795in"/>
        <style:text-properties fo:color="#000000" fo:font-family="Wingdings" fo:font-size="45%"/>
      </text:list-level-style-bullet>
      <text:list-level-style-bullet text:level="6" text:bullet-char="">
        <style:list-level-properties text:space-before="2.59842in" text:min-label-width="0.37795in"/>
        <style:text-properties fo:color="#000000" fo:font-family="Wingdings" fo:font-size="45%"/>
      </text:list-level-style-bullet>
      <text:list-level-style-bullet text:level="7" text:bullet-char="">
        <style:list-level-properties text:space-before="3.07087in" text:min-label-width="0.37795in"/>
        <style:text-properties fo:color="#000000" fo:font-family="Wingdings" fo:font-size="45%"/>
      </text:list-level-style-bullet>
      <text:list-level-style-bullet text:level="8" text:bullet-char="">
        <style:list-level-properties text:space-before="0in" text:min-label-width="0.37795in"/>
        <style:text-properties fo:color="#000000" fo:font-family="Wingdings" fo:font-size="45%"/>
      </text:list-level-style-bullet>
      <text:list-level-style-bullet text:level="9" text:bullet-char="">
        <style:list-level-properties text:space-before="0in" text:min-label-width="0.37795in"/>
        <style:text-properties fo:color="#000000" fo:font-family="Wingdings" fo:font-size="45%"/>
      </text:list-level-style-bullet>
    </text:list-style>
    <text:list-style style:name="a372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3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4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5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7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.11811in" text:min-label-width="0.35433in"/>
        <style:text-properties fo:color="#000000" fo:font-size="45%"/>
      </text:list-level-style-bullet>
    </text:list-style>
    <text:list-style style:name="a149">
      <text:list-level-style-bullet text:level="1" text:bullet-char="">
        <style:list-level-properties text:space-before="0.09449in" text:min-label-width="0.37795in"/>
        <style:text-properties fo:color="#000000" fo:font-family="Wingdings" fo:font-size="75%"/>
      </text:list-level-style-bullet>
      <text:list-level-style-bullet text:level="2" text:bullet-char="">
        <style:list-level-properties text:space-before="0.61755in" text:min-label-width="0.37795in"/>
        <style:text-properties fo:color="#000000" fo:font-family="Wingdings" fo:font-size="75%"/>
      </text:list-level-style-bullet>
      <text:list-level-style-bullet text:level="3" text:bullet-char="">
        <style:list-level-properties text:space-before="1.14436in" text:min-label-width="0.37795in"/>
        <style:text-properties fo:color="#000000" fo:font-family="Wingdings" fo:font-size="75%"/>
      </text:list-level-style-bullet>
      <text:list-level-style-bullet text:level="4" text:bullet-char="">
        <style:list-level-properties text:space-before="1.65354in" text:min-label-width="0.37795in"/>
        <style:text-properties fo:color="#000000" fo:font-family="Wingdings" fo:font-size="75%"/>
      </text:list-level-style-bullet>
      <text:list-level-style-bullet text:level="5" text:bullet-char="">
        <style:list-level-properties text:space-before="2.12598in" text:min-label-width="0.37795in"/>
        <style:text-properties fo:color="#000000" fo:font-family="Wingdings" fo:font-size="75%"/>
      </text:list-level-style-bullet>
      <text:list-level-style-bullet text:level="6" text:bullet-char="">
        <style:list-level-properties text:space-before="2.59842in" text:min-label-width="0.37795in"/>
        <style:text-properties fo:color="#000000" fo:font-family="Wingdings" fo:font-size="75%"/>
      </text:list-level-style-bullet>
      <text:list-level-style-bullet text:level="7" text:bullet-char="">
        <style:list-level-properties text:space-before="3.07087in" text:min-label-width="0.37795in"/>
        <style:text-properties fo:color="#000000" fo:font-family="Wingdings" fo:font-size="75%"/>
      </text:list-level-style-bullet>
      <text:list-level-style-bullet text:level="8" text:bullet-char="">
        <style:list-level-properties text:space-before="0in" text:min-label-width="0.37795in"/>
        <style:text-properties fo:color="#000000" fo:font-family="Wingdings" fo:font-size="75%"/>
      </text:list-level-style-bullet>
      <text:list-level-style-bullet text:level="9" text:bullet-char="">
        <style:list-level-properties text:space-before="0in" text:min-label-width="0.37795in"/>
        <style:text-properties fo:color="#000000" fo:font-family="Wingdings" fo:font-size="75%"/>
      </text:list-level-style-bullet>
    </text:list-style>
    <text:list-style style:name="a351">
      <text:list-level-style-bullet text:level="1" text:bullet-char="">
        <style:list-level-properties text:space-before="0.06749in" text:min-label-width="0.40495in"/>
        <style:text-properties fo:color="#000000" fo:font-family="Wingdings" fo:font-size="75%"/>
      </text:list-level-style-bullet>
      <text:list-level-style-bullet text:level="2" text:bullet-char="">
        <style:list-level-properties text:space-before="0.59055in" text:min-label-width="0.40495in"/>
        <style:text-properties fo:color="#000000" fo:font-family="Wingdings" fo:font-size="75%"/>
      </text:list-level-style-bullet>
      <text:list-level-style-bullet text:level="3" text:bullet-char="">
        <style:list-level-properties text:space-before="1.11736in" text:min-label-width="0.40495in"/>
        <style:text-properties fo:color="#000000" fo:font-family="Wingdings" fo:font-size="75%"/>
      </text:list-level-style-bullet>
      <text:list-level-style-bullet text:level="4" text:bullet-char="">
        <style:list-level-properties text:space-before="1.62655in" text:min-label-width="0.40495in"/>
        <style:text-properties fo:color="#000000" fo:font-family="Wingdings" fo:font-size="75%"/>
      </text:list-level-style-bullet>
      <text:list-level-style-bullet text:level="5" text:bullet-char="">
        <style:list-level-properties text:space-before="2.09899in" text:min-label-width="0.40495in"/>
        <style:text-properties fo:color="#000000" fo:font-family="Wingdings" fo:font-size="75%"/>
      </text:list-level-style-bullet>
      <text:list-level-style-bullet text:level="6" text:bullet-char="">
        <style:list-level-properties text:space-before="2.57143in" text:min-label-width="0.40495in"/>
        <style:text-properties fo:color="#000000" fo:font-family="Wingdings" fo:font-size="75%"/>
      </text:list-level-style-bullet>
      <text:list-level-style-bullet text:level="7" text:bullet-char="">
        <style:list-level-properties text:space-before="3.04387in" text:min-label-width="0.40495in"/>
        <style:text-properties fo:color="#000000" fo:font-family="Wingdings" fo:font-size="75%"/>
      </text:list-level-style-bullet>
      <text:list-level-style-bullet text:level="8" text:bullet-char="">
        <style:list-level-properties text:space-before="0in" text:min-label-width="0.40495in"/>
        <style:text-properties fo:color="#000000" fo:font-family="Wingdings" fo:font-size="75%"/>
      </text:list-level-style-bullet>
      <text:list-level-style-bullet text:level="9" text:bullet-char="">
        <style:list-level-properties text:space-before="0in" text:min-label-width="0.40495in"/>
        <style:text-properties fo:color="#000000" fo:font-family="Wingdings" fo:font-size="75%"/>
      </text:list-level-style-bullet>
    </text:list-style>
    <text:list-style style:name="a376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3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4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5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7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.11811in" text:min-label-width="0.35433in"/>
        <style:text-properties fo:color="#000000" fo:font-size="45%"/>
      </text:list-level-style-bullet>
    </text:list-style>
    <text:list-style style:name="a102">
      <text:list-level-style-bullet text:level="1" text:bullet-char="">
        <style:list-level-properties text:space-before="0.06749in" text:min-label-width="0.40495in"/>
        <style:text-properties fo:color="#000000" fo:font-family="Wingdings" fo:font-size="75%"/>
      </text:list-level-style-bullet>
      <text:list-level-style-bullet text:level="2" text:bullet-char="">
        <style:list-level-properties text:space-before="0.59055in" text:min-label-width="0.40495in"/>
        <style:text-properties fo:color="#000000" fo:font-family="Wingdings" fo:font-size="75%"/>
      </text:list-level-style-bullet>
      <text:list-level-style-bullet text:level="3" text:bullet-char="">
        <style:list-level-properties text:space-before="1.11736in" text:min-label-width="0.40495in"/>
        <style:text-properties fo:color="#000000" fo:font-family="Wingdings" fo:font-size="75%"/>
      </text:list-level-style-bullet>
      <text:list-level-style-bullet text:level="4" text:bullet-char="">
        <style:list-level-properties text:space-before="1.62655in" text:min-label-width="0.40495in"/>
        <style:text-properties fo:color="#000000" fo:font-family="Wingdings" fo:font-size="75%"/>
      </text:list-level-style-bullet>
      <text:list-level-style-bullet text:level="5" text:bullet-char="">
        <style:list-level-properties text:space-before="2.09899in" text:min-label-width="0.40495in"/>
        <style:text-properties fo:color="#000000" fo:font-family="Wingdings" fo:font-size="75%"/>
      </text:list-level-style-bullet>
      <text:list-level-style-bullet text:level="6" text:bullet-char="">
        <style:list-level-properties text:space-before="2.57143in" text:min-label-width="0.40495in"/>
        <style:text-properties fo:color="#000000" fo:font-family="Wingdings" fo:font-size="75%"/>
      </text:list-level-style-bullet>
      <text:list-level-style-bullet text:level="7" text:bullet-char="">
        <style:list-level-properties text:space-before="3.04387in" text:min-label-width="0.40495in"/>
        <style:text-properties fo:color="#000000" fo:font-family="Wingdings" fo:font-size="75%"/>
      </text:list-level-style-bullet>
      <text:list-level-style-bullet text:level="8" text:bullet-char="">
        <style:list-level-properties text:space-before="0in" text:min-label-width="0.40495in"/>
        <style:text-properties fo:color="#000000" fo:font-family="Wingdings" fo:font-size="75%"/>
      </text:list-level-style-bullet>
      <text:list-level-style-bullet text:level="9" text:bullet-char="">
        <style:list-level-properties text:space-before="0in" text:min-label-width="0.40495in"/>
        <style:text-properties fo:color="#000000" fo:font-family="Wingdings" fo:font-size="75%"/>
      </text:list-level-style-bullet>
    </text:list-style>
    <text:list-style style:name="a354">
      <text:list-level-style-bullet text:level="1" text:bullet-char="">
        <style:list-level-properties text:space-before="0.05249in" text:min-label-width="0.41995in"/>
        <style:text-properties fo:color="#000000" fo:font-family="Wingdings" fo:font-size="45%"/>
      </text:list-level-style-bullet>
      <text:list-level-style-bullet text:level="2" text:bullet-char="">
        <style:list-level-properties text:space-before="0.57555in" text:min-label-width="0.41995in"/>
        <style:text-properties fo:color="#000000" fo:font-family="Wingdings" fo:font-size="45%"/>
      </text:list-level-style-bullet>
      <text:list-level-style-bullet text:level="3" text:bullet-char="">
        <style:list-level-properties text:space-before="1.10236in" text:min-label-width="0.41995in"/>
        <style:text-properties fo:color="#000000" fo:font-family="Wingdings" fo:font-size="45%"/>
      </text:list-level-style-bullet>
      <text:list-level-style-bullet text:level="4" text:bullet-char="">
        <style:list-level-properties text:space-before="1.61155in" text:min-label-width="0.41995in"/>
        <style:text-properties fo:color="#000000" fo:font-family="Wingdings" fo:font-size="45%"/>
      </text:list-level-style-bullet>
      <text:list-level-style-bullet text:level="5" text:bullet-char="">
        <style:list-level-properties text:space-before="2.08399in" text:min-label-width="0.41995in"/>
        <style:text-properties fo:color="#000000" fo:font-family="Wingdings" fo:font-size="45%"/>
      </text:list-level-style-bullet>
      <text:list-level-style-bullet text:level="6" text:bullet-char="">
        <style:list-level-properties text:space-before="2.55643in" text:min-label-width="0.41995in"/>
        <style:text-properties fo:color="#000000" fo:font-family="Wingdings" fo:font-size="45%"/>
      </text:list-level-style-bullet>
      <text:list-level-style-bullet text:level="7" text:bullet-char="">
        <style:list-level-properties text:space-before="3.02887in" text:min-label-width="0.41995in"/>
        <style:text-properties fo:color="#000000" fo:font-family="Wingdings" fo:font-size="45%"/>
      </text:list-level-style-bullet>
      <text:list-level-style-bullet text:level="8" text:bullet-char="">
        <style:list-level-properties text:space-before="0in" text:min-label-width="0.41995in"/>
        <style:text-properties fo:color="#000000" fo:font-family="Wingdings" fo:font-size="45%"/>
      </text:list-level-style-bullet>
      <text:list-level-style-bullet text:level="9" text:bullet-char="">
        <style:list-level-properties text:space-before="0in" text:min-label-width="0.41995in"/>
        <style:text-properties fo:color="#000000" fo:font-family="Wingdings" fo:font-size="45%"/>
      </text:list-level-style-bullet>
    </text:list-style>
    <text:list-style style:name="a105">
      <text:list-level-style-bullet text:level="1" text:bullet-char="">
        <style:list-level-properties text:space-before="0.05249in" text:min-label-width="0.41995in"/>
        <style:text-properties fo:color="#000000" fo:font-family="Wingdings" fo:font-size="45%"/>
      </text:list-level-style-bullet>
      <text:list-level-style-bullet text:level="2" text:bullet-char="">
        <style:list-level-properties text:space-before="0.57555in" text:min-label-width="0.41995in"/>
        <style:text-properties fo:color="#000000" fo:font-family="Wingdings" fo:font-size="45%"/>
      </text:list-level-style-bullet>
      <text:list-level-style-bullet text:level="3" text:bullet-char="">
        <style:list-level-properties text:space-before="1.10236in" text:min-label-width="0.41995in"/>
        <style:text-properties fo:color="#000000" fo:font-family="Wingdings" fo:font-size="45%"/>
      </text:list-level-style-bullet>
      <text:list-level-style-bullet text:level="4" text:bullet-char="">
        <style:list-level-properties text:space-before="1.61155in" text:min-label-width="0.41995in"/>
        <style:text-properties fo:color="#000000" fo:font-family="Wingdings" fo:font-size="45%"/>
      </text:list-level-style-bullet>
      <text:list-level-style-bullet text:level="5" text:bullet-char="">
        <style:list-level-properties text:space-before="2.08399in" text:min-label-width="0.41995in"/>
        <style:text-properties fo:color="#000000" fo:font-family="Wingdings" fo:font-size="45%"/>
      </text:list-level-style-bullet>
      <text:list-level-style-bullet text:level="6" text:bullet-char="">
        <style:list-level-properties text:space-before="2.55643in" text:min-label-width="0.41995in"/>
        <style:text-properties fo:color="#000000" fo:font-family="Wingdings" fo:font-size="45%"/>
      </text:list-level-style-bullet>
      <text:list-level-style-bullet text:level="7" text:bullet-char="">
        <style:list-level-properties text:space-before="3.02887in" text:min-label-width="0.41995in"/>
        <style:text-properties fo:color="#000000" fo:font-family="Wingdings" fo:font-size="45%"/>
      </text:list-level-style-bullet>
      <text:list-level-style-bullet text:level="8" text:bullet-char="">
        <style:list-level-properties text:space-before="0in" text:min-label-width="0.41995in"/>
        <style:text-properties fo:color="#000000" fo:font-family="Wingdings" fo:font-size="45%"/>
      </text:list-level-style-bullet>
      <text:list-level-style-bullet text:level="9" text:bullet-char="">
        <style:list-level-properties text:space-before="0in" text:min-label-width="0.41995in"/>
        <style:text-properties fo:color="#000000" fo:font-family="Wingdings" fo:font-size="45%"/>
      </text:list-level-style-bullet>
    </text:list-style>
    <text:list-style style:name="a282">
      <text:list-level-style-bullet text:level="1" text:bullet-char="">
        <style:list-level-properties text:space-before="0.05249in" text:min-label-width="0.41995in"/>
        <style:text-properties fo:color="#000000" fo:font-family="Wingdings" fo:font-size="45%"/>
      </text:list-level-style-bullet>
      <text:list-level-style-bullet text:level="2" text:bullet-char="">
        <style:list-level-properties text:space-before="0.57555in" text:min-label-width="0.41995in"/>
        <style:text-properties fo:color="#000000" fo:font-family="Wingdings" fo:font-size="45%"/>
      </text:list-level-style-bullet>
      <text:list-level-style-bullet text:level="3" text:bullet-char="">
        <style:list-level-properties text:space-before="1.10236in" text:min-label-width="0.41995in"/>
        <style:text-properties fo:color="#000000" fo:font-family="Wingdings" fo:font-size="45%"/>
      </text:list-level-style-bullet>
      <text:list-level-style-bullet text:level="4" text:bullet-char="">
        <style:list-level-properties text:space-before="1.61155in" text:min-label-width="0.41995in"/>
        <style:text-properties fo:color="#000000" fo:font-family="Wingdings" fo:font-size="45%"/>
      </text:list-level-style-bullet>
      <text:list-level-style-bullet text:level="5" text:bullet-char="">
        <style:list-level-properties text:space-before="2.08399in" text:min-label-width="0.41995in"/>
        <style:text-properties fo:color="#000000" fo:font-family="Wingdings" fo:font-size="45%"/>
      </text:list-level-style-bullet>
      <text:list-level-style-bullet text:level="6" text:bullet-char="">
        <style:list-level-properties text:space-before="2.55643in" text:min-label-width="0.41995in"/>
        <style:text-properties fo:color="#000000" fo:font-family="Wingdings" fo:font-size="45%"/>
      </text:list-level-style-bullet>
      <text:list-level-style-bullet text:level="7" text:bullet-char="">
        <style:list-level-properties text:space-before="3.02887in" text:min-label-width="0.41995in"/>
        <style:text-properties fo:color="#000000" fo:font-family="Wingdings" fo:font-size="45%"/>
      </text:list-level-style-bullet>
      <text:list-level-style-bullet text:level="8" text:bullet-char="">
        <style:list-level-properties text:space-before="0in" text:min-label-width="0.41995in"/>
        <style:text-properties fo:color="#000000" fo:font-family="Wingdings" fo:font-size="45%"/>
      </text:list-level-style-bullet>
      <text:list-level-style-bullet text:level="9" text:bullet-char="">
        <style:list-level-properties text:space-before="0in" text:min-label-width="0.41995in"/>
        <style:text-properties fo:color="#000000" fo:font-family="Wingdings" fo:font-size="45%"/>
      </text:list-level-style-bullet>
    </text:list-style>
    <text:list-style style:name="a43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64117in" text:min-label-width="0.35433in"/>
        <style:text-properties fo:color="#000000" fo:font-size="45%"/>
      </text:list-level-style-bullet>
      <text:list-level-style-bullet text:level="3" text:bullet-char="●">
        <style:list-level-properties text:space-before="1.16798in" text:min-label-width="0.35433in"/>
        <style:text-properties fo:color="#000000" fo:font-size="45%"/>
      </text:list-level-style-bullet>
      <text:list-level-style-bullet text:level="4" text:bullet-char="●">
        <style:list-level-properties text:space-before="1.67717in" text:min-label-width="0.35433in"/>
        <style:text-properties fo:color="#000000" fo:font-size="45%"/>
      </text:list-level-style-bullet>
      <text:list-level-style-bullet text:level="5" text:bullet-char="●">
        <style:list-level-properties text:space-before="2.1496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2.62205in" text:min-label-width="0.35433in"/>
        <style:text-properties fo:color="#000000" fo:font-size="45%"/>
      </text:list-level-style-bullet>
      <text:list-level-style-bullet text:level="7" text:bullet-char="●">
        <style:list-level-properties text:space-before="3.09449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in" text:min-label-width="0.35433in"/>
        <style:text-properties fo:color="#000000" fo:font-size="45%"/>
      </text:list-level-style-bullet>
    </text:list-style>
    <text:list-style style:name="a357">
      <text:list-level-style-bullet text:level="1" text:bullet-char="">
        <style:list-level-properties text:space-before="0.09449in" text:min-label-width="0.37795in"/>
        <style:text-properties fo:color="#000000" fo:font-family="Wingdings" fo:font-size="75%"/>
      </text:list-level-style-bullet>
      <text:list-level-style-bullet text:level="2" text:bullet-char="">
        <style:list-level-properties text:space-before="0.61755in" text:min-label-width="0.37795in"/>
        <style:text-properties fo:color="#000000" fo:font-family="Wingdings" fo:font-size="75%"/>
      </text:list-level-style-bullet>
      <text:list-level-style-bullet text:level="3" text:bullet-char="">
        <style:list-level-properties text:space-before="1.14436in" text:min-label-width="0.37795in"/>
        <style:text-properties fo:color="#000000" fo:font-family="Wingdings" fo:font-size="75%"/>
      </text:list-level-style-bullet>
      <text:list-level-style-bullet text:level="4" text:bullet-char="">
        <style:list-level-properties text:space-before="1.65354in" text:min-label-width="0.37795in"/>
        <style:text-properties fo:color="#000000" fo:font-family="Wingdings" fo:font-size="75%"/>
      </text:list-level-style-bullet>
      <text:list-level-style-bullet text:level="5" text:bullet-char="">
        <style:list-level-properties text:space-before="2.12598in" text:min-label-width="0.37795in"/>
        <style:text-properties fo:color="#000000" fo:font-family="Wingdings" fo:font-size="75%"/>
      </text:list-level-style-bullet>
      <text:list-level-style-bullet text:level="6" text:bullet-char="">
        <style:list-level-properties text:space-before="2.59842in" text:min-label-width="0.37795in"/>
        <style:text-properties fo:color="#000000" fo:font-family="Wingdings" fo:font-size="75%"/>
      </text:list-level-style-bullet>
      <text:list-level-style-bullet text:level="7" text:bullet-char="">
        <style:list-level-properties text:space-before="3.07087in" text:min-label-width="0.37795in"/>
        <style:text-properties fo:color="#000000" fo:font-family="Wingdings" fo:font-size="75%"/>
      </text:list-level-style-bullet>
      <text:list-level-style-bullet text:level="8" text:bullet-char="">
        <style:list-level-properties text:space-before="0in" text:min-label-width="0.37795in"/>
        <style:text-properties fo:color="#000000" fo:font-family="Wingdings" fo:font-size="75%"/>
      </text:list-level-style-bullet>
      <text:list-level-style-bullet text:level="9" text:bullet-char="">
        <style:list-level-properties text:space-before="0in" text:min-label-width="0.37795in"/>
        <style:text-properties fo:color="#000000" fo:font-family="Wingdings" fo:font-size="75%"/>
      </text:list-level-style-bullet>
    </text:list-style>
    <text:list-style style:name="a332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64117in" text:min-label-width="0.35433in"/>
        <style:text-properties fo:color="#000000" fo:font-size="45%"/>
      </text:list-level-style-bullet>
      <text:list-level-style-bullet text:level="3" text:bullet-char="●">
        <style:list-level-properties text:space-before="1.16798in" text:min-label-width="0.35433in"/>
        <style:text-properties fo:color="#000000" fo:font-size="45%"/>
      </text:list-level-style-bullet>
      <text:list-level-style-bullet text:level="4" text:bullet-char="●">
        <style:list-level-properties text:space-before="1.67717in" text:min-label-width="0.35433in"/>
        <style:text-properties fo:color="#000000" fo:font-size="45%"/>
      </text:list-level-style-bullet>
      <text:list-level-style-bullet text:level="5" text:bullet-char="●">
        <style:list-level-properties text:space-before="2.1496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2.62205in" text:min-label-width="0.35433in"/>
        <style:text-properties fo:color="#000000" fo:font-size="45%"/>
      </text:list-level-style-bullet>
      <text:list-level-style-bullet text:level="7" text:bullet-char="●">
        <style:list-level-properties text:space-before="3.09449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in" text:min-label-width="0.35433in"/>
        <style:text-properties fo:color="#000000" fo:font-size="45%"/>
      </text:list-level-style-bullet>
    </text:list-style>
    <text:list-style style:name="a108">
      <text:list-level-style-bullet text:level="1" text:bullet-char="">
        <style:list-level-properties text:space-before="0.09449in" text:min-label-width="0.37795in"/>
        <style:text-properties fo:color="#000000" fo:font-family="Wingdings" fo:font-size="75%"/>
      </text:list-level-style-bullet>
      <text:list-level-style-bullet text:level="2" text:bullet-char="">
        <style:list-level-properties text:space-before="0.61755in" text:min-label-width="0.37795in"/>
        <style:text-properties fo:color="#000000" fo:font-family="Wingdings" fo:font-size="75%"/>
      </text:list-level-style-bullet>
      <text:list-level-style-bullet text:level="3" text:bullet-char="">
        <style:list-level-properties text:space-before="1.14436in" text:min-label-width="0.37795in"/>
        <style:text-properties fo:color="#000000" fo:font-family="Wingdings" fo:font-size="75%"/>
      </text:list-level-style-bullet>
      <text:list-level-style-bullet text:level="4" text:bullet-char="">
        <style:list-level-properties text:space-before="1.65354in" text:min-label-width="0.37795in"/>
        <style:text-properties fo:color="#000000" fo:font-family="Wingdings" fo:font-size="75%"/>
      </text:list-level-style-bullet>
      <text:list-level-style-bullet text:level="5" text:bullet-char="">
        <style:list-level-properties text:space-before="2.12598in" text:min-label-width="0.37795in"/>
        <style:text-properties fo:color="#000000" fo:font-family="Wingdings" fo:font-size="75%"/>
      </text:list-level-style-bullet>
      <text:list-level-style-bullet text:level="6" text:bullet-char="">
        <style:list-level-properties text:space-before="2.59842in" text:min-label-width="0.37795in"/>
        <style:text-properties fo:color="#000000" fo:font-family="Wingdings" fo:font-size="75%"/>
      </text:list-level-style-bullet>
      <text:list-level-style-bullet text:level="7" text:bullet-char="">
        <style:list-level-properties text:space-before="3.07087in" text:min-label-width="0.37795in"/>
        <style:text-properties fo:color="#000000" fo:font-family="Wingdings" fo:font-size="75%"/>
      </text:list-level-style-bullet>
      <text:list-level-style-bullet text:level="8" text:bullet-char="">
        <style:list-level-properties text:space-before="0in" text:min-label-width="0.37795in"/>
        <style:text-properties fo:color="#000000" fo:font-family="Wingdings" fo:font-size="75%"/>
      </text:list-level-style-bullet>
      <text:list-level-style-bullet text:level="9" text:bullet-char="">
        <style:list-level-properties text:space-before="0in" text:min-label-width="0.37795in"/>
        <style:text-properties fo:color="#000000" fo:font-family="Wingdings" fo:font-size="75%"/>
      </text:list-level-style-bullet>
    </text:list-style>
    <text:list-style style:name="a260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64117in" text:min-label-width="0.35433in"/>
        <style:text-properties fo:color="#000000" fo:font-size="45%"/>
      </text:list-level-style-bullet>
      <text:list-level-style-bullet text:level="3" text:bullet-char="●">
        <style:list-level-properties text:space-before="1.16798in" text:min-label-width="0.35433in"/>
        <style:text-properties fo:color="#000000" fo:font-size="45%"/>
      </text:list-level-style-bullet>
      <text:list-level-style-bullet text:level="4" text:bullet-char="●">
        <style:list-level-properties text:space-before="1.67717in" text:min-label-width="0.35433in"/>
        <style:text-properties fo:color="#000000" fo:font-size="45%"/>
      </text:list-level-style-bullet>
      <text:list-level-style-bullet text:level="5" text:bullet-char="●">
        <style:list-level-properties text:space-before="2.1496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2.62205in" text:min-label-width="0.35433in"/>
        <style:text-properties fo:color="#000000" fo:font-size="45%"/>
      </text:list-level-style-bullet>
      <text:list-level-style-bullet text:level="7" text:bullet-char="●">
        <style:list-level-properties text:space-before="3.09449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in" text:min-label-width="0.35433in"/>
        <style:text-properties fo:color="#000000" fo:font-size="45%"/>
      </text:list-level-style-bullet>
    </text:list-style>
    <text:list-style style:name="a285">
      <text:list-level-style-bullet text:level="1" text:bullet-char="">
        <style:list-level-properties text:space-before="0.09449in" text:min-label-width="0.37795in"/>
        <style:text-properties fo:color="#000000" fo:font-family="Wingdings" fo:font-size="75%"/>
      </text:list-level-style-bullet>
      <text:list-level-style-bullet text:level="2" text:bullet-char="">
        <style:list-level-properties text:space-before="0.61755in" text:min-label-width="0.37795in"/>
        <style:text-properties fo:color="#000000" fo:font-family="Wingdings" fo:font-size="75%"/>
      </text:list-level-style-bullet>
      <text:list-level-style-bullet text:level="3" text:bullet-char="">
        <style:list-level-properties text:space-before="1.14436in" text:min-label-width="0.37795in"/>
        <style:text-properties fo:color="#000000" fo:font-family="Wingdings" fo:font-size="75%"/>
      </text:list-level-style-bullet>
      <text:list-level-style-bullet text:level="4" text:bullet-char="">
        <style:list-level-properties text:space-before="1.65354in" text:min-label-width="0.37795in"/>
        <style:text-properties fo:color="#000000" fo:font-family="Wingdings" fo:font-size="75%"/>
      </text:list-level-style-bullet>
      <text:list-level-style-bullet text:level="5" text:bullet-char="">
        <style:list-level-properties text:space-before="2.12598in" text:min-label-width="0.37795in"/>
        <style:text-properties fo:color="#000000" fo:font-family="Wingdings" fo:font-size="75%"/>
      </text:list-level-style-bullet>
      <text:list-level-style-bullet text:level="6" text:bullet-char="">
        <style:list-level-properties text:space-before="2.59842in" text:min-label-width="0.37795in"/>
        <style:text-properties fo:color="#000000" fo:font-family="Wingdings" fo:font-size="75%"/>
      </text:list-level-style-bullet>
      <text:list-level-style-bullet text:level="7" text:bullet-char="">
        <style:list-level-properties text:space-before="3.07087in" text:min-label-width="0.37795in"/>
        <style:text-properties fo:color="#000000" fo:font-family="Wingdings" fo:font-size="75%"/>
      </text:list-level-style-bullet>
      <text:list-level-style-bullet text:level="8" text:bullet-char="">
        <style:list-level-properties text:space-before="0in" text:min-label-width="0.37795in"/>
        <style:text-properties fo:color="#000000" fo:font-family="Wingdings" fo:font-size="75%"/>
      </text:list-level-style-bullet>
      <text:list-level-style-bullet text:level="9" text:bullet-char="">
        <style:list-level-properties text:space-before="0in" text:min-label-width="0.37795in"/>
        <style:text-properties fo:color="#000000" fo:font-family="Wingdings" fo:font-size="75%"/>
      </text:list-level-style-bullet>
    </text:list-style>
    <text:list-style style:name="a46">
      <text:list-level-style-bullet text:level="1" text:bullet-char="">
        <style:list-level-properties text:space-before="0.06749in" text:min-label-width="0.40495in"/>
        <style:text-properties fo:color="#000000" fo:font-family="Wingdings" fo:font-size="75%"/>
      </text:list-level-style-bullet>
      <text:list-level-style-bullet text:level="2" text:bullet-char="">
        <style:list-level-properties text:space-before="0.59055in" text:min-label-width="0.40495in"/>
        <style:text-properties fo:color="#000000" fo:font-family="Wingdings" fo:font-size="75%"/>
      </text:list-level-style-bullet>
      <text:list-level-style-bullet text:level="3" text:bullet-char="">
        <style:list-level-properties text:space-before="1.11736in" text:min-label-width="0.40495in"/>
        <style:text-properties fo:color="#000000" fo:font-family="Wingdings" fo:font-size="75%"/>
      </text:list-level-style-bullet>
      <text:list-level-style-bullet text:level="4" text:bullet-char="">
        <style:list-level-properties text:space-before="1.62655in" text:min-label-width="0.40495in"/>
        <style:text-properties fo:color="#000000" fo:font-family="Wingdings" fo:font-size="75%"/>
      </text:list-level-style-bullet>
      <text:list-level-style-bullet text:level="5" text:bullet-char="">
        <style:list-level-properties text:space-before="2.09899in" text:min-label-width="0.40495in"/>
        <style:text-properties fo:color="#000000" fo:font-family="Wingdings" fo:font-size="75%"/>
      </text:list-level-style-bullet>
      <text:list-level-style-bullet text:level="6" text:bullet-char="">
        <style:list-level-properties text:space-before="2.57143in" text:min-label-width="0.40495in"/>
        <style:text-properties fo:color="#000000" fo:font-family="Wingdings" fo:font-size="75%"/>
      </text:list-level-style-bullet>
      <text:list-level-style-bullet text:level="7" text:bullet-char="">
        <style:list-level-properties text:space-before="3.04387in" text:min-label-width="0.40495in"/>
        <style:text-properties fo:color="#000000" fo:font-family="Wingdings" fo:font-size="75%"/>
      </text:list-level-style-bullet>
      <text:list-level-style-bullet text:level="8" text:bullet-char="">
        <style:list-level-properties text:space-before="0in" text:min-label-width="0.40495in"/>
        <style:text-properties fo:color="#000000" fo:font-family="Wingdings" fo:font-size="75%"/>
      </text:list-level-style-bullet>
      <text:list-level-style-bullet text:level="9" text:bullet-char="">
        <style:list-level-properties text:space-before="0in" text:min-label-width="0.40495in"/>
        <style:text-properties fo:color="#000000" fo:font-family="Wingdings" fo:font-size="75%"/>
      </text:list-level-style-bullet>
    </text:list-style>
    <text:list-style style:name="a311">
      <text:list-level-style-bullet text:level="1" text:bullet-char="">
        <style:list-level-properties text:space-before="0.06749in" text:min-label-width="0.40495in"/>
        <style:text-properties fo:color="#000000" fo:font-family="Wingdings" fo:font-size="75%"/>
      </text:list-level-style-bullet>
      <text:list-level-style-bullet text:level="2" text:bullet-char="">
        <style:list-level-properties text:space-before="0.59055in" text:min-label-width="0.40495in"/>
        <style:text-properties fo:color="#000000" fo:font-family="Wingdings" fo:font-size="75%"/>
      </text:list-level-style-bullet>
      <text:list-level-style-bullet text:level="3" text:bullet-char="">
        <style:list-level-properties text:space-before="1.11736in" text:min-label-width="0.40495in"/>
        <style:text-properties fo:color="#000000" fo:font-family="Wingdings" fo:font-size="75%"/>
      </text:list-level-style-bullet>
      <text:list-level-style-bullet text:level="4" text:bullet-char="">
        <style:list-level-properties text:space-before="1.62655in" text:min-label-width="0.40495in"/>
        <style:text-properties fo:color="#000000" fo:font-family="Wingdings" fo:font-size="75%"/>
      </text:list-level-style-bullet>
      <text:list-level-style-bullet text:level="5" text:bullet-char="">
        <style:list-level-properties text:space-before="2.09899in" text:min-label-width="0.40495in"/>
        <style:text-properties fo:color="#000000" fo:font-family="Wingdings" fo:font-size="75%"/>
      </text:list-level-style-bullet>
      <text:list-level-style-bullet text:level="6" text:bullet-char="">
        <style:list-level-properties text:space-before="2.57143in" text:min-label-width="0.40495in"/>
        <style:text-properties fo:color="#000000" fo:font-family="Wingdings" fo:font-size="75%"/>
      </text:list-level-style-bullet>
      <text:list-level-style-bullet text:level="7" text:bullet-char="">
        <style:list-level-properties text:space-before="3.04387in" text:min-label-width="0.40495in"/>
        <style:text-properties fo:color="#000000" fo:font-family="Wingdings" fo:font-size="75%"/>
      </text:list-level-style-bullet>
      <text:list-level-style-bullet text:level="8" text:bullet-char="">
        <style:list-level-properties text:space-before="0in" text:min-label-width="0.40495in"/>
        <style:text-properties fo:color="#000000" fo:font-family="Wingdings" fo:font-size="75%"/>
      </text:list-level-style-bullet>
      <text:list-level-style-bullet text:level="9" text:bullet-char="">
        <style:list-level-properties text:space-before="0in" text:min-label-width="0.40495in"/>
        <style:text-properties fo:color="#000000" fo:font-family="Wingdings" fo:font-size="75%"/>
      </text:list-level-style-bullet>
    </text:list-style>
    <text:list-style style:name="a288">
      <text:list-level-style-bullet text:level="1" text:bullet-char="">
        <style:list-level-properties text:space-before="0.09449in" text:min-label-width="0.37795in"/>
        <style:text-properties fo:color="#000000" fo:font-family="Wingdings" fo:font-size="45%"/>
      </text:list-level-style-bullet>
      <text:list-level-style-bullet text:level="2" text:bullet-char="">
        <style:list-level-properties text:space-before="0.61755in" text:min-label-width="0.37795in"/>
        <style:text-properties fo:color="#000000" fo:font-family="Wingdings" fo:font-size="45%"/>
      </text:list-level-style-bullet>
      <text:list-level-style-bullet text:level="3" text:bullet-char="">
        <style:list-level-properties text:space-before="1.14436in" text:min-label-width="0.37795in"/>
        <style:text-properties fo:color="#000000" fo:font-family="Wingdings" fo:font-size="45%"/>
      </text:list-level-style-bullet>
      <text:list-level-style-bullet text:level="4" text:bullet-char="">
        <style:list-level-properties text:space-before="1.65354in" text:min-label-width="0.37795in"/>
        <style:text-properties fo:color="#000000" fo:font-family="Wingdings" fo:font-size="45%"/>
      </text:list-level-style-bullet>
      <text:list-level-style-bullet text:level="5" text:bullet-char="">
        <style:list-level-properties text:space-before="2.12598in" text:min-label-width="0.37795in"/>
        <style:text-properties fo:color="#000000" fo:font-family="Wingdings" fo:font-size="45%"/>
      </text:list-level-style-bullet>
      <text:list-level-style-bullet text:level="6" text:bullet-char="">
        <style:list-level-properties text:space-before="2.59842in" text:min-label-width="0.37795in"/>
        <style:text-properties fo:color="#000000" fo:font-family="Wingdings" fo:font-size="45%"/>
      </text:list-level-style-bullet>
      <text:list-level-style-bullet text:level="7" text:bullet-char="">
        <style:list-level-properties text:space-before="3.07087in" text:min-label-width="0.37795in"/>
        <style:text-properties fo:color="#000000" fo:font-family="Wingdings" fo:font-size="45%"/>
      </text:list-level-style-bullet>
      <text:list-level-style-bullet text:level="8" text:bullet-char="">
        <style:list-level-properties text:space-before="0in" text:min-label-width="0.37795in"/>
        <style:text-properties fo:color="#000000" fo:font-family="Wingdings" fo:font-size="45%"/>
      </text:list-level-style-bullet>
      <text:list-level-style-bullet text:level="9" text:bullet-char="">
        <style:list-level-properties text:space-before="0in" text:min-label-width="0.37795in"/>
        <style:text-properties fo:color="#000000" fo:font-family="Wingdings" fo:font-size="45%"/>
      </text:list-level-style-bullet>
    </text:list-style>
    <text:list-style style:name="a49">
      <text:list-level-style-bullet text:level="1" text:bullet-char="">
        <style:list-level-properties text:space-before="0.05249in" text:min-label-width="0.41995in"/>
        <style:text-properties fo:color="#000000" fo:font-family="Wingdings" fo:font-size="45%"/>
      </text:list-level-style-bullet>
      <text:list-level-style-bullet text:level="2" text:bullet-char="">
        <style:list-level-properties text:space-before="0.57555in" text:min-label-width="0.41995in"/>
        <style:text-properties fo:color="#000000" fo:font-family="Wingdings" fo:font-size="45%"/>
      </text:list-level-style-bullet>
      <text:list-level-style-bullet text:level="3" text:bullet-char="">
        <style:list-level-properties text:space-before="1.10236in" text:min-label-width="0.41995in"/>
        <style:text-properties fo:color="#000000" fo:font-family="Wingdings" fo:font-size="45%"/>
      </text:list-level-style-bullet>
      <text:list-level-style-bullet text:level="4" text:bullet-char="">
        <style:list-level-properties text:space-before="1.61155in" text:min-label-width="0.41995in"/>
        <style:text-properties fo:color="#000000" fo:font-family="Wingdings" fo:font-size="45%"/>
      </text:list-level-style-bullet>
      <text:list-level-style-bullet text:level="5" text:bullet-char="">
        <style:list-level-properties text:space-before="2.08399in" text:min-label-width="0.41995in"/>
        <style:text-properties fo:color="#000000" fo:font-family="Wingdings" fo:font-size="45%"/>
      </text:list-level-style-bullet>
      <text:list-level-style-bullet text:level="6" text:bullet-char="">
        <style:list-level-properties text:space-before="2.55643in" text:min-label-width="0.41995in"/>
        <style:text-properties fo:color="#000000" fo:font-family="Wingdings" fo:font-size="45%"/>
      </text:list-level-style-bullet>
      <text:list-level-style-bullet text:level="7" text:bullet-char="">
        <style:list-level-properties text:space-before="3.02887in" text:min-label-width="0.41995in"/>
        <style:text-properties fo:color="#000000" fo:font-family="Wingdings" fo:font-size="45%"/>
      </text:list-level-style-bullet>
      <text:list-level-style-bullet text:level="8" text:bullet-char="">
        <style:list-level-properties text:space-before="0in" text:min-label-width="0.41995in"/>
        <style:text-properties fo:color="#000000" fo:font-family="Wingdings" fo:font-size="45%"/>
      </text:list-level-style-bullet>
      <text:list-level-style-bullet text:level="9" text:bullet-char="">
        <style:list-level-properties text:space-before="0in" text:min-label-width="0.41995in"/>
        <style:text-properties fo:color="#000000" fo:font-family="Wingdings" fo:font-size="45%"/>
      </text:list-level-style-bullet>
    </text:list-style>
    <text:list-style style:name="a240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64117in" text:min-label-width="0.35433in"/>
        <style:text-properties fo:color="#000000" fo:font-size="45%"/>
      </text:list-level-style-bullet>
      <text:list-level-style-bullet text:level="3" text:bullet-char="●">
        <style:list-level-properties text:space-before="1.16798in" text:min-label-width="0.35433in"/>
        <style:text-properties fo:color="#000000" fo:font-size="45%"/>
      </text:list-level-style-bullet>
      <text:list-level-style-bullet text:level="4" text:bullet-char="●">
        <style:list-level-properties text:space-before="1.67717in" text:min-label-width="0.35433in"/>
        <style:text-properties fo:color="#000000" fo:font-size="45%"/>
      </text:list-level-style-bullet>
      <text:list-level-style-bullet text:level="5" text:bullet-char="●">
        <style:list-level-properties text:space-before="2.1496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2.62205in" text:min-label-width="0.35433in"/>
        <style:text-properties fo:color="#000000" fo:font-size="45%"/>
      </text:list-level-style-bullet>
      <text:list-level-style-bullet text:level="7" text:bullet-char="●">
        <style:list-level-properties text:space-before="3.09449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in" text:min-label-width="0.35433in"/>
        <style:text-properties fo:color="#000000" fo:font-size="45%"/>
      </text:list-level-style-bullet>
    </text:list-style>
    <text:list-style style:name="a314">
      <text:list-level-style-bullet text:level="1" text:bullet-char="">
        <style:list-level-properties text:space-before="0.05249in" text:min-label-width="0.41995in"/>
        <style:text-properties fo:color="#000000" fo:font-family="Wingdings" fo:font-size="45%"/>
      </text:list-level-style-bullet>
      <text:list-level-style-bullet text:level="2" text:bullet-char="">
        <style:list-level-properties text:space-before="0.57555in" text:min-label-width="0.41995in"/>
        <style:text-properties fo:color="#000000" fo:font-family="Wingdings" fo:font-size="45%"/>
      </text:list-level-style-bullet>
      <text:list-level-style-bullet text:level="3" text:bullet-char="">
        <style:list-level-properties text:space-before="1.10236in" text:min-label-width="0.41995in"/>
        <style:text-properties fo:color="#000000" fo:font-family="Wingdings" fo:font-size="45%"/>
      </text:list-level-style-bullet>
      <text:list-level-style-bullet text:level="4" text:bullet-char="">
        <style:list-level-properties text:space-before="1.61155in" text:min-label-width="0.41995in"/>
        <style:text-properties fo:color="#000000" fo:font-family="Wingdings" fo:font-size="45%"/>
      </text:list-level-style-bullet>
      <text:list-level-style-bullet text:level="5" text:bullet-char="">
        <style:list-level-properties text:space-before="2.08399in" text:min-label-width="0.41995in"/>
        <style:text-properties fo:color="#000000" fo:font-family="Wingdings" fo:font-size="45%"/>
      </text:list-level-style-bullet>
      <text:list-level-style-bullet text:level="6" text:bullet-char="">
        <style:list-level-properties text:space-before="2.55643in" text:min-label-width="0.41995in"/>
        <style:text-properties fo:color="#000000" fo:font-family="Wingdings" fo:font-size="45%"/>
      </text:list-level-style-bullet>
      <text:list-level-style-bullet text:level="7" text:bullet-char="">
        <style:list-level-properties text:space-before="3.02887in" text:min-label-width="0.41995in"/>
        <style:text-properties fo:color="#000000" fo:font-family="Wingdings" fo:font-size="45%"/>
      </text:list-level-style-bullet>
      <text:list-level-style-bullet text:level="8" text:bullet-char="">
        <style:list-level-properties text:space-before="0in" text:min-label-width="0.41995in"/>
        <style:text-properties fo:color="#000000" fo:font-family="Wingdings" fo:font-size="45%"/>
      </text:list-level-style-bullet>
      <text:list-level-style-bullet text:level="9" text:bullet-char="">
        <style:list-level-properties text:space-before="0in" text:min-label-width="0.41995in"/>
        <style:text-properties fo:color="#000000" fo:font-family="Wingdings" fo:font-size="45%"/>
      </text:list-level-style-bullet>
    </text:list-style>
    <text:list-style style:name="a243">
      <text:list-level-style-bullet text:level="1" text:bullet-char="">
        <style:list-level-properties text:space-before="0.06749in" text:min-label-width="0.40495in"/>
        <style:text-properties fo:color="#000000" fo:font-family="Wingdings" fo:font-size="75%"/>
      </text:list-level-style-bullet>
      <text:list-level-style-bullet text:level="2" text:bullet-char="">
        <style:list-level-properties text:space-before="0.59055in" text:min-label-width="0.40495in"/>
        <style:text-properties fo:color="#000000" fo:font-family="Wingdings" fo:font-size="75%"/>
      </text:list-level-style-bullet>
      <text:list-level-style-bullet text:level="3" text:bullet-char="">
        <style:list-level-properties text:space-before="1.11736in" text:min-label-width="0.40495in"/>
        <style:text-properties fo:color="#000000" fo:font-family="Wingdings" fo:font-size="75%"/>
      </text:list-level-style-bullet>
      <text:list-level-style-bullet text:level="4" text:bullet-char="">
        <style:list-level-properties text:space-before="1.62655in" text:min-label-width="0.40495in"/>
        <style:text-properties fo:color="#000000" fo:font-family="Wingdings" fo:font-size="75%"/>
      </text:list-level-style-bullet>
      <text:list-level-style-bullet text:level="5" text:bullet-char="">
        <style:list-level-properties text:space-before="2.09899in" text:min-label-width="0.40495in"/>
        <style:text-properties fo:color="#000000" fo:font-family="Wingdings" fo:font-size="75%"/>
      </text:list-level-style-bullet>
      <text:list-level-style-bullet text:level="6" text:bullet-char="">
        <style:list-level-properties text:space-before="2.57143in" text:min-label-width="0.40495in"/>
        <style:text-properties fo:color="#000000" fo:font-family="Wingdings" fo:font-size="75%"/>
      </text:list-level-style-bullet>
      <text:list-level-style-bullet text:level="7" text:bullet-char="">
        <style:list-level-properties text:space-before="3.04387in" text:min-label-width="0.40495in"/>
        <style:text-properties fo:color="#000000" fo:font-family="Wingdings" fo:font-size="75%"/>
      </text:list-level-style-bullet>
      <text:list-level-style-bullet text:level="8" text:bullet-char="">
        <style:list-level-properties text:space-before="0in" text:min-label-width="0.40495in"/>
        <style:text-properties fo:color="#000000" fo:font-family="Wingdings" fo:font-size="75%"/>
      </text:list-level-style-bullet>
      <text:list-level-style-bullet text:level="9" text:bullet-char="">
        <style:list-level-properties text:space-before="0in" text:min-label-width="0.40495in"/>
        <style:text-properties fo:color="#000000" fo:font-family="Wingdings" fo:font-size="75%"/>
      </text:list-level-style-bullet>
    </text:list-style>
    <text:list-style style:name="a317">
      <text:list-level-style-bullet text:level="1" text:bullet-char="">
        <style:list-level-properties text:space-before="0.09449in" text:min-label-width="0.37795in"/>
        <style:text-properties fo:color="#000000" fo:font-family="Wingdings" fo:font-size="75%"/>
      </text:list-level-style-bullet>
      <text:list-level-style-bullet text:level="2" text:bullet-char="">
        <style:list-level-properties text:space-before="0.61755in" text:min-label-width="0.37795in"/>
        <style:text-properties fo:color="#000000" fo:font-family="Wingdings" fo:font-size="75%"/>
      </text:list-level-style-bullet>
      <text:list-level-style-bullet text:level="3" text:bullet-char="">
        <style:list-level-properties text:space-before="1.14436in" text:min-label-width="0.37795in"/>
        <style:text-properties fo:color="#000000" fo:font-family="Wingdings" fo:font-size="75%"/>
      </text:list-level-style-bullet>
      <text:list-level-style-bullet text:level="4" text:bullet-char="">
        <style:list-level-properties text:space-before="1.65354in" text:min-label-width="0.37795in"/>
        <style:text-properties fo:color="#000000" fo:font-family="Wingdings" fo:font-size="75%"/>
      </text:list-level-style-bullet>
      <text:list-level-style-bullet text:level="5" text:bullet-char="">
        <style:list-level-properties text:space-before="2.12598in" text:min-label-width="0.37795in"/>
        <style:text-properties fo:color="#000000" fo:font-family="Wingdings" fo:font-size="75%"/>
      </text:list-level-style-bullet>
      <text:list-level-style-bullet text:level="6" text:bullet-char="">
        <style:list-level-properties text:space-before="2.59842in" text:min-label-width="0.37795in"/>
        <style:text-properties fo:color="#000000" fo:font-family="Wingdings" fo:font-size="75%"/>
      </text:list-level-style-bullet>
      <text:list-level-style-bullet text:level="7" text:bullet-char="">
        <style:list-level-properties text:space-before="3.07087in" text:min-label-width="0.37795in"/>
        <style:text-properties fo:color="#000000" fo:font-family="Wingdings" fo:font-size="75%"/>
      </text:list-level-style-bullet>
      <text:list-level-style-bullet text:level="8" text:bullet-char="">
        <style:list-level-properties text:space-before="0in" text:min-label-width="0.37795in"/>
        <style:text-properties fo:color="#000000" fo:font-family="Wingdings" fo:font-size="75%"/>
      </text:list-level-style-bullet>
      <text:list-level-style-bullet text:level="9" text:bullet-char="">
        <style:list-level-properties text:space-before="0in" text:min-label-width="0.37795in"/>
        <style:text-properties fo:color="#000000" fo:font-family="Wingdings" fo:font-size="75%"/>
      </text:list-level-style-bullet>
    </text:list-style>
    <text:list-style style:name="a171">
      <text:list-level-style-bullet text:level="1" text:bullet-char="">
        <style:list-level-properties text:space-before="0.06749in" text:min-label-width="0.40495in"/>
        <style:text-properties fo:color="#000000" fo:font-family="Wingdings" fo:font-size="75%"/>
      </text:list-level-style-bullet>
      <text:list-level-style-bullet text:level="2" text:bullet-char="">
        <style:list-level-properties text:space-before="0.59055in" text:min-label-width="0.40495in"/>
        <style:text-properties fo:color="#000000" fo:font-family="Wingdings" fo:font-size="75%"/>
      </text:list-level-style-bullet>
      <text:list-level-style-bullet text:level="3" text:bullet-char="">
        <style:list-level-properties text:space-before="1.11736in" text:min-label-width="0.40495in"/>
        <style:text-properties fo:color="#000000" fo:font-family="Wingdings" fo:font-size="75%"/>
      </text:list-level-style-bullet>
      <text:list-level-style-bullet text:level="4" text:bullet-char="">
        <style:list-level-properties text:space-before="1.62655in" text:min-label-width="0.40495in"/>
        <style:text-properties fo:color="#000000" fo:font-family="Wingdings" fo:font-size="75%"/>
      </text:list-level-style-bullet>
      <text:list-level-style-bullet text:level="5" text:bullet-char="">
        <style:list-level-properties text:space-before="2.09899in" text:min-label-width="0.40495in"/>
        <style:text-properties fo:color="#000000" fo:font-family="Wingdings" fo:font-size="75%"/>
      </text:list-level-style-bullet>
      <text:list-level-style-bullet text:level="6" text:bullet-char="">
        <style:list-level-properties text:space-before="2.57143in" text:min-label-width="0.40495in"/>
        <style:text-properties fo:color="#000000" fo:font-family="Wingdings" fo:font-size="75%"/>
      </text:list-level-style-bullet>
      <text:list-level-style-bullet text:level="7" text:bullet-char="">
        <style:list-level-properties text:space-before="3.04387in" text:min-label-width="0.40495in"/>
        <style:text-properties fo:color="#000000" fo:font-family="Wingdings" fo:font-size="75%"/>
      </text:list-level-style-bullet>
      <text:list-level-style-bullet text:level="8" text:bullet-char="">
        <style:list-level-properties text:space-before="0in" text:min-label-width="0.40495in"/>
        <style:text-properties fo:color="#000000" fo:font-family="Wingdings" fo:font-size="75%"/>
      </text:list-level-style-bullet>
      <text:list-level-style-bullet text:level="9" text:bullet-char="">
        <style:list-level-properties text:space-before="0in" text:min-label-width="0.40495in"/>
        <style:text-properties fo:color="#000000" fo:font-family="Wingdings" fo:font-size="75%"/>
      </text:list-level-style-bullet>
    </text:list-style>
    <text:list-style style:name="a220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3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4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5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7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.11811in" text:min-label-width="0.35433in"/>
        <style:text-properties fo:color="#000000" fo:font-size="45%"/>
      </text:list-level-style-bullet>
    </text:list-style>
    <text:list-style style:name="a6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64117in" text:min-label-width="0.35433in"/>
        <style:text-properties fo:color="#000000" fo:font-size="45%"/>
      </text:list-level-style-bullet>
      <text:list-level-style-bullet text:level="3" text:bullet-char="●">
        <style:list-level-properties text:space-before="1.16798in" text:min-label-width="0.35433in"/>
        <style:text-properties fo:color="#000000" fo:font-size="45%"/>
      </text:list-level-style-bullet>
      <text:list-level-style-bullet text:level="4" text:bullet-char="●">
        <style:list-level-properties text:space-before="1.67717in" text:min-label-width="0.35433in"/>
        <style:text-properties fo:color="#000000" fo:font-size="45%"/>
      </text:list-level-style-bullet>
      <text:list-level-style-bullet text:level="5" text:bullet-char="●">
        <style:list-level-properties text:space-before="2.1496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2.62205in" text:min-label-width="0.35433in"/>
        <style:text-properties fo:color="#000000" fo:font-size="45%"/>
      </text:list-level-style-bullet>
      <text:list-level-style-bullet text:level="7" text:bullet-char="●">
        <style:list-level-properties text:space-before="3.09449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in" text:min-label-width="0.35433in"/>
        <style:text-properties fo:color="#000000" fo:font-size="45%"/>
      </text:list-level-style-bullet>
    </text:list-style>
    <text:list-style style:name="a246">
      <text:list-level-style-bullet text:level="1" text:bullet-char="">
        <style:list-level-properties text:space-before="0.05249in" text:min-label-width="0.41995in"/>
        <style:text-properties fo:color="#000000" fo:font-family="Wingdings" fo:font-size="45%"/>
      </text:list-level-style-bullet>
      <text:list-level-style-bullet text:level="2" text:bullet-char="">
        <style:list-level-properties text:space-before="0.57555in" text:min-label-width="0.41995in"/>
        <style:text-properties fo:color="#000000" fo:font-family="Wingdings" fo:font-size="45%"/>
      </text:list-level-style-bullet>
      <text:list-level-style-bullet text:level="3" text:bullet-char="">
        <style:list-level-properties text:space-before="1.10236in" text:min-label-width="0.41995in"/>
        <style:text-properties fo:color="#000000" fo:font-family="Wingdings" fo:font-size="45%"/>
      </text:list-level-style-bullet>
      <text:list-level-style-bullet text:level="4" text:bullet-char="">
        <style:list-level-properties text:space-before="1.61155in" text:min-label-width="0.41995in"/>
        <style:text-properties fo:color="#000000" fo:font-family="Wingdings" fo:font-size="45%"/>
      </text:list-level-style-bullet>
      <text:list-level-style-bullet text:level="5" text:bullet-char="">
        <style:list-level-properties text:space-before="2.08399in" text:min-label-width="0.41995in"/>
        <style:text-properties fo:color="#000000" fo:font-family="Wingdings" fo:font-size="45%"/>
      </text:list-level-style-bullet>
      <text:list-level-style-bullet text:level="6" text:bullet-char="">
        <style:list-level-properties text:space-before="2.55643in" text:min-label-width="0.41995in"/>
        <style:text-properties fo:color="#000000" fo:font-family="Wingdings" fo:font-size="45%"/>
      </text:list-level-style-bullet>
      <text:list-level-style-bullet text:level="7" text:bullet-char="">
        <style:list-level-properties text:space-before="3.02887in" text:min-label-width="0.41995in"/>
        <style:text-properties fo:color="#000000" fo:font-family="Wingdings" fo:font-size="45%"/>
      </text:list-level-style-bullet>
      <text:list-level-style-bullet text:level="8" text:bullet-char="">
        <style:list-level-properties text:space-before="0in" text:min-label-width="0.41995in"/>
        <style:text-properties fo:color="#000000" fo:font-family="Wingdings" fo:font-size="45%"/>
      </text:list-level-style-bullet>
      <text:list-level-style-bullet text:level="9" text:bullet-char="">
        <style:list-level-properties text:space-before="0in" text:min-label-width="0.41995in"/>
        <style:text-properties fo:color="#000000" fo:font-family="Wingdings" fo:font-size="45%"/>
      </text:list-level-style-bullet>
    </text:list-style>
    <text:list-style style:name="a174">
      <text:list-level-style-bullet text:level="1" text:bullet-char="">
        <style:list-level-properties text:space-before="0.05249in" text:min-label-width="0.41995in"/>
        <style:text-properties fo:color="#000000" fo:font-family="Wingdings" fo:font-size="45%"/>
      </text:list-level-style-bullet>
      <text:list-level-style-bullet text:level="2" text:bullet-char="">
        <style:list-level-properties text:space-before="0.57555in" text:min-label-width="0.41995in"/>
        <style:text-properties fo:color="#000000" fo:font-family="Wingdings" fo:font-size="45%"/>
      </text:list-level-style-bullet>
      <text:list-level-style-bullet text:level="3" text:bullet-char="">
        <style:list-level-properties text:space-before="1.10236in" text:min-label-width="0.41995in"/>
        <style:text-properties fo:color="#000000" fo:font-family="Wingdings" fo:font-size="45%"/>
      </text:list-level-style-bullet>
      <text:list-level-style-bullet text:level="4" text:bullet-char="">
        <style:list-level-properties text:space-before="1.61155in" text:min-label-width="0.41995in"/>
        <style:text-properties fo:color="#000000" fo:font-family="Wingdings" fo:font-size="45%"/>
      </text:list-level-style-bullet>
      <text:list-level-style-bullet text:level="5" text:bullet-char="">
        <style:list-level-properties text:space-before="2.08399in" text:min-label-width="0.41995in"/>
        <style:text-properties fo:color="#000000" fo:font-family="Wingdings" fo:font-size="45%"/>
      </text:list-level-style-bullet>
      <text:list-level-style-bullet text:level="6" text:bullet-char="">
        <style:list-level-properties text:space-before="2.55643in" text:min-label-width="0.41995in"/>
        <style:text-properties fo:color="#000000" fo:font-family="Wingdings" fo:font-size="45%"/>
      </text:list-level-style-bullet>
      <text:list-level-style-bullet text:level="7" text:bullet-char="">
        <style:list-level-properties text:space-before="3.02887in" text:min-label-width="0.41995in"/>
        <style:text-properties fo:color="#000000" fo:font-family="Wingdings" fo:font-size="45%"/>
      </text:list-level-style-bullet>
      <text:list-level-style-bullet text:level="8" text:bullet-char="">
        <style:list-level-properties text:space-before="0in" text:min-label-width="0.41995in"/>
        <style:text-properties fo:color="#000000" fo:font-family="Wingdings" fo:font-size="45%"/>
      </text:list-level-style-bullet>
      <text:list-level-style-bullet text:level="9" text:bullet-char="">
        <style:list-level-properties text:space-before="0in" text:min-label-width="0.41995in"/>
        <style:text-properties fo:color="#000000" fo:font-family="Wingdings" fo:font-size="45%"/>
      </text:list-level-style-bullet>
    </text:list-style>
    <text:list-style style:name="a9">
      <text:list-level-style-bullet text:level="1" text:bullet-char="">
        <style:list-level-properties text:space-before="0.06749in" text:min-label-width="0.40495in"/>
        <style:text-properties fo:color="#000000" fo:font-family="Wingdings" fo:font-size="75%"/>
      </text:list-level-style-bullet>
      <text:list-level-style-bullet text:level="2" text:bullet-char="">
        <style:list-level-properties text:space-before="0.59055in" text:min-label-width="0.40495in"/>
        <style:text-properties fo:color="#000000" fo:font-family="Wingdings" fo:font-size="75%"/>
      </text:list-level-style-bullet>
      <text:list-level-style-bullet text:level="3" text:bullet-char="">
        <style:list-level-properties text:space-before="1.11736in" text:min-label-width="0.40495in"/>
        <style:text-properties fo:color="#000000" fo:font-family="Wingdings" fo:font-size="75%"/>
      </text:list-level-style-bullet>
      <text:list-level-style-bullet text:level="4" text:bullet-char="">
        <style:list-level-properties text:space-before="1.62655in" text:min-label-width="0.40495in"/>
        <style:text-properties fo:color="#000000" fo:font-family="Wingdings" fo:font-size="75%"/>
      </text:list-level-style-bullet>
      <text:list-level-style-bullet text:level="5" text:bullet-char="">
        <style:list-level-properties text:space-before="2.09899in" text:min-label-width="0.40495in"/>
        <style:text-properties fo:color="#000000" fo:font-family="Wingdings" fo:font-size="75%"/>
      </text:list-level-style-bullet>
      <text:list-level-style-bullet text:level="6" text:bullet-char="">
        <style:list-level-properties text:space-before="2.57143in" text:min-label-width="0.40495in"/>
        <style:text-properties fo:color="#000000" fo:font-family="Wingdings" fo:font-size="75%"/>
      </text:list-level-style-bullet>
      <text:list-level-style-bullet text:level="7" text:bullet-char="">
        <style:list-level-properties text:space-before="3.04387in" text:min-label-width="0.40495in"/>
        <style:text-properties fo:color="#000000" fo:font-family="Wingdings" fo:font-size="75%"/>
      </text:list-level-style-bullet>
      <text:list-level-style-bullet text:level="8" text:bullet-char="">
        <style:list-level-properties text:space-before="0in" text:min-label-width="0.40495in"/>
        <style:text-properties fo:color="#000000" fo:font-family="Wingdings" fo:font-size="75%"/>
      </text:list-level-style-bullet>
      <text:list-level-style-bullet text:level="9" text:bullet-char="">
        <style:list-level-properties text:space-before="0in" text:min-label-width="0.40495in"/>
        <style:text-properties fo:color="#000000" fo:font-family="Wingdings" fo:font-size="75%"/>
      </text:list-level-style-bullet>
    </text:list-style>
    <text:list-style style:name="a224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64117in" text:min-label-width="0.35433in"/>
        <style:text-properties fo:color="#000000" fo:font-size="45%"/>
      </text:list-level-style-bullet>
      <text:list-level-style-bullet text:level="3" text:bullet-char="●">
        <style:list-level-properties text:space-before="1.16798in" text:min-label-width="0.35433in"/>
        <style:text-properties fo:color="#000000" fo:font-size="45%"/>
      </text:list-level-style-bullet>
      <text:list-level-style-bullet text:level="4" text:bullet-char="●">
        <style:list-level-properties text:space-before="1.67717in" text:min-label-width="0.35433in"/>
        <style:text-properties fo:color="#000000" fo:font-size="45%"/>
      </text:list-level-style-bullet>
      <text:list-level-style-bullet text:level="5" text:bullet-char="●">
        <style:list-level-properties text:space-before="2.1496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2.62205in" text:min-label-width="0.35433in"/>
        <style:text-properties fo:color="#000000" fo:font-size="45%"/>
      </text:list-level-style-bullet>
      <text:list-level-style-bullet text:level="7" text:bullet-char="●">
        <style:list-level-properties text:space-before="3.09449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in" text:min-label-width="0.35433in"/>
        <style:text-properties fo:color="#000000" fo:font-size="45%"/>
      </text:list-level-style-bullet>
    </text:list-style>
    <text:list-style style:name="a249">
      <text:list-level-style-bullet text:level="1" text:bullet-char="">
        <style:list-level-properties text:space-before="0.09449in" text:min-label-width="0.37795in"/>
        <style:text-properties fo:color="#000000" fo:font-family="Wingdings" fo:font-size="75%"/>
      </text:list-level-style-bullet>
      <text:list-level-style-bullet text:level="2" text:bullet-char="">
        <style:list-level-properties text:space-before="0.61755in" text:min-label-width="0.37795in"/>
        <style:text-properties fo:color="#000000" fo:font-family="Wingdings" fo:font-size="75%"/>
      </text:list-level-style-bullet>
      <text:list-level-style-bullet text:level="3" text:bullet-char="">
        <style:list-level-properties text:space-before="1.14436in" text:min-label-width="0.37795in"/>
        <style:text-properties fo:color="#000000" fo:font-family="Wingdings" fo:font-size="75%"/>
      </text:list-level-style-bullet>
      <text:list-level-style-bullet text:level="4" text:bullet-char="">
        <style:list-level-properties text:space-before="1.65354in" text:min-label-width="0.37795in"/>
        <style:text-properties fo:color="#000000" fo:font-family="Wingdings" fo:font-size="75%"/>
      </text:list-level-style-bullet>
      <text:list-level-style-bullet text:level="5" text:bullet-char="">
        <style:list-level-properties text:space-before="2.12598in" text:min-label-width="0.37795in"/>
        <style:text-properties fo:color="#000000" fo:font-family="Wingdings" fo:font-size="75%"/>
      </text:list-level-style-bullet>
      <text:list-level-style-bullet text:level="6" text:bullet-char="">
        <style:list-level-properties text:space-before="2.59842in" text:min-label-width="0.37795in"/>
        <style:text-properties fo:color="#000000" fo:font-family="Wingdings" fo:font-size="75%"/>
      </text:list-level-style-bullet>
      <text:list-level-style-bullet text:level="7" text:bullet-char="">
        <style:list-level-properties text:space-before="3.07087in" text:min-label-width="0.37795in"/>
        <style:text-properties fo:color="#000000" fo:font-family="Wingdings" fo:font-size="75%"/>
      </text:list-level-style-bullet>
      <text:list-level-style-bullet text:level="8" text:bullet-char="">
        <style:list-level-properties text:space-before="0in" text:min-label-width="0.37795in"/>
        <style:text-properties fo:color="#000000" fo:font-family="Wingdings" fo:font-size="75%"/>
      </text:list-level-style-bullet>
      <text:list-level-style-bullet text:level="9" text:bullet-char="">
        <style:list-level-properties text:space-before="0in" text:min-label-width="0.37795in"/>
        <style:text-properties fo:color="#000000" fo:font-family="Wingdings" fo:font-size="75%"/>
      </text:list-level-style-bullet>
    </text:list-style>
    <text:list-style style:name="a177">
      <text:list-level-style-bullet text:level="1" text:bullet-char="">
        <style:list-level-properties text:space-before="0.09449in" text:min-label-width="0.37795in"/>
        <style:text-properties fo:color="#000000" fo:font-family="Wingdings" fo:font-size="75%"/>
      </text:list-level-style-bullet>
      <text:list-level-style-bullet text:level="2" text:bullet-char="">
        <style:list-level-properties text:space-before="0.61755in" text:min-label-width="0.37795in"/>
        <style:text-properties fo:color="#000000" fo:font-family="Wingdings" fo:font-size="75%"/>
      </text:list-level-style-bullet>
      <text:list-level-style-bullet text:level="3" text:bullet-char="">
        <style:list-level-properties text:space-before="1.14436in" text:min-label-width="0.37795in"/>
        <style:text-properties fo:color="#000000" fo:font-family="Wingdings" fo:font-size="75%"/>
      </text:list-level-style-bullet>
      <text:list-level-style-bullet text:level="4" text:bullet-char="">
        <style:list-level-properties text:space-before="1.65354in" text:min-label-width="0.37795in"/>
        <style:text-properties fo:color="#000000" fo:font-family="Wingdings" fo:font-size="75%"/>
      </text:list-level-style-bullet>
      <text:list-level-style-bullet text:level="5" text:bullet-char="">
        <style:list-level-properties text:space-before="2.12598in" text:min-label-width="0.37795in"/>
        <style:text-properties fo:color="#000000" fo:font-family="Wingdings" fo:font-size="75%"/>
      </text:list-level-style-bullet>
      <text:list-level-style-bullet text:level="6" text:bullet-char="">
        <style:list-level-properties text:space-before="2.59842in" text:min-label-width="0.37795in"/>
        <style:text-properties fo:color="#000000" fo:font-family="Wingdings" fo:font-size="75%"/>
      </text:list-level-style-bullet>
      <text:list-level-style-bullet text:level="7" text:bullet-char="">
        <style:list-level-properties text:space-before="3.07087in" text:min-label-width="0.37795in"/>
        <style:text-properties fo:color="#000000" fo:font-family="Wingdings" fo:font-size="75%"/>
      </text:list-level-style-bullet>
      <text:list-level-style-bullet text:level="8" text:bullet-char="">
        <style:list-level-properties text:space-before="0in" text:min-label-width="0.37795in"/>
        <style:text-properties fo:color="#000000" fo:font-family="Wingdings" fo:font-size="75%"/>
      </text:list-level-style-bullet>
      <text:list-level-style-bullet text:level="9" text:bullet-char="">
        <style:list-level-properties text:space-before="0in" text:min-label-width="0.37795in"/>
        <style:text-properties fo:color="#000000" fo:font-family="Wingdings" fo:font-size="75%"/>
      </text:list-level-style-bullet>
    </text:list-style>
    <text:list-style style:name="a152">
      <text:list-level-style-bullet text:level="1" text:bullet-char="">
        <style:list-level-properties text:space-before="0.09449in" text:min-label-width="0.37795in"/>
        <style:text-properties fo:color="#000000" fo:font-family="Wingdings" fo:font-size="45%"/>
      </text:list-level-style-bullet>
      <text:list-level-style-bullet text:level="2" text:bullet-char="">
        <style:list-level-properties text:space-before="0.61755in" text:min-label-width="0.37795in"/>
        <style:text-properties fo:color="#000000" fo:font-family="Wingdings" fo:font-size="45%"/>
      </text:list-level-style-bullet>
      <text:list-level-style-bullet text:level="3" text:bullet-char="">
        <style:list-level-properties text:space-before="1.14436in" text:min-label-width="0.37795in"/>
        <style:text-properties fo:color="#000000" fo:font-family="Wingdings" fo:font-size="45%"/>
      </text:list-level-style-bullet>
      <text:list-level-style-bullet text:level="4" text:bullet-char="">
        <style:list-level-properties text:space-before="1.65354in" text:min-label-width="0.37795in"/>
        <style:text-properties fo:color="#000000" fo:font-family="Wingdings" fo:font-size="45%"/>
      </text:list-level-style-bullet>
      <text:list-level-style-bullet text:level="5" text:bullet-char="">
        <style:list-level-properties text:space-before="2.12598in" text:min-label-width="0.37795in"/>
        <style:text-properties fo:color="#000000" fo:font-family="Wingdings" fo:font-size="45%"/>
      </text:list-level-style-bullet>
      <text:list-level-style-bullet text:level="6" text:bullet-char="">
        <style:list-level-properties text:space-before="2.59842in" text:min-label-width="0.37795in"/>
        <style:text-properties fo:color="#000000" fo:font-family="Wingdings" fo:font-size="45%"/>
      </text:list-level-style-bullet>
      <text:list-level-style-bullet text:level="7" text:bullet-char="">
        <style:list-level-properties text:space-before="3.07087in" text:min-label-width="0.37795in"/>
        <style:text-properties fo:color="#000000" fo:font-family="Wingdings" fo:font-size="45%"/>
      </text:list-level-style-bullet>
      <text:list-level-style-bullet text:level="8" text:bullet-char="">
        <style:list-level-properties text:space-before="0in" text:min-label-width="0.37795in"/>
        <style:text-properties fo:color="#000000" fo:font-family="Wingdings" fo:font-size="45%"/>
      </text:list-level-style-bullet>
      <text:list-level-style-bullet text:level="9" text:bullet-char="">
        <style:list-level-properties text:space-before="0in" text:min-label-width="0.37795in"/>
        <style:text-properties fo:color="#000000" fo:font-family="Wingdings" fo:font-size="45%"/>
      </text:list-level-style-bullet>
    </text:list-style>
    <text:list-style style:name="a204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64117in" text:min-label-width="0.35433in"/>
        <style:text-properties fo:color="#000000" fo:font-size="45%"/>
      </text:list-level-style-bullet>
      <text:list-level-style-bullet text:level="3" text:bullet-char="●">
        <style:list-level-properties text:space-before="1.16798in" text:min-label-width="0.35433in"/>
        <style:text-properties fo:color="#000000" fo:font-size="45%"/>
      </text:list-level-style-bullet>
      <text:list-level-style-bullet text:level="4" text:bullet-char="●">
        <style:list-level-properties text:space-before="1.67717in" text:min-label-width="0.35433in"/>
        <style:text-properties fo:color="#000000" fo:font-size="45%"/>
      </text:list-level-style-bullet>
      <text:list-level-style-bullet text:level="5" text:bullet-char="●">
        <style:list-level-properties text:space-before="2.1496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2.62205in" text:min-label-width="0.35433in"/>
        <style:text-properties fo:color="#000000" fo:font-size="45%"/>
      </text:list-level-style-bullet>
      <text:list-level-style-bullet text:level="7" text:bullet-char="●">
        <style:list-level-properties text:space-before="3.09449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in" text:min-label-width="0.35433in"/>
        <style:text-properties fo:color="#000000" fo:font-size="45%"/>
      </text:list-level-style-bullet>
    </text:list-style>
    <text:list-style style:name="a380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64117in" text:min-label-width="0.35433in"/>
        <style:text-properties fo:color="#000000" fo:font-size="45%"/>
      </text:list-level-style-bullet>
      <text:list-level-style-bullet text:level="3" text:bullet-char="●">
        <style:list-level-properties text:space-before="1.16798in" text:min-label-width="0.35433in"/>
        <style:text-properties fo:color="#000000" fo:font-size="45%"/>
      </text:list-level-style-bullet>
      <text:list-level-style-bullet text:level="4" text:bullet-char="●">
        <style:list-level-properties text:space-before="1.67717in" text:min-label-width="0.35433in"/>
        <style:text-properties fo:color="#000000" fo:font-size="45%"/>
      </text:list-level-style-bullet>
      <text:list-level-style-bullet text:level="5" text:bullet-char="●">
        <style:list-level-properties text:space-before="2.1496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2.62205in" text:min-label-width="0.35433in"/>
        <style:text-properties fo:color="#000000" fo:font-size="45%"/>
      </text:list-level-style-bullet>
      <text:list-level-style-bullet text:level="7" text:bullet-char="●">
        <style:list-level-properties text:space-before="3.09449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in" text:min-label-width="0.35433in"/>
        <style:text-properties fo:color="#000000" fo:font-size="45%"/>
      </text:list-level-style-bullet>
    </text:list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Text" svg:x="0.55069in" svg:y="0.11095in" svg:width="9.9125in" svg:height="1.81729in" presentation:class="title" presentation:placeholder="false">
        <draw:text-box>
          <text:p text:style-name="a2" text:class-names="" text:cond-style-name=""><text:span text:style-name="a1" text:class-names="">Title Text</text:span></text:p>
        </draw:text-box>
        <svg:title/>
        <svg:desc/>
      </draw:frame>
      <draw:frame draw:id="id1" presentation:style-name="a19" draw:name="Body Level One…" svg:x="0.55069in" svg:y="1.92824in" svg:width="9.9125in" svg:height="6.33565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Body Level On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Body Level Two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Body Level Thre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Body Level Fou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Slide Number" svg:x="5.32338in" svg:y="7.6594in" svg:width="2.56991in" svg:height="0.44445in" presentation:class="page-number" presentation:placeholder="false">
        <draw:text-box>
          <text:p text:style-name="a21" text:class-names="" text:cond-style-name=""><text:span text:style-name="a20" text:class-names=""><text:page-number style:num-format="1" text:fixed="false"/></text:span></text:p>
        </draw:text-box>
        <svg:title/>
        <svg:desc/>
      </draw:frame>
      <presentation:notes style:page-layout-name="pageLayout2" draw:style-name="a27">
        <draw:page-thumbnail svg:x="1.25in" svg:y="0.75in" svg:width="5in" svg:height="3.75in" presentation:class="page" draw:id="id3" presentation:style-name="a23" draw:name="Shape 130">
          <svg:title/>
          <svg:desc/>
        </draw:page-thumbnail>
        <draw:frame draw:id="id4" presentation:style-name="a26" draw:name="Shape 131" svg:x="1in" svg:y="4.75in" svg:width="5.5in" svg:height="4.5in" presentation:class="notes" presentation:placeholder="false">
          <draw:text-box>
            <text:p text:style-name="a25" text:class-names="" text:cond-style-name=""><text:span text:style-name="a24" text:class-names=""/></text:p>
          </draw:text-box>
          <svg:title/>
          <svg:desc/>
        </draw:frame>
      </presentation:notes>
    </style:master-page>
    <style:master-page style:name="Master1-Layout1-tx-Blank-Slide" style:page-layout-name="pageLayout1" draw:style-name="a28">
      <draw:frame draw:id="id5" presentation:style-name="a31" draw:name="Slide Number" svg:x="5.32338in" svg:y="7.6594in" svg:width="2.56991in" svg:height="0.44445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36">
        <draw:page-thumbnail svg:x="1.25in" svg:y="0.75in" svg:width="5in" svg:height="3.75in" presentation:class="page" draw:id="id3" presentation:style-name="a32" draw:name="Shape 130">
          <svg:title/>
          <svg:desc/>
        </draw:page-thumbnail>
        <draw:frame draw:id="id4" presentation:style-name="a35" draw:name="Shape 131" svg:x="1in" svg:y="4.75in" svg:width="5.5in" svg:height="4.5in" presentation:class="notes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</presentation:notes>
    </style:master-page>
    <style:master-page style:name="Master1-Layout2-tx-Title-Slide" style:page-layout-name="pageLayout1" draw:style-name="a37">
      <draw:frame draw:id="id6" presentation:style-name="a40" draw:name="Title Text" svg:x="0.55118in" svg:y="0.32953in" svg:width="9.92087in" svg:height="1.38031in" presentation:class="title" presentation:placeholder="false">
        <draw:text-box>
          <text:p text:style-name="a39" text:class-names="" text:cond-style-name=""><text:span text:style-name="a38" text:class-names="">Title Text</text:span></text:p>
        </draw:text-box>
        <svg:title/>
        <svg:desc/>
      </draw:frame>
      <draw:frame draw:id="id7" presentation:style-name="a56" draw:name="Body Level One…" svg:x="0.55118in" svg:y="1.93465in" svg:width="9.92087in" svg:height="4.79488in" presentation:class="outline" presentation:placeholder="false">
        <draw:text-box>
          <text:list text:style-name="a43">
            <text:list-item>
              <text:p text:style-name="a42" text:class-names="" text:cond-style-name=""><text:span text:style-name="a41" text:class-names="">Body Level One</text:span></text:p>
            </text:list-item>
          </text:list>
          <text:list text:style-name="a46">
            <text:list-item>
              <text:list text:style-name="a46">
                <text:list-item>
                  <text:p text:style-name="a45" text:class-names="" text:cond-style-name=""><text:span text:style-name="a44" text:class-names="">Body Level Two</text:span></text:p>
                </text:list-item>
              </text:list>
            </text:list-item>
          </text:list>
          <text:list text:style-name="a49">
            <text:list-item>
              <text:list text:style-name="a49">
                <text:list-item>
                  <text:list text:style-name="a49">
                    <text:list-item>
                      <text:p text:style-name="a48" text:class-names="" text:cond-style-name=""><text:span text:style-name="a47" text:class-names="">Body Level Three</text:span></text:p>
                    </text:list-item>
                  </text:list>
                </text:list-item>
              </text:list>
            </text:list-item>
          </text:list>
          <text:list text:style-name="a52">
            <text:list-item>
              <text:list text:style-name="a52">
                <text:list-item>
                  <text:list text:style-name="a52">
                    <text:list-item>
                      <text:list text:style-name="a52">
                        <text:list-item>
                          <text:p text:style-name="a51" text:class-names="" text:cond-style-name=""><text:span text:style-name="a50" text:class-names="">Body Level Fou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">
            <text:list-item>
              <text:list text:style-name="a55">
                <text:list-item>
                  <text:list text:style-name="a55">
                    <text:list-item>
                      <text:list text:style-name="a55">
                        <text:list-item>
                          <text:list text:style-name="a55">
                            <text:list-item>
                              <text:p text:style-name="a54" text:class-names="" text:cond-style-name=""><text:span text:style-name="a53" text:class-names="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" presentation:style-name="a59" draw:name="Slide Number" svg:x="5.32338in" svg:y="7.6594in" svg:width="2.56991in" svg:height="0.44445in" presentation:class="page-number" presentation:placeholder="false">
        <draw:text-box>
          <text:p text:style-name="a58" text:class-names="" text:cond-style-name=""><text:span text:style-name="a57" text:class-names=""><text:page-number style:num-format="1" text:fixed="false"/></text:span></text:p>
        </draw:text-box>
        <svg:title/>
        <svg:desc/>
      </draw:frame>
      <presentation:notes style:page-layout-name="pageLayout2" draw:style-name="a64">
        <draw:page-thumbnail svg:x="1.25in" svg:y="0.75in" svg:width="5in" svg:height="3.75in" presentation:class="page" draw:id="id3" presentation:style-name="a60" draw:name="Shape 130">
          <svg:title/>
          <svg:desc/>
        </draw:page-thumbnail>
        <draw:frame draw:id="id4" presentation:style-name="a63" draw:name="Shape 131" svg:x="1in" svg:y="4.75in" svg:width="5.5in" svg:height="4.5in" presentation:class="notes" presentation:placeholder="false">
          <draw:text-box>
            <text:p text:style-name="a62" text:class-names="" text:cond-style-name=""><text:span text:style-name="a61" text:class-names=""/></text:p>
          </draw:text-box>
          <svg:title/>
          <svg:desc/>
        </draw:frame>
      </presentation:notes>
    </style:master-page>
    <style:master-page style:name="Master1-Layout3-tx-Title,-Content" style:page-layout-name="pageLayout1" draw:style-name="a65">
      <draw:frame draw:id="id9" presentation:style-name="a68" draw:name="Title Text" svg:x="0.55118in" svg:y="0.32953in" svg:width="9.92087in" svg:height="1.38031in" presentation:class="title" presentation:placeholder="false">
        <draw:text-box>
          <text:p text:style-name="a67" text:class-names="" text:cond-style-name=""><text:span text:style-name="a66" text:class-names="">Title Text</text:span></text:p>
        </draw:text-box>
        <svg:title/>
        <svg:desc/>
      </draw:frame>
      <draw:frame draw:id="id10" presentation:style-name="a84" draw:name="Body Level One…" svg:x="0.55118in" svg:y="1.93465in" svg:width="9.92087in" svg:height="4.79488in" presentation:class="outline" presentation:placeholder="false">
        <draw:text-box>
          <text:list text:style-name="a71">
            <text:list-item>
              <text:p text:style-name="a70" text:class-names="" text:cond-style-name=""><text:span text:style-name="a69" text:class-names="">Body Level One</text:span></text:p>
            </text:list-item>
          </text:list>
          <text:list text:style-name="a74">
            <text:list-item>
              <text:list text:style-name="a74">
                <text:list-item>
                  <text:p text:style-name="a73" text:class-names="" text:cond-style-name=""><text:span text:style-name="a72" text:class-names="">Body Level Two</text:span></text:p>
                </text:list-item>
              </text:list>
            </text:list-item>
          </text:list>
          <text:list text:style-name="a77">
            <text:list-item>
              <text:list text:style-name="a77">
                <text:list-item>
                  <text:list text:style-name="a77">
                    <text:list-item>
                      <text:p text:style-name="a76" text:class-names="" text:cond-style-name=""><text:span text:style-name="a75" text:class-names="">Body Level Three</text:span></text:p>
                    </text:list-item>
                  </text:list>
                </text:list-item>
              </text:list>
            </text:list-item>
          </text:list>
          <text:list text:style-name="a80">
            <text:list-item>
              <text:list text:style-name="a80">
                <text:list-item>
                  <text:list text:style-name="a80">
                    <text:list-item>
                      <text:list text:style-name="a80">
                        <text:list-item>
                          <text:p text:style-name="a79" text:class-names="" text:cond-style-name=""><text:span text:style-name="a78" text:class-names="">Body Level Fou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3">
            <text:list-item>
              <text:list text:style-name="a83">
                <text:list-item>
                  <text:list text:style-name="a83">
                    <text:list-item>
                      <text:list text:style-name="a83">
                        <text:list-item>
                          <text:list text:style-name="a83">
                            <text:list-item>
                              <text:p text:style-name="a82" text:class-names="" text:cond-style-name=""><text:span text:style-name="a81" text:class-names="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" presentation:style-name="a87" draw:name="Slide Number" svg:x="5.32338in" svg:y="7.6594in" svg:width="2.56991in" svg:height="0.44445in" presentation:class="page-number" presentation:placeholder="false">
        <draw:text-box>
          <text:p text:style-name="a86" text:class-names="" text:cond-style-name=""><text:span text:style-name="a85" text:class-names=""><text:page-number style:num-format="1" text:fixed="false"/></text:span></text:p>
        </draw:text-box>
        <svg:title/>
        <svg:desc/>
      </draw:frame>
      <presentation:notes style:page-layout-name="pageLayout2" draw:style-name="a92">
        <draw:page-thumbnail svg:x="1.25in" svg:y="0.75in" svg:width="5in" svg:height="3.75in" presentation:class="page" draw:id="id3" presentation:style-name="a88" draw:name="Shape 130">
          <svg:title/>
          <svg:desc/>
        </draw:page-thumbnail>
        <draw:frame draw:id="id4" presentation:style-name="a91" draw:name="Shape 131" svg:x="1in" svg:y="4.75in" svg:width="5.5in" svg:height="4.5in" presentation:class="notes" presentation:placeholder="false">
          <draw:text-box>
            <text:p text:style-name="a90" text:class-names="" text:cond-style-name=""><text:span text:style-name="a89" text:class-names=""/></text:p>
          </draw:text-box>
          <svg:title/>
          <svg:desc/>
        </draw:frame>
      </presentation:notes>
    </style:master-page>
    <style:master-page style:name="Master1-Layout4-tx-Title,-2-Content" style:page-layout-name="pageLayout1" draw:style-name="a93">
      <draw:frame draw:id="id12" presentation:style-name="a96" draw:name="Title Text" svg:x="0.55118in" svg:y="0.32953in" svg:width="9.92087in" svg:height="1.38031in" presentation:class="title" presentation:placeholder="false">
        <draw:text-box>
          <text:p text:style-name="a95" text:class-names="" text:cond-style-name=""><text:span text:style-name="a94" text:class-names="">Title Text</text:span></text:p>
        </draw:text-box>
        <svg:title/>
        <svg:desc/>
      </draw:frame>
      <draw:frame draw:id="id13" presentation:style-name="a112" draw:name="Body Level One…" svg:x="0.55118in" svg:y="1.93465in" svg:width="4.84134in" svg:height="4.79488in" presentation:class="outline" presentation:placeholder="false">
        <draw:text-box>
          <text:list text:style-name="a99">
            <text:list-item>
              <text:p text:style-name="a98" text:class-names="" text:cond-style-name=""><text:span text:style-name="a97" text:class-names="">Body Level One</text:span></text:p>
            </text:list-item>
          </text:list>
          <text:list text:style-name="a102">
            <text:list-item>
              <text:list text:style-name="a102">
                <text:list-item>
                  <text:p text:style-name="a101" text:class-names="" text:cond-style-name=""><text:span text:style-name="a100" text:class-names="">Body Level Two</text:span></text:p>
                </text:list-item>
              </text:list>
            </text:list-item>
          </text:list>
          <text:list text:style-name="a105">
            <text:list-item>
              <text:list text:style-name="a105">
                <text:list-item>
                  <text:list text:style-name="a105">
                    <text:list-item>
                      <text:p text:style-name="a104" text:class-names="" text:cond-style-name=""><text:span text:style-name="a103" text:class-names="">Body Level Three</text:span></text:p>
                    </text:list-item>
                  </text:list>
                </text:list-item>
              </text:list>
            </text:list-item>
          </text:list>
          <text:list text:style-name="a108">
            <text:list-item>
              <text:list text:style-name="a108">
                <text:list-item>
                  <text:list text:style-name="a108">
                    <text:list-item>
                      <text:list text:style-name="a108">
                        <text:list-item>
                          <text:p text:style-name="a107" text:class-names="" text:cond-style-name=""><text:span text:style-name="a106" text:class-names="">Body Level Fou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1">
            <text:list-item>
              <text:list text:style-name="a111">
                <text:list-item>
                  <text:list text:style-name="a111">
                    <text:list-item>
                      <text:list text:style-name="a111">
                        <text:list-item>
                          <text:list text:style-name="a111">
                            <text:list-item>
                              <text:p text:style-name="a110" text:class-names="" text:cond-style-name=""><text:span text:style-name="a109" text:class-names="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" presentation:style-name="a116" draw:name="PlaceHolder 3" svg:x="5.63504in" svg:y="1.93465in" svg:width="4.84134in" svg:height="4.79488in" presentation:class="outline" presentation:placeholder="false">
        <draw:text-box>
          <text:list text:style-name="a115">
            <text:list-item>
              <text:p text:style-name="a114" text:class-names="" text:cond-style-name=""><text:span text:style-name="a113" text:class-names=""/></text:p>
            </text:list-item>
          </text:list>
        </draw:text-box>
        <svg:title/>
        <svg:desc/>
      </draw:frame>
      <draw:frame draw:id="id15" presentation:style-name="a119" draw:name="Slide Number" svg:x="5.32338in" svg:y="7.6594in" svg:width="2.56991in" svg:height="0.44445in" presentation:class="page-number" presentation:placeholder="false">
        <draw:text-box>
          <text:p text:style-name="a118" text:class-names="" text:cond-style-name=""><text:span text:style-name="a117" text:class-names=""><text:page-number style:num-format="1" text:fixed="false"/></text:span></text:p>
        </draw:text-box>
        <svg:title/>
        <svg:desc/>
      </draw:frame>
      <presentation:notes style:page-layout-name="pageLayout2" draw:style-name="a124">
        <draw:page-thumbnail svg:x="1.25in" svg:y="0.75in" svg:width="5in" svg:height="3.75in" presentation:class="page" draw:id="id3" presentation:style-name="a120" draw:name="Shape 130">
          <svg:title/>
          <svg:desc/>
        </draw:page-thumbnail>
        <draw:frame draw:id="id4" presentation:style-name="a123" draw:name="Shape 131" svg:x="1in" svg:y="4.75in" svg:width="5.5in" svg:height="4.5in" presentation:class="notes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</presentation:notes>
    </style:master-page>
    <style:master-page style:name="Master1-Layout5-tx-Title-Only" style:page-layout-name="pageLayout1" draw:style-name="a125">
      <draw:frame draw:id="id16" presentation:style-name="a128" draw:name="Title Text" svg:x="0.55118in" svg:y="0.32953in" svg:width="9.92087in" svg:height="1.38031in" presentation:class="title" presentation:placeholder="false">
        <draw:text-box>
          <text:p text:style-name="a127" text:class-names="" text:cond-style-name=""><text:span text:style-name="a126" text:class-names="">Title Text</text:span></text:p>
        </draw:text-box>
        <svg:title/>
        <svg:desc/>
      </draw:frame>
      <draw:frame draw:id="id17" presentation:style-name="a131" draw:name="Slide Number" svg:x="5.32338in" svg:y="7.6594in" svg:width="2.56991in" svg:height="0.44445in" presentation:class="page-number" presentation:placeholder="false">
        <draw:text-box>
          <text:p text:style-name="a130" text:class-names="" text:cond-style-name=""><text:span text:style-name="a129" text:class-names=""><text:page-number style:num-format="1" text:fixed="false"/></text:span></text:p>
        </draw:text-box>
        <svg:title/>
        <svg:desc/>
      </draw:frame>
      <presentation:notes style:page-layout-name="pageLayout2" draw:style-name="a136">
        <draw:page-thumbnail svg:x="1.25in" svg:y="0.75in" svg:width="5in" svg:height="3.75in" presentation:class="page" draw:id="id3" presentation:style-name="a132" draw:name="Shape 130">
          <svg:title/>
          <svg:desc/>
        </draw:page-thumbnail>
        <draw:frame draw:id="id4" presentation:style-name="a135" draw:name="Shape 131" svg:x="1in" svg:y="4.75in" svg:width="5.5in" svg:height="4.5in" presentation:class="notes" presentation:placeholder="false">
          <draw:text-box>
            <text:p text:style-name="a134" text:class-names="" text:cond-style-name=""><text:span text:style-name="a133" text:class-names=""/></text:p>
          </draw:text-box>
          <svg:title/>
          <svg:desc/>
        </draw:frame>
      </presentation:notes>
    </style:master-page>
    <style:master-page style:name="Master1-Layout6-tx-Centered-Text" style:page-layout-name="pageLayout1" draw:style-name="a137">
      <draw:frame draw:id="id18" presentation:style-name="a153" draw:name="Body Level One…" svg:x="0.55118in" svg:y="0.32953in" svg:width="9.92087in" svg:height="6.39961in" presentation:class="outline" presentation:placeholder="false">
        <draw:text-box>
          <text:list text:style-name="a140">
            <text:list-item>
              <text:p text:style-name="a139" text:class-names="" text:cond-style-name=""><text:span text:style-name="a138" text:class-names="">Body Level One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Body Level Two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Body Level Three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Body Level Fou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list text:style-name="a152">
                            <text:list-item>
                              <text:p text:style-name="a151" text:class-names="" text:cond-style-name=""><text:span text:style-name="a150" text:class-names="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" presentation:style-name="a156" draw:name="Slide Number" svg:x="5.32338in" svg:y="7.6594in" svg:width="2.56991in" svg:height="0.44445in" presentation:class="page-number" presentation:placeholder="false">
        <draw:text-box>
          <text:p text:style-name="a155" text:class-names="" text:cond-style-name=""><text:span text:style-name="a154" text:class-names=""><text:page-number style:num-format="1" text:fixed="false"/></text:span></text:p>
        </draw:text-box>
        <svg:title/>
        <svg:desc/>
      </draw:frame>
      <presentation:notes style:page-layout-name="pageLayout2" draw:style-name="a161">
        <draw:page-thumbnail svg:x="1.25in" svg:y="0.75in" svg:width="5in" svg:height="3.75in" presentation:class="page" draw:id="id3" presentation:style-name="a157" draw:name="Shape 130">
          <svg:title/>
          <svg:desc/>
        </draw:page-thumbnail>
        <draw:frame draw:id="id4" presentation:style-name="a160" draw:name="Shape 131" svg:x="1in" svg:y="4.75in" svg:width="5.5in" svg:height="4.5in" presentation:class="notes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</presentation:notes>
    </style:master-page>
    <style:master-page style:name="Master1-Layout7-tx-Title,-2-Content-and-Content" style:page-layout-name="pageLayout1" draw:style-name="a162">
      <draw:frame draw:id="id20" presentation:style-name="a165" draw:name="Title Text" svg:x="0.55118in" svg:y="0.32953in" svg:width="9.92087in" svg:height="1.38031in" presentation:class="title" presentation:placeholder="false">
        <draw:text-box>
          <text:p text:style-name="a164" text:class-names="" text:cond-style-name=""><text:span text:style-name="a163" text:class-names="">Title Text</text:span></text:p>
        </draw:text-box>
        <svg:title/>
        <svg:desc/>
      </draw:frame>
      <draw:frame draw:id="id21" presentation:style-name="a181" draw:name="Body Level One…" svg:x="0.55118in" svg:y="1.93465in" svg:width="4.84134in" svg:height="2.28701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Body Level One</text:span></text:p>
            </text:list-item>
          </text:list>
          <text:list text:style-name="a171">
            <text:list-item>
              <text:list text:style-name="a171">
                <text:list-item>
                  <text:p text:style-name="a170" text:class-names="" text:cond-style-name=""><text:span text:style-name="a169" text:class-names="">Body Level Two</text:span></text:p>
                </text:list-item>
              </text:list>
            </text:list-item>
          </text:list>
          <text:list text:style-name="a174">
            <text:list-item>
              <text:list text:style-name="a174">
                <text:list-item>
                  <text:list text:style-name="a174">
                    <text:list-item>
                      <text:p text:style-name="a173" text:class-names="" text:cond-style-name=""><text:span text:style-name="a172" text:class-names="">Body Level Three</text:span></text:p>
                    </text:list-item>
                  </text:list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list text:style-name="a177">
                        <text:list-item>
                          <text:p text:style-name="a176" text:class-names="" text:cond-style-name=""><text:span text:style-name="a175" text:class-names="">Body Level Fou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list text:style-name="a180">
                            <text:list-item>
                              <text:p text:style-name="a179" text:class-names="" text:cond-style-name=""><text:span text:style-name="a178" text:class-names="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x="5.63504in" svg:y="1.93465in" svg:width="4.84134in" svg:height="4.79488in" draw:id="id22" draw:style-name="a185" draw:name="PlaceHolder 3">
        <svg:title/>
        <svg:desc/>
        <text:list text:style-name="a184">
          <text:list-item>
            <text:p text:style-name="a183" text:class-names="" text:cond-style-name=""><text:span text:style-name="a182" text:class-names=""/></text:p>
          </text:list-item>
        </text:list>
        <draw:enhanced-geometry xmlns:dr3d="urn:oasis:names:tc:opendocument:xmlns:dr3d:1.0" draw:type="non-primitive" svg:viewBox="0 0 21600 21600" draw:enhanced-path="M 0 0 L 21600 0 21600 21600 0 21600 Z N"/>
      </draw:custom-shape>
      <draw:frame draw:id="id23" presentation:style-name="a189" draw:name="PlaceHolder 4" svg:x="0.55118in" svg:y="4.43937in" svg:width="4.84134in" svg:height="2.28701in" presentation:class="outline" presentation:placeholder="false">
        <draw:text-box>
          <text:list text:style-name="a188">
            <text:list-item>
              <text:p text:style-name="a187" text:class-names="" text:cond-style-name=""><text:span text:style-name="a186" text:class-names=""/></text:p>
            </text:list-item>
          </text:list>
        </draw:text-box>
        <svg:title/>
        <svg:desc/>
      </draw:frame>
      <draw:frame draw:id="id24" presentation:style-name="a192" draw:name="Slide Number" svg:x="5.32338in" svg:y="7.6594in" svg:width="2.56991in" svg:height="0.44445in" presentation:class="page-number" presentation:placeholder="false">
        <draw:text-box>
          <text:p text:style-name="a191" text:class-names="" text:cond-style-name=""><text:span text:style-name="a190" text:class-names=""><text:page-number style:num-format="1" text:fixed="false"/></text:span></text:p>
        </draw:text-box>
        <svg:title/>
        <svg:desc/>
      </draw:frame>
      <presentation:notes style:page-layout-name="pageLayout2" draw:style-name="a197">
        <draw:page-thumbnail svg:x="1.25in" svg:y="0.75in" svg:width="5in" svg:height="3.75in" presentation:class="page" draw:id="id3" presentation:style-name="a193" draw:name="Shape 130">
          <svg:title/>
          <svg:desc/>
        </draw:page-thumbnail>
        <draw:frame draw:id="id4" presentation:style-name="a196" draw:name="Shape 131" svg:x="1in" svg:y="4.75in" svg:width="5.5in" svg:height="4.5in" presentation:class="notes" presentation:placeholder="false">
          <draw:text-box>
            <text:p text:style-name="a195" text:class-names="" text:cond-style-name=""><text:span text:style-name="a194" text:class-names=""/></text:p>
          </draw:text-box>
          <svg:title/>
          <svg:desc/>
        </draw:frame>
      </presentation:notes>
    </style:master-page>
    <style:master-page style:name="Master1-Layout8-tx-Title-Content-and-2-Content" style:page-layout-name="pageLayout1" draw:style-name="a198">
      <draw:frame draw:id="id25" presentation:style-name="a201" draw:name="Title Text" svg:x="0.55118in" svg:y="0.32953in" svg:width="9.92087in" svg:height="1.38031in" presentation:class="title" presentation:placeholder="false">
        <draw:text-box>
          <text:p text:style-name="a200" text:class-names="" text:cond-style-name=""><text:span text:style-name="a199" text:class-names="">Title Text</text:span></text:p>
        </draw:text-box>
        <svg:title/>
        <svg:desc/>
      </draw:frame>
      <draw:frame draw:id="id26" presentation:style-name="a217" draw:name="Body Level One…" svg:x="0.55118in" svg:y="1.93465in" svg:width="4.84134in" svg:height="4.79488in" presentation:class="outline" presentation:placeholder="false">
        <draw:text-box>
          <text:list text:style-name="a204">
            <text:list-item>
              <text:p text:style-name="a203" text:class-names="" text:cond-style-name=""><text:span text:style-name="a202" text:class-names="">Body Level One</text:span></text:p>
            </text:list-item>
          </text:list>
          <text:list text:style-name="a207">
            <text:list-item>
              <text:list text:style-name="a207">
                <text:list-item>
                  <text:p text:style-name="a206" text:class-names="" text:cond-style-name=""><text:span text:style-name="a205" text:class-names="">Body Level Two</text:span></text:p>
                </text:list-item>
              </text:list>
            </text:list-item>
          </text:list>
          <text:list text:style-name="a210">
            <text:list-item>
              <text:list text:style-name="a210">
                <text:list-item>
                  <text:list text:style-name="a210">
                    <text:list-item>
                      <text:p text:style-name="a209" text:class-names="" text:cond-style-name=""><text:span text:style-name="a208" text:class-names="">Body Level Three</text:span></text:p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p text:style-name="a212" text:class-names="" text:cond-style-name=""><text:span text:style-name="a211" text:class-names="">Body Level Fou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6">
            <text:list-item>
              <text:list text:style-name="a216">
                <text:list-item>
                  <text:list text:style-name="a216">
                    <text:list-item>
                      <text:list text:style-name="a216">
                        <text:list-item>
                          <text:list text:style-name="a216">
                            <text:list-item>
                              <text:p text:style-name="a215" text:class-names="" text:cond-style-name=""><text:span text:style-name="a214" text:class-names="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x="5.63504in" svg:y="1.93465in" svg:width="4.84134in" svg:height="2.28701in" draw:id="id27" draw:style-name="a221" draw:name="PlaceHolder 3">
        <svg:title/>
        <svg:desc/>
        <text:list text:style-name="a220">
          <text:list-item>
            <text:p text:style-name="a219" text:class-names="" text:cond-style-name=""><text:span text:style-name="a218" text:class-names=""/></text:p>
          </text:list-item>
        </text:list>
        <draw:enhanced-geometry xmlns:dr3d="urn:oasis:names:tc:opendocument:xmlns:dr3d:1.0" draw:type="non-primitive" svg:viewBox="0 0 21600 21600" draw:enhanced-path="M 0 0 L 21600 0 21600 21600 0 21600 Z N"/>
      </draw:custom-shape>
      <draw:frame draw:id="id28" presentation:style-name="a225" draw:name="PlaceHolder 4" svg:x="5.63504in" svg:y="4.43937in" svg:width="4.84134in" svg:height="2.28701in" presentation:class="outline" presentation:placeholder="false">
        <draw:text-box>
          <text:list text:style-name="a224">
            <text:list-item>
              <text:p text:style-name="a223" text:class-names="" text:cond-style-name=""><text:span text:style-name="a222" text:class-names=""/></text:p>
            </text:list-item>
          </text:list>
        </draw:text-box>
        <svg:title/>
        <svg:desc/>
      </draw:frame>
      <draw:frame draw:id="id29" presentation:style-name="a228" draw:name="Slide Number" svg:x="5.32338in" svg:y="7.6594in" svg:width="2.56991in" svg:height="0.44445in" presentation:class="page-number" presentation:placeholder="false">
        <draw:text-box>
          <text:p text:style-name="a227" text:class-names="" text:cond-style-name=""><text:span text:style-name="a226" text:class-names=""><text:page-number style:num-format="1" text:fixed="false"/></text:span></text:p>
        </draw:text-box>
        <svg:title/>
        <svg:desc/>
      </draw:frame>
      <presentation:notes style:page-layout-name="pageLayout2" draw:style-name="a233">
        <draw:page-thumbnail svg:x="1.25in" svg:y="0.75in" svg:width="5in" svg:height="3.75in" presentation:class="page" draw:id="id3" presentation:style-name="a229" draw:name="Shape 130">
          <svg:title/>
          <svg:desc/>
        </draw:page-thumbnail>
        <draw:frame draw:id="id4" presentation:style-name="a232" draw:name="Shape 131" svg:x="1in" svg:y="4.75in" svg:width="5.5in" svg:height="4.5in" presentation:class="notes" presentation:placeholder="false">
          <draw:text-box>
            <text:p text:style-name="a231" text:class-names="" text:cond-style-name=""><text:span text:style-name="a230" text:class-names=""/></text:p>
          </draw:text-box>
          <svg:title/>
          <svg:desc/>
        </draw:frame>
      </presentation:notes>
    </style:master-page>
    <style:master-page style:name="Master1-Layout9-tx-Title,-2-Content-over-Content" style:page-layout-name="pageLayout1" draw:style-name="a234">
      <draw:frame draw:id="id30" presentation:style-name="a237" draw:name="Title Text" svg:x="0.55118in" svg:y="0.32953in" svg:width="9.92087in" svg:height="1.38031in" presentation:class="title" presentation:placeholder="false">
        <draw:text-box>
          <text:p text:style-name="a236" text:class-names="" text:cond-style-name=""><text:span text:style-name="a235" text:class-names="">Title Text</text:span></text:p>
        </draw:text-box>
        <svg:title/>
        <svg:desc/>
      </draw:frame>
      <draw:frame draw:id="id31" presentation:style-name="a253" draw:name="Body Level One…" svg:x="0.55118in" svg:y="1.93465in" svg:width="4.84134in" svg:height="2.28701in" presentation:class="outline" presentation:placeholder="false">
        <draw:text-box>
          <text:list text:style-name="a240">
            <text:list-item>
              <text:p text:style-name="a239" text:class-names="" text:cond-style-name=""><text:span text:style-name="a238" text:class-names="">Body Level One</text:span></text:p>
            </text:list-item>
          </text:list>
          <text:list text:style-name="a243">
            <text:list-item>
              <text:list text:style-name="a243">
                <text:list-item>
                  <text:p text:style-name="a242" text:class-names="" text:cond-style-name=""><text:span text:style-name="a241" text:class-names="">Body Level Two</text:span></text:p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p text:style-name="a245" text:class-names="" text:cond-style-name=""><text:span text:style-name="a244" text:class-names="">Body Level Three</text:span></text:p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p text:style-name="a248" text:class-names="" text:cond-style-name=""><text:span text:style-name="a247" text:class-names="">Body Level Fou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list text:style-name="a252">
                            <text:list-item>
                              <text:p text:style-name="a251" text:class-names="" text:cond-style-name=""><text:span text:style-name="a250" text:class-names="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x="5.63504in" svg:y="1.93465in" svg:width="4.84134in" svg:height="2.28701in" draw:id="id32" draw:style-name="a257" draw:name="PlaceHolder 3">
        <svg:title/>
        <svg:desc/>
        <text:list text:style-name="a256">
          <text:list-item>
            <text:p text:style-name="a255" text:class-names="" text:cond-style-name=""><text:span text:style-name="a254" text:class-names=""/></text:p>
          </text:list-item>
        </text:list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261" draw:name="PlaceHolder 4" svg:x="0.55118in" svg:y="4.43937in" svg:width="9.92087in" svg:height="2.28701in" presentation:class="outline" presentation:placeholder="false">
        <draw:text-box>
          <text:list text:style-name="a260">
            <text:list-item>
              <text:p text:style-name="a259" text:class-names="" text:cond-style-name=""><text:span text:style-name="a258" text:class-names=""/></text:p>
            </text:list-item>
          </text:list>
        </draw:text-box>
        <svg:title/>
        <svg:desc/>
      </draw:frame>
      <draw:frame draw:id="id34" presentation:style-name="a264" draw:name="Slide Number" svg:x="5.32338in" svg:y="7.6594in" svg:width="2.56991in" svg:height="0.44445in" presentation:class="page-number" presentation:placeholder="false">
        <draw:text-box>
          <text:p text:style-name="a263" text:class-names="" text:cond-style-name=""><text:span text:style-name="a262" text:class-names=""><text:page-number style:num-format="1" text:fixed="false"/></text:span></text:p>
        </draw:text-box>
        <svg:title/>
        <svg:desc/>
      </draw:frame>
      <presentation:notes style:page-layout-name="pageLayout2" draw:style-name="a269">
        <draw:page-thumbnail svg:x="1.25in" svg:y="0.75in" svg:width="5in" svg:height="3.75in" presentation:class="page" draw:id="id3" presentation:style-name="a265" draw:name="Shape 130">
          <svg:title/>
          <svg:desc/>
        </draw:page-thumbnail>
        <draw:frame draw:id="id4" presentation:style-name="a268" draw:name="Shape 131" svg:x="1in" svg:y="4.75in" svg:width="5.5in" svg:height="4.5in" presentation:class="notes" presentation:placeholder="false">
          <draw:text-box>
            <text:p text:style-name="a267" text:class-names="" text:cond-style-name=""><text:span text:style-name="a266" text:class-names=""/></text:p>
          </draw:text-box>
          <svg:title/>
          <svg:desc/>
        </draw:frame>
      </presentation:notes>
    </style:master-page>
    <style:master-page style:name="Master1-Layout10-tx-Title,-Content-over-Content" style:page-layout-name="pageLayout1" draw:style-name="a270">
      <draw:frame draw:id="id35" presentation:style-name="a273" draw:name="Title Text" svg:x="0.55118in" svg:y="0.32953in" svg:width="9.92087in" svg:height="1.38031in" presentation:class="title" presentation:placeholder="false">
        <draw:text-box>
          <text:p text:style-name="a272" text:class-names="" text:cond-style-name=""><text:span text:style-name="a271" text:class-names="">Title Text</text:span></text:p>
        </draw:text-box>
        <svg:title/>
        <svg:desc/>
      </draw:frame>
      <draw:frame draw:id="id36" presentation:style-name="a289" draw:name="Body Level One…" svg:x="0.55118in" svg:y="1.93465in" svg:width="9.92087in" svg:height="2.28701in" presentation:class="outline" presentation:placeholder="false">
        <draw:text-box>
          <text:list text:style-name="a276">
            <text:list-item>
              <text:p text:style-name="a275" text:class-names="" text:cond-style-name=""><text:span text:style-name="a274" text:class-names="">Body Level One</text:span></text:p>
            </text:list-item>
          </text:list>
          <text:list text:style-name="a279">
            <text:list-item>
              <text:list text:style-name="a279">
                <text:list-item>
                  <text:p text:style-name="a278" text:class-names="" text:cond-style-name=""><text:span text:style-name="a277" text:class-names="">Body Level Two</text:span></text:p>
                </text:list-item>
              </text:list>
            </text:list-item>
          </text:list>
          <text:list text:style-name="a282">
            <text:list-item>
              <text:list text:style-name="a282">
                <text:list-item>
                  <text:list text:style-name="a282">
                    <text:list-item>
                      <text:p text:style-name="a281" text:class-names="" text:cond-style-name=""><text:span text:style-name="a280" text:class-names="">Body Level Three</text:span></text:p>
                    </text:list-item>
                  </text:list>
                </text:list-item>
              </text:list>
            </text:list-item>
          </text:list>
          <text:list text:style-name="a285">
            <text:list-item>
              <text:list text:style-name="a285">
                <text:list-item>
                  <text:list text:style-name="a285">
                    <text:list-item>
                      <text:list text:style-name="a285">
                        <text:list-item>
                          <text:p text:style-name="a284" text:class-names="" text:cond-style-name=""><text:span text:style-name="a283" text:class-names="">Body Level Fou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8">
            <text:list-item>
              <text:list text:style-name="a288">
                <text:list-item>
                  <text:list text:style-name="a288">
                    <text:list-item>
                      <text:list text:style-name="a288">
                        <text:list-item>
                          <text:list text:style-name="a288">
                            <text:list-item>
                              <text:p text:style-name="a287" text:class-names="" text:cond-style-name=""><text:span text:style-name="a286" text:class-names="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93" draw:name="PlaceHolder 3" svg:x="0.55118in" svg:y="4.43937in" svg:width="9.92087in" svg:height="2.28701in" presentation:class="outline" presentation:placeholder="false">
        <draw:text-box>
          <text:list text:style-name="a292">
            <text:list-item>
              <text:p text:style-name="a291" text:class-names="" text:cond-style-name=""><text:span text:style-name="a290" text:class-names=""/></text:p>
            </text:list-item>
          </text:list>
        </draw:text-box>
        <svg:title/>
        <svg:desc/>
      </draw:frame>
      <draw:frame draw:id="id38" presentation:style-name="a296" draw:name="Slide Number" svg:x="5.32338in" svg:y="7.6594in" svg:width="2.56991in" svg:height="0.44445in" presentation:class="page-number" presentation:placeholder="false">
        <draw:text-box>
          <text:p text:style-name="a295" text:class-names="" text:cond-style-name=""><text:span text:style-name="a294" text:class-names=""><text:page-number style:num-format="1" text:fixed="false"/></text:span></text:p>
        </draw:text-box>
        <svg:title/>
        <svg:desc/>
      </draw:frame>
      <presentation:notes style:page-layout-name="pageLayout2" draw:style-name="a301">
        <draw:page-thumbnail svg:x="1.25in" svg:y="0.75in" svg:width="5in" svg:height="3.75in" presentation:class="page" draw:id="id3" presentation:style-name="a297" draw:name="Shape 130">
          <svg:title/>
          <svg:desc/>
        </draw:page-thumbnail>
        <draw:frame draw:id="id4" presentation:style-name="a300" draw:name="Shape 131" svg:x="1in" svg:y="4.75in" svg:width="5.5in" svg:height="4.5in" presentation:class="notes" presentation:placeholder="false">
          <draw:text-box>
            <text:p text:style-name="a299" text:class-names="" text:cond-style-name=""><text:span text:style-name="a298" text:class-names=""/></text:p>
          </draw:text-box>
          <svg:title/>
          <svg:desc/>
        </draw:frame>
      </presentation:notes>
    </style:master-page>
    <style:master-page style:name="Master1-Layout11-tx-Title,-4-Content" style:page-layout-name="pageLayout1" draw:style-name="a302">
      <draw:frame draw:id="id39" presentation:style-name="a305" draw:name="Title Text" svg:x="0.55118in" svg:y="0.32953in" svg:width="9.92087in" svg:height="1.38031in" presentation:class="title" presentation:placeholder="false">
        <draw:text-box>
          <text:p text:style-name="a304" text:class-names="" text:cond-style-name=""><text:span text:style-name="a303" text:class-names="">Title Text</text:span></text:p>
        </draw:text-box>
        <svg:title/>
        <svg:desc/>
      </draw:frame>
      <draw:frame draw:id="id40" presentation:style-name="a321" draw:name="Body Level One…" svg:x="0.55118in" svg:y="1.93465in" svg:width="4.84134in" svg:height="2.28701in" presentation:class="outline" presentation:placeholder="false">
        <draw:text-box>
          <text:list text:style-name="a308">
            <text:list-item>
              <text:p text:style-name="a307" text:class-names="" text:cond-style-name=""><text:span text:style-name="a306" text:class-names="">Body Level One</text:span></text:p>
            </text:list-item>
          </text:list>
          <text:list text:style-name="a311">
            <text:list-item>
              <text:list text:style-name="a311">
                <text:list-item>
                  <text:p text:style-name="a310" text:class-names="" text:cond-style-name=""><text:span text:style-name="a309" text:class-names="">Body Level Two</text:span></text:p>
                </text:list-item>
              </text:list>
            </text:list-item>
          </text:list>
          <text:list text:style-name="a314">
            <text:list-item>
              <text:list text:style-name="a314">
                <text:list-item>
                  <text:list text:style-name="a314">
                    <text:list-item>
                      <text:p text:style-name="a313" text:class-names="" text:cond-style-name=""><text:span text:style-name="a312" text:class-names="">Body Level Three</text:span></text:p>
                    </text:list-item>
                  </text:list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list text:style-name="a317">
                        <text:list-item>
                          <text:p text:style-name="a316" text:class-names="" text:cond-style-name=""><text:span text:style-name="a315" text:class-names="">Body Level Fou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list text:style-name="a320">
                            <text:list-item>
                              <text:p text:style-name="a319" text:class-names="" text:cond-style-name=""><text:span text:style-name="a318" text:class-names="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x="5.63504in" svg:y="1.93465in" svg:width="4.84134in" svg:height="2.28701in" draw:id="id41" draw:style-name="a325" draw:name="PlaceHolder 3">
        <svg:title/>
        <svg:desc/>
        <text:list text:style-name="a324">
          <text:list-item>
            <text:p text:style-name="a323" text:class-names="" text:cond-style-name=""><text:span text:style-name="a322" text:class-names=""/></text:p>
          </text:list-item>
        </text:list>
        <draw:enhanced-geometry xmlns:dr3d="urn:oasis:names:tc:opendocument:xmlns:dr3d:1.0" draw:type="non-primitive" svg:viewBox="0 0 21600 21600" draw:enhanced-path="M 0 0 L 21600 0 21600 21600 0 21600 Z N"/>
      </draw:custom-shape>
      <draw:custom-shape svg:x="0.55118in" svg:y="4.43937in" svg:width="4.84134in" svg:height="2.28701in" draw:id="id42" draw:style-name="a329" draw:name="PlaceHolder 4">
        <svg:title/>
        <svg:desc/>
        <text:list text:style-name="a328">
          <text:list-item>
            <text:p text:style-name="a327" text:class-names="" text:cond-style-name=""><text:span text:style-name="a326" text:class-names=""/></text:p>
          </text:list-item>
        </text:list>
        <draw:enhanced-geometry xmlns:dr3d="urn:oasis:names:tc:opendocument:xmlns:dr3d:1.0" draw:type="non-primitive" svg:viewBox="0 0 21600 21600" draw:enhanced-path="M 0 0 L 21600 0 21600 21600 0 21600 Z N"/>
      </draw:custom-shape>
      <draw:frame draw:id="id43" presentation:style-name="a333" draw:name="PlaceHolder 5" svg:x="5.63504in" svg:y="4.43937in" svg:width="4.84134in" svg:height="2.28701in" presentation:class="outline" presentation:placeholder="false">
        <draw:text-box>
          <text:list text:style-name="a332">
            <text:list-item>
              <text:p text:style-name="a331" text:class-names="" text:cond-style-name=""><text:span text:style-name="a330" text:class-names=""/></text:p>
            </text:list-item>
          </text:list>
        </draw:text-box>
        <svg:title/>
        <svg:desc/>
      </draw:frame>
      <draw:frame draw:id="id44" presentation:style-name="a336" draw:name="Slide Number" svg:x="5.32338in" svg:y="7.6594in" svg:width="2.56991in" svg:height="0.44445in" presentation:class="page-number" presentation:placeholder="false">
        <draw:text-box>
          <text:p text:style-name="a335" text:class-names="" text:cond-style-name=""><text:span text:style-name="a334" text:class-names=""><text:page-number style:num-format="1" text:fixed="false"/></text:span></text:p>
        </draw:text-box>
        <svg:title/>
        <svg:desc/>
      </draw:frame>
      <presentation:notes style:page-layout-name="pageLayout2" draw:style-name="a341">
        <draw:page-thumbnail svg:x="1.25in" svg:y="0.75in" svg:width="5in" svg:height="3.75in" presentation:class="page" draw:id="id3" presentation:style-name="a337" draw:name="Shape 130">
          <svg:title/>
          <svg:desc/>
        </draw:page-thumbnail>
        <draw:frame draw:id="id4" presentation:style-name="a340" draw:name="Shape 131" svg:x="1in" svg:y="4.75in" svg:width="5.5in" svg:height="4.5in" presentation:class="notes" presentation:placeholder="false">
          <draw:text-box>
            <text:p text:style-name="a339" text:class-names="" text:cond-style-name=""><text:span text:style-name="a338" text:class-names=""/></text:p>
          </draw:text-box>
          <svg:title/>
          <svg:desc/>
        </draw:frame>
      </presentation:notes>
    </style:master-page>
    <style:master-page style:name="Master1-Layout12-tx-Title,-6-Content" style:page-layout-name="pageLayout1" draw:style-name="a342">
      <draw:frame draw:id="id45" presentation:style-name="a345" draw:name="Title Text" svg:x="0.55118in" svg:y="0.32953in" svg:width="9.92087in" svg:height="1.38031in" presentation:class="title" presentation:placeholder="false">
        <draw:text-box>
          <text:p text:style-name="a344" text:class-names="" text:cond-style-name=""><text:span text:style-name="a343" text:class-names="">Title Text</text:span></text:p>
        </draw:text-box>
        <svg:title/>
        <svg:desc/>
      </draw:frame>
      <draw:frame draw:id="id46" presentation:style-name="a361" draw:name="Body Level One…" svg:x="0.55118in" svg:y="1.93465in" svg:width="3.1941in" svg:height="2.28701in" presentation:class="outline" presentation:placeholder="false">
        <draw:text-box>
          <text:list text:style-name="a348">
            <text:list-item>
              <text:p text:style-name="a347" text:class-names="" text:cond-style-name=""><text:span text:style-name="a346" text:class-names="">Body Level One</text:span></text:p>
            </text:list-item>
          </text:list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Body Level Two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Body Level Three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Body Level Fou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list text:style-name="a360">
                            <text:list-item>
                              <text:p text:style-name="a359" text:class-names="" text:cond-style-name=""><text:span text:style-name="a358" text:class-names="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x="3.90551in" svg:y="1.93465in" svg:width="3.1941in" svg:height="2.28701in" draw:id="id47" draw:style-name="a365" draw:name="PlaceHolder 3">
        <svg:title/>
        <svg:desc/>
        <text:list text:style-name="a364">
          <text:list-item>
            <text:p text:style-name="a363" text:class-names="" text:cond-style-name=""><text:span text:style-name="a362" text:class-names=""/></text:p>
          </text:list-item>
        </text:list>
        <draw:enhanced-geometry xmlns:dr3d="urn:oasis:names:tc:opendocument:xmlns:dr3d:1.0" draw:type="non-primitive" svg:viewBox="0 0 21600 21600" draw:enhanced-path="M 0 0 L 21600 0 21600 21600 0 21600 Z N"/>
      </draw:custom-shape>
      <draw:custom-shape svg:x="7.25945in" svg:y="1.93465in" svg:width="3.1941in" svg:height="2.28701in" draw:id="id48" draw:style-name="a369" draw:name="PlaceHolder 4">
        <svg:title/>
        <svg:desc/>
        <text:list text:style-name="a368">
          <text:list-item>
            <text:p text:style-name="a367" text:class-names="" text:cond-style-name=""><text:span text:style-name="a366" text:class-names=""/></text:p>
          </text:list-item>
        </text:list>
        <draw:enhanced-geometry xmlns:dr3d="urn:oasis:names:tc:opendocument:xmlns:dr3d:1.0" draw:type="non-primitive" svg:viewBox="0 0 21600 21600" draw:enhanced-path="M 0 0 L 21600 0 21600 21600 0 21600 Z N"/>
      </draw:custom-shape>
      <draw:custom-shape svg:x="0.55118in" svg:y="4.43937in" svg:width="3.1941in" svg:height="2.28701in" draw:id="id49" draw:style-name="a373" draw:name="PlaceHolder 5">
        <svg:title/>
        <svg:desc/>
        <text:list text:style-name="a372">
          <text:list-item>
            <text:p text:style-name="a371" text:class-names="" text:cond-style-name=""><text:span text:style-name="a370" text:class-names=""/></text:p>
          </text:list-item>
        </text:list>
        <draw:enhanced-geometry xmlns:dr3d="urn:oasis:names:tc:opendocument:xmlns:dr3d:1.0" draw:type="non-primitive" svg:viewBox="0 0 21600 21600" draw:enhanced-path="M 0 0 L 21600 0 21600 21600 0 21600 Z N"/>
      </draw:custom-shape>
      <draw:custom-shape svg:x="3.90551in" svg:y="4.43937in" svg:width="3.1941in" svg:height="2.28701in" draw:id="id50" draw:style-name="a377" draw:name="PlaceHolder 6">
        <svg:title/>
        <svg:desc/>
        <text:list text:style-name="a376">
          <text:list-item>
            <text:p text:style-name="a375" text:class-names="" text:cond-style-name=""><text:span text:style-name="a374" text:class-names=""/></text:p>
          </text:list-item>
        </text:list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381" draw:name="PlaceHolder 7" svg:x="7.25945in" svg:y="4.43937in" svg:width="3.1941in" svg:height="2.28701in" presentation:class="outline" presentation:placeholder="false">
        <draw:text-box>
          <text:list text:style-name="a380">
            <text:list-item>
              <text:p text:style-name="a379" text:class-names="" text:cond-style-name=""><text:span text:style-name="a378" text:class-names=""/></text:p>
            </text:list-item>
          </text:list>
        </draw:text-box>
        <svg:title/>
        <svg:desc/>
      </draw:frame>
      <draw:frame draw:id="id52" presentation:style-name="a384" draw:name="Slide Number" svg:x="5.32338in" svg:y="7.6594in" svg:width="2.56991in" svg:height="0.44445in" presentation:class="page-number" presentation:placeholder="false">
        <draw:text-box>
          <text:p text:style-name="a383" text:class-names="" text:cond-style-name=""><text:span text:style-name="a382" text:class-names=""><text:page-number style:num-format="1" text:fixed="false"/></text:span></text:p>
        </draw:text-box>
        <svg:title/>
        <svg:desc/>
      </draw:frame>
      <presentation:notes style:page-layout-name="pageLayout2" draw:style-name="a389">
        <draw:page-thumbnail svg:x="1.25in" svg:y="0.75in" svg:width="5in" svg:height="3.75in" presentation:class="page" draw:id="id3" presentation:style-name="a385" draw:name="Shape 130">
          <svg:title/>
          <svg:desc/>
        </draw:page-thumbnail>
        <draw:frame draw:id="id4" presentation:style-name="a388" draw:name="Shape 131" svg:x="1in" svg:y="4.75in" svg:width="5.5in" svg:height="4.5in" presentation:class="notes" presentation:placeholder="false">
          <draw:text-box>
            <text:p text:style-name="a387" text:class-names="" text:cond-style-name=""><text:span text:style-name="a386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dc:creator>cloudconvert_18</dc:creator>
    <dc:date>2018-05-19T01:56:29Z</dc:date>
    <meta:editing-cycles>1</meta:editing-cycles>
    <meta:editing-duration>PT0S</meta:editing-duration>
    <meta:document-statistic meta:paragraph-count="45" meta:word-count="347"/>
  </office:meta>
</office:document-meta>
</file>